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style:font-size-asian="14pt" style:font-size-complex="14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line-height="150%"/>
      <style:text-properties fo:font-size="18pt" style:font-size-asian="18pt" style:font-size-complex="18pt"/>
    </style:style>
    <style:style style:name="P4" style:family="paragraph" style:parent-style-name="Standard">
      <style:paragraph-properties fo:line-height="150%" fo:text-align="start" style:justify-single-word="false"/>
      <style:text-properties fo:font-size="18pt" style:font-size-asian="18pt" style:font-size-complex="18pt"/>
    </style:style>
    <style:style style:name="P5" style:family="paragraph" style:parent-style-name="Standard">
      <style:paragraph-properties fo:line-height="150%" fo:text-align="justify" style:justify-single-word="false" style:text-autospace="none"/>
      <style:text-properties fo:font-size="18pt" style:font-size-asian="18pt" style:font-size-complex="18pt"/>
    </style:style>
    <style:style style:name="P6" style:family="paragraph" style:parent-style-name="Standard">
      <style:text-properties fo:font-size="22pt" style:font-size-asian="22pt" style:font-size-complex="22pt"/>
    </style:style>
    <style:style style:name="P7" style:family="paragraph" style:parent-style-name="Standard">
      <style:paragraph-properties fo:line-height="150%"/>
      <style:text-properties fo:font-size="22pt" style:font-size-asian="22pt" style:font-size-complex="22pt"/>
    </style:style>
    <style:style style:name="P8" style:family="paragraph" style:parent-style-name="Standard">
      <style:paragraph-properties fo:line-height="150%" fo:text-align="center" style:justify-single-word="false"/>
      <style:text-properties fo:font-size="20pt" style:font-size-asian="20pt" style:font-size-complex="20pt"/>
    </style:style>
    <style:style style:name="P9"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10" style:family="paragraph" style:parent-style-name="Standard">
      <style:text-properties fo:color="#6666ff" fo:font-size="26pt" style:font-size-asian="26pt" style:font-size-complex="26pt"/>
    </style:style>
    <style:style style:name="P11" style:family="paragraph" style:parent-style-name="Standard">
      <style:text-properties fo:color="#000099" fo:font-size="16pt" style:font-size-asian="16pt" style:font-size-complex="16pt"/>
    </style:style>
    <style:style style:name="P12" style:family="paragraph" style:parent-style-name="Standard">
      <style:paragraph-properties fo:line-height="150%" fo:text-align="justify" style:justify-single-word="false"/>
      <style:text-properties fo:color="#000099" fo:font-size="16pt" style:font-size-asian="16pt" style:font-size-complex="16pt"/>
    </style:style>
    <style:style style:name="P13" style:family="paragraph" style:parent-style-name="Standard">
      <style:paragraph-properties fo:text-align="center" style:justify-single-word="false"/>
      <style:text-properties fo:color="#000080" fo:font-size="18pt" style:font-size-asian="18pt" style:font-size-complex="18pt"/>
    </style:style>
    <style:style style:name="P14" style:family="paragraph" style:parent-style-name="Standard">
      <style:paragraph-properties fo:line-height="150%" fo:text-align="center" style:justify-single-word="false"/>
      <style:text-properties fo:color="#000080" fo:font-size="18pt" style:font-size-asian="18pt" style:font-size-complex="18pt"/>
    </style:style>
    <style:style style:name="P15" style:family="paragraph" style:parent-style-name="Standard">
      <style:paragraph-properties fo:line-height="150%" fo:text-align="justify" style:justify-single-word="false" style:text-autospace="none"/>
      <style:text-properties fo:color="#000080" style:font-name="Consolas" fo:font-size="16pt" fo:font-style="normal" style:font-name-asian="Consolas" style:font-size-asian="16pt" style:font-style-asian="normal" style:font-name-complex="Consolas" style:font-size-complex="16pt" style:font-style-complex="normal"/>
    </style:style>
    <style:style style:name="P16" style:family="paragraph" style:parent-style-name="Standard">
      <style:paragraph-properties fo:line-height="150%" fo:text-align="justify" style:justify-single-word="false" style:text-autospace="none"/>
      <style:text-properties fo:color="#000080" fo:font-size="16pt" style:font-size-asian="16pt" style:font-size-complex="16pt"/>
    </style:style>
    <style:style style:name="P17" style:family="paragraph" style:parent-style-name="Standard">
      <style:paragraph-properties fo:text-align="center" style:justify-single-word="false"/>
      <style:text-properties fo:color="#000000" fo:font-size="18pt" style:font-size-asian="18pt" style:font-size-complex="18pt"/>
    </style:style>
    <style:style style:name="P18" style:family="paragraph" style:parent-style-name="Standard">
      <style:paragraph-properties fo:line-height="150%" fo:text-align="justify" style:justify-single-word="false"/>
      <style:text-properties fo:color="#000000" fo:font-size="12pt" fo:font-style="normal"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autospace="none"/>
      <style:text-properties fo:color="#000000" fo:font-size="12pt"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autospace="none"/>
      <style:text-properties fo:color="#000000" fo:font-size="12pt" fo:font-style="normal"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fo:color="#000000" fo:font-size="12pt" style:font-size-asian="12pt" style:font-size-complex="12pt"/>
    </style:style>
    <style:style style:name="P2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4"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25"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6" style:family="paragraph" style:parent-style-name="Standard">
      <style:paragraph-properties fo:text-align="center"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7"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8"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9" style:family="paragraph" style:parent-style-name="Standard">
      <style:paragraph-properties fo:line-height="150%" fo:text-align="justify" style:justify-single-word="false" style:text-autospace="none"/>
      <style:text-properties fo:color="#000000" style:font-name="Consolas" fo:font-size="12pt" style:font-name-asian="Consolas" style:font-size-asian="12pt" style:font-name-complex="Consolas" style:font-size-complex="12pt"/>
    </style:style>
    <style:style style:name="P30" style:family="paragraph" style:parent-style-name="Standard">
      <style:paragraph-properties fo:line-height="150%" fo:text-align="center" style:justify-single-word="false" style:text-autospace="none"/>
      <style:text-properties fo:color="#000000" fo:font-size="9.5pt" style:font-size-asian="9.5pt" style:font-size-complex="9.5pt"/>
    </style:style>
    <style:style style:name="P31" style:family="paragraph" style:parent-style-name="Standard">
      <style:paragraph-properties fo:line-height="150%" fo:text-align="center" style:justify-single-word="false"/>
      <style:text-properties fo:color="#000000" style:font-name="Consolas1" fo:font-size="10pt" fo:font-style="italic" style:font-size-asian="10pt" style:font-style-asian="italic" style:font-size-complex="10pt" style:font-style-complex="italic"/>
    </style:style>
    <style:style style:name="P32" style:family="paragraph" style:parent-style-name="Standard">
      <style:paragraph-properties fo:line-height="150%"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3" style:family="paragraph" style:parent-style-name="Standard">
      <style:paragraph-properties fo:line-height="150%"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text-properties fo:font-size="24pt" style:font-size-asian="24pt" style:font-size-complex="24pt"/>
    </style:style>
    <style:style style:name="P35" style:family="paragraph" style:parent-style-name="Standard">
      <style:paragraph-properties fo:line-height="150%" fo:text-align="justify" style:justify-single-word="false"/>
      <style:text-properties fo:font-size="12pt" style:font-size-asian="12pt" style:font-size-complex="12pt"/>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ext-autospace="none"/>
    </style:style>
    <style:style style:name="P38" style:family="paragraph" style:parent-style-name="Standard">
      <style:paragraph-properties fo:line-height="150%" fo:text-align="center" style:justify-single-word="false" style:text-autospace="none"/>
    </style:style>
    <style:style style:name="P39" style:family="paragraph" style:parent-style-name="Standard">
      <style:paragraph-properties fo:line-height="150%" fo:text-align="start" style:justify-single-word="false" style:text-autospace="none"/>
    </style:style>
    <style:style style:name="P40" style:family="paragraph" style:parent-style-name="Standard">
      <style:paragraph-properties fo:line-height="150%" style:text-autospace="none"/>
    </style:style>
    <style:style style:name="P41" style:family="paragraph" style:parent-style-name="Standard">
      <style:paragraph-properties fo:line-height="150%"/>
      <style:text-properties fo:font-size="16pt" style:font-size-asian="16pt" style:font-size-complex="16pt"/>
    </style:style>
    <style:style style:name="P42" style:family="paragraph" style:parent-style-name="Standard">
      <style:paragraph-properties fo:line-height="150%" fo:text-align="justify" style:justify-single-word="false"/>
      <style:text-properties fo:font-size="16pt" style:font-size-asian="16pt" style:font-size-complex="16pt"/>
    </style:style>
    <style:style style:name="P43" style:family="paragraph" style:parent-style-name="Standard">
      <style:paragraph-properties fo:line-height="150%" fo:text-align="center" style:justify-single-word="false"/>
      <style:text-properties fo:color="#314004" fo:font-size="12pt" fo:font-style="italic" style:font-size-asian="12pt" style:font-style-asian="italic" style:font-size-complex="12pt" style:font-style-complex="italic"/>
    </style:style>
    <style:style style:name="P44" style:family="paragraph" style:parent-style-name="Standard">
      <style:paragraph-properties fo:line-height="150%" fo:text-align="center" style:justify-single-word="false" style:text-autospace="none"/>
      <style:text-properties fo:color="#314004" style:font-name="Consolas1" fo:font-size="10.5pt" fo:font-style="italic" style:font-name-asian="Consolas" style:font-size-asian="10.5pt" style:font-style-asian="italic" style:font-name-complex="Consolas" style:font-size-complex="10.5pt" style:font-style-complex="italic"/>
    </style:style>
    <style:style style:name="P45" style:family="paragraph" style:parent-style-name="Standard">
      <style:paragraph-properties style:text-autospace="none"/>
    </style:style>
    <style:style style:name="P46"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ext-autospace="none"/>
    </style:style>
    <style:style style:name="P49" style:family="paragraph" style:parent-style-name="Standard">
      <style:paragraph-properties style:text-autospace="none"/>
      <style:text-properties fo:color="#a31515" style:font-name="Consolas" fo:font-size="9.5pt" style:font-name-asian="Consolas" style:font-size-asian="9.5pt" style:font-name-complex="Consolas" style:font-size-complex="9.5pt"/>
    </style:style>
    <style:style style:name="P50" style:family="paragraph" style:parent-style-name="Standard">
      <style:paragraph-properties fo:text-align="center" style:justify-single-word="false" style:text-autospace="none"/>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fo:font-size="12pt" fo:font-style="normal" style:font-size-asian="12pt" style:font-style-asian="normal" style:font-size-complex="12pt" style:font-style-complex="normal"/>
    </style:style>
    <style:style style:name="P53" style:family="paragraph" style:parent-style-name="Standard" style:list-style-name="L1">
      <style:paragraph-properties fo:line-height="150%"/>
      <style:text-properties fo:font-size="16pt" style:font-size-asian="16pt" style:font-size-complex="16pt"/>
    </style:style>
    <style:style style:name="P54" style:family="paragraph" style:parent-style-name="Standard" style:list-style-name="L2">
      <style:paragraph-properties fo:line-height="150%"/>
      <style:text-properties fo:font-size="16pt" style:font-size-asian="16pt" style:font-size-complex="16pt"/>
    </style:style>
    <style:style style:name="P55" style:family="paragraph" style:parent-style-name="Standard" style:list-style-name="L3">
      <style:paragraph-properties fo:line-height="150%"/>
      <style:text-properties fo:font-size="16pt" style:font-size-asian="16pt" style:font-size-complex="16pt"/>
    </style:style>
    <style:style style:name="P56" style:family="paragraph" style:parent-style-name="Standard">
      <style:paragraph-properties fo:line-height="150%" fo:text-align="justify" style:justify-single-word="false" style:text-autospace="none"/>
      <style:text-properties fo:font-size="16pt" style:font-size-asian="16pt" style:font-size-complex="16pt"/>
    </style:style>
    <style:style style:name="P57" style:family="paragraph" style:parent-style-name="Standard" style:list-style-name="L6">
      <style:paragraph-properties fo:line-height="150%"/>
      <style:text-properties fo:font-size="16pt" style:font-size-asian="16pt" style:font-size-complex="16pt"/>
    </style:style>
    <style:style style:name="P58" style:family="paragraph" style:parent-style-name="Standard" style:list-style-name="L4">
      <style:paragraph-properties fo:text-align="start" style:justify-single-word="false"/>
      <style:text-properties fo:color="#000099" fo:font-size="16pt" style:font-size-asian="16pt" style:font-size-complex="16pt"/>
    </style:style>
    <style:style style:name="P59" style:family="paragraph" style:parent-style-name="Standard" style:list-style-name="L5">
      <style:paragraph-properties fo:line-height="150%" fo:text-align="justify" style:justify-single-word="false"/>
      <style:text-properties fo:color="#000000" fo:font-size="12pt" style:font-size-asian="12pt" style:font-size-complex="12pt"/>
    </style:style>
    <style:style style:name="P60" style:family="paragraph" style:parent-style-name="Standard">
      <style:paragraph-properties fo:line-height="150%" fo:text-align="justify" style:justify-single-word="false" style:text-autospace="none"/>
      <style:text-properties fo:font-size="18pt" style:font-size-asian="18pt" style:font-size-complex="18pt"/>
    </style:style>
    <style:style style:name="P61" style:family="paragraph" style:parent-style-name="Standard" style:list-style-name="L6">
      <style:paragraph-properties fo:line-height="150%" fo:text-align="justify" style:justify-single-word="false" style:text-autospace="none"/>
      <style:text-properties fo:font-size="18pt" style:font-size-asian="18pt" style:font-size-complex="18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color="#000000"/>
    </style:style>
    <style:style style:name="T4" style:family="text">
      <style:text-properties fo:color="#000000" fo:font-size="12pt" style:text-underline-style="none" style:font-size-asian="12pt" style:font-size-complex="12pt"/>
    </style:style>
    <style:style style:name="T5" style:family="text">
      <style:text-properties fo:color="#000000" fo:font-size="12pt" fo:font-style="normal" style:font-size-asian="12pt" style:font-style-asian="normal" style:font-size-complex="12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12pt" fo:font-style="normal" style:font-name-asian="Consolas" style:font-size-asian="12pt" style:font-style-asian="normal" style:font-name-complex="Consolas" style:font-size-complex="12pt" style:font-style-complex="normal"/>
    </style:style>
    <style:style style:name="T9"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10"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1" style:family="text">
      <style:text-properties fo:color="#000000" style:font-name="Times New Roman" fo:font-size="12pt" fo:font-style="normal" style:font-size-asian="12pt" style:font-style-asian="normal" style:font-size-complex="12pt" style:font-style-complex="normal"/>
    </style:style>
    <style:style style:name="T12" style:family="text">
      <style:text-properties fo:color="#000000" fo:font-style="normal" style:font-name-asian="Consolas" style:font-style-asian="normal" style:font-name-complex="Consolas" style:font-style-complex="normal"/>
    </style:style>
    <style:style style:name="T13" style:family="text">
      <style:text-properties fo:color="#000000" style:font-name-asian="Consolas" style:font-name-complex="Consolas"/>
    </style:style>
    <style:style style:name="T14" style:family="text">
      <style:text-properties fo:color="#000000" style:font-name="Times New Roman" fo:font-size="16pt" fo:font-style="normal" style:font-name-asian="Consolas" style:font-size-asian="16pt" style:font-style-asian="normal" style:font-name-complex="Consolas" style:font-size-complex="16pt" style:font-style-complex="normal"/>
    </style:style>
    <style:style style:name="T15" style:family="text">
      <style:text-properties fo:color="#314004"/>
    </style:style>
    <style:style style:name="T16" style:family="text">
      <style:text-properties fo:color="#314004" style:font-name="Consolas" fo:font-style="italic" style:font-name-asian="Consolas" style:font-style-asian="italic" style:font-name-complex="Consolas" style:font-style-complex="italic"/>
    </style:style>
    <style:style style:name="T17" style:family="text">
      <style:text-properties fo:color="#314004" style:font-name="Consolas" fo:font-size="12pt" fo:font-style="italic" style:font-name-asian="Consolas" style:font-size-asian="12pt" style:font-style-asian="italic" style:font-name-complex="Consolas" style:font-size-complex="12pt" style:font-style-complex="italic"/>
    </style:style>
    <style:style style:name="T18" style:family="text">
      <style:text-properties fo:color="#314004" fo:font-size="12pt" fo:font-style="italic" style:font-size-asian="12pt" style:font-style-asian="italic" style:font-size-complex="12pt" style:font-style-complex="italic"/>
    </style:style>
    <style:style style:name="T19" style:family="text">
      <style:text-properties fo:color="#314004" fo:font-style="italic" style:font-style-asian="italic" style:font-style-complex="italic"/>
    </style:style>
    <style:style style:name="T20" style:family="text">
      <style:text-properties fo:color="#314004" fo:font-size="10.5pt" style:font-name-asian="Consolas" style:font-size-asian="10.5pt" style:font-name-complex="Consolas" style:font-size-complex="10.5pt"/>
    </style:style>
    <style:style style:name="T21" style:family="text">
      <style:text-properties fo:color="#314004" style:font-name="Times New Roman" fo:font-size="12pt" fo:font-style="italic" style:font-name-asian="Consolas" style:font-size-asian="12pt" style:font-style-asian="italic" style:font-name-complex="Consolas" style:font-size-complex="12pt" style:font-style-complex="italic"/>
    </style:style>
    <style:style style:name="T22" style:family="text">
      <style:text-properties fo:font-size="12pt" style:font-size-asian="12pt" style:font-size-complex="12pt"/>
    </style:style>
    <style:style style:name="T23"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4" style:family="text">
      <style:text-properties fo:color="#a31515" style:font-name="Consolas" fo:font-size="9.5pt" style:font-name-asian="Consolas" style:font-size-asian="9.5pt" style:font-name-complex="Consolas" style:font-size-complex="9.5pt"/>
    </style:style>
    <style:style style:name="T25" style:family="text">
      <style:text-properties fo:color="#a31515" style:font-name="Consolas" fo:font-size="9pt" fo:font-style="normal" style:font-name-asian="Consolas" style:font-size-asian="9pt" style:font-style-asian="normal" style:font-name-complex="Consolas" style:font-size-complex="9pt" style:font-style-complex="normal"/>
    </style:style>
    <style:style style:name="T26" style:family="text">
      <style:text-properties fo:color="#a31515" style:font-name="Consolas" style:font-name-asian="Consolas" style:font-name-complex="Consolas"/>
    </style:style>
    <style:style style:name="T27" style:family="text">
      <style:text-properties style:font-name="monospace"/>
    </style:style>
    <style:style style:name="T28" style:family="text">
      <style:text-properties style:font-name="monospace" fo:font-size="12.75pt"/>
    </style:style>
    <style:style style:name="T29" style:family="text">
      <style:text-properties style:font-name="Consolas" fo:font-size="9.5pt" style:font-name-asian="Consolas" style:font-size-asian="9.5pt" style:font-name-complex="Consolas" style:font-size-complex="9.5pt"/>
    </style:style>
    <style:style style:name="T30"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31" style:family="text">
      <style:text-properties style:font-name="Consolas" style:font-name-asian="Consolas" style:font-name-complex="Consolas"/>
    </style:style>
    <style:style style:name="T32" style:family="text">
      <style:text-properties fo:font-style="normal" style:font-style-asian="normal" style:font-style-complex="normal"/>
    </style:style>
    <style:style style:name="T33" style:family="text">
      <style:text-properties fo:color="#0000ff"/>
    </style:style>
    <style:style style:name="T34" style:family="text">
      <style:text-properties fo:color="#0000ff" style:font-name="Consolas" fo:font-size="9.5pt" style:font-name-asian="Consolas" style:font-size-asian="9.5pt" style:font-name-complex="Consolas" style:font-size-complex="9.5pt"/>
    </style:style>
    <style:style style:name="T35"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6"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37" style:family="text">
      <style:text-properties fo:color="#0000ff" style:font-name="Consolas" style:font-name-asian="Consolas" style:font-name-complex="Consolas"/>
    </style:style>
    <style:style style:name="T38" style:family="text">
      <style:text-properties fo:color="#0000ff" fo:font-size="9.5pt" style:font-size-asian="9.5pt" style:font-size-complex="9.5pt"/>
    </style:style>
    <style:style style:name="T39" style:family="text">
      <style:text-properties fo:color="#0000ff" style:font-name-asian="Consolas" style:font-name-complex="Consolas"/>
    </style:style>
    <style:style style:name="T40" style:family="text">
      <style:text-properties fo:color="#0000ff" fo:font-style="normal" style:font-name-asian="Consolas" style:font-style-asian="normal" style:font-name-complex="Consolas" style:font-style-complex="normal"/>
    </style:style>
    <style:style style:name="T41" style:family="text">
      <style:text-properties fo:font-size="9.5pt" style:font-size-asian="9.5pt" style:font-size-complex="9.5pt"/>
    </style:style>
    <style:style style:name="T42" style:family="text">
      <style:text-properties style:font-name-asian="Consolas" style:font-name-complex="Consolas"/>
    </style:style>
    <style:style style:name="T43" style:family="text">
      <style:text-properties fo:font-size="10.5pt" style:font-name-asian="Consolas" style:font-size-asian="10.5pt" style:font-name-complex="Consolas" style:font-size-complex="10.5pt"/>
    </style:style>
    <style:style style:name="T44" style:family="text">
      <style:text-properties fo:color="#2b91af" style:font-name="Consolas" fo:font-size="9.5pt" style:font-name-asian="Consolas" style:font-size-asian="9.5pt" style:font-name-complex="Consolas" style:font-size-complex="9.5pt"/>
    </style:style>
    <style:style style:name="T45"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46" style:family="text">
      <style:text-properties fo:color="#2b91af" fo:font-style="normal" style:font-name-asian="Consolas" style:font-style-asian="normal" style:font-name-complex="Consolas" style:font-style-complex="normal"/>
    </style:style>
    <style:style style:name="T47" style:family="text">
      <style:text-properties style:font-name="Times New Roman"/>
    </style:style>
    <style:style style:name="T48" style:family="text">
      <style:text-properties style:font-name="Times New Roman" fo:font-style="normal" style:font-name-asian="Consolas" style:font-style-asian="normal" style:font-name-complex="Consolas" style:font-style-complex="normal"/>
    </style:style>
    <style:style style:name="T49" style:family="text">
      <style:text-properties style:font-name="Times New Roman" fo:font-size="12pt" fo:font-style="normal" style:font-size-asian="12pt" style:font-style-asian="normal" style:font-size-complex="12pt" style:font-style-complex="normal"/>
    </style:style>
    <style:style style:name="T50" style:family="text">
      <style:text-properties fo:color="#008000" style:font-name="Consolas" fo:font-size="9.5pt" style:font-name-asian="Consolas" style:font-size-asian="9.5pt" style:font-name-complex="Consolas" style:font-size-complex="9.5pt"/>
    </style:style>
    <style:style style:name="T51" style:family="text">
      <style:text-properties fo:color="#000080" style:font-name="Consolas" fo:font-size="16pt" fo:font-style="normal" style:font-name-asian="Consolas" style:font-size-asian="16pt" style:font-style-asian="normal" style:font-name-complex="Consolas" style:font-size-complex="16pt" style:font-style-complex="normal"/>
    </style:style>
    <style:style style:name="T52" style:family="text">
      <style:text-properties fo:color="#000080" style:font-name="Consolas" fo:font-style="normal" style:font-name-asian="Consolas" style:font-style-asian="normal" style:font-name-complex="Consolas" style:font-style-complex="normal"/>
    </style:style>
    <style:style style:name="T53" style:family="text">
      <style:text-properties fo:color="#000080" fo:font-size="16pt" fo:font-style="normal" style:font-name-asian="Consolas" style:font-size-asian="16pt" style:font-style-asian="normal" style:font-name-complex="Consolas" style:font-size-complex="16pt" style:font-style-complex="normal"/>
    </style:style>
    <style:style style:name="T54" style:family="text">
      <style:text-properties fo:color="#000080" style:font-name="Times New Roman" fo:font-size="16pt" fo:font-style="normal" style:font-name-asian="Consolas" style:font-size-asian="16pt" style:font-style-asian="normal" style:font-name-complex="Consolas" style:font-size-complex="16pt" style:font-style-complex="normal"/>
    </style:style>
    <style:style style:name="T55" style:family="text">
      <style:text-properties fo:color="#800000" style:font-name="Consolas" fo:font-size="9.5pt" style:font-name-asian="Consolas" style:font-size-asian="9.5pt" style:font-name-complex="Consolas" style:font-size-complex="9.5pt"/>
    </style:style>
    <style:style style:name="T56"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Consolas" fo:font-size="9.5pt" fo:letter-spacing="normal" fo:font-style="normal" fo:font-weight="normal" style:font-name-asian="Consolas" style:font-size-asian="9.5pt" style:font-style-asian="normal" style:font-name-complex="Consolas" style:font-size-complex="9.5pt" style:font-style-complex="normal"/>
    </style:style>
    <style:style style:name="T58" style:family="text">
      <style:text-properties fo:font-variant="normal" fo:text-transform="none" fo:color="#0000ff" style:font-name="Consolas" fo:font-size="9.5pt" fo:letter-spacing="normal" fo:font-style="normal" fo:font-weight="normal" style:font-name-asian="Consolas" style:font-size-asian="9.5pt" style:font-style-asian="normal" style:font-name-complex="Consolas" style:font-size-complex="9.5pt" style:font-style-complex="normal"/>
    </style:style>
    <style:style style:name="T59" style:family="text">
      <style:text-properties style:font-name="Times New Roman"/>
    </style:style>
    <style:style style:name="T60" style:family="text">
      <style:text-properties style:font-name="Times New Roman" fo:font-size="16pt" fo:font-style="normal" style:font-name-asian="Consolas" style:font-size-asian="16pt" style:font-style-asian="normal" style:font-name-complex="Consolas" style:font-size-complex="16pt" style:font-style-complex="normal"/>
    </style:style>
    <style:style style:name="T61" style:family="text">
      <style:text-properties style:font-name="Times New Roman"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10"/>
      <text:p text:style-name="P17">Gra zręcznościowa - żabka</text:p>
      <text:p text:style-name="P6"/>
      <text:p text:style-name="P6"/>
      <text:p text:style-name="P6"/>
      <text:p text:style-name="P34">autor:</text:p>
      <text:p text:style-name="P34">promotor:</text:p>
      <text:p text:style-name="P34">numer indexu:</text:p>
      <text:p text:style-name="P34">rok studiów:</text:p>
      <text:p text:style-name="P34">kierunek: informatyka</text:p>
      <text:p text:style-name="P34">specjalność: sieci komputerowe</text:p>
      <text:p text:style-name="P34">język programowania: Visual Studio 2017: C#</text:p>
      <text:p text:style-name="P34">uczelnia:</text:p>
      <text:p text:style-name="P34">wydział:</text:p>
      <text:p text:style-name="P34">data:</text:p>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9">Spis treści</text:p>
      <text:p text:style-name="P8"/>
      <text:p text:style-name="P4">1. Wstęp ... 3</text:p>
      <text:list xml:id="list2221273620281485163" text:style-name="L1">
        <text:list-item>
          <text:list>
            <text:list-item>
              <text:p text:style-name="P53">Zapotrzebowania ... 3</text:p>
            </text:list-item>
            <text:list-item>
              <text:p text:style-name="P53">Wprowadzenie ... 4</text:p>
            </text:list-item>
            <text:list-item>
              <text:p text:style-name="P53">Pomysły ... 4</text:p>
            </text:list-item>
          </text:list>
        </text:list-item>
      </text:list>
      <text:p text:style-name="P3">2. Początki ... 5</text:p>
      <text:list xml:id="list5329865751227901956" text:style-name="L2">
        <text:list-item>
          <text:list>
            <text:list-item>
              <text:p text:style-name="P54">Opis środowiska ... 5</text:p>
            </text:list-item>
            <text:list-item>
              <text:p text:style-name="P54">Rozpoczęcie ... 6</text:p>
            </text:list-item>
          </text:list>
        </text:list-item>
      </text:list>
      <text:p text:style-name="P3">3. Rozbudowa ... 7</text:p>
      <text:p text:style-name="P41"><text:tab/>3.1<text:tab/> <text:s text:c="2"/>Wpisanie menu ... 7</text:p>
      <text:list xml:id="list2567984637697015989" text:style-name="L3">
        <text:list-item>
          <text:list>
            <text:list-item>
              <text:p text:style-name="P55">Malowanie po oknie ... 9</text:p>
            </text:list-item>
            <text:list-item>
              <text:p text:style-name="P55">Tworzenie narzędzia pomocy odnajdywania zapisów ... 13</text:p>
            </text:list-item>
            <text:list-item>
              <text:p text:style-name="P55">Znajdywanie otwartych okien ... 18</text:p>
            </text:list-item>
            <text:list-item>
              <text:p text:style-name="P55">Zapis widoku gry jako obraz ... 20</text:p>
            </text:list-item>
            <text:list-item>
              <text:p text:style-name="P55">Probranie czasu z serwera ... 21</text:p>
            </text:list-item>
            <text:list-item>
              <text:p text:style-name="P55">Zmiana czcionki, barwy oraz tła ... 21</text:p>
            </text:list-item>
            <text:list-item>
              <text:p text:style-name="P55">Zmiana ikony gry na formie ... 22</text:p>
            </text:list-item>
            <text:list-item>
              <text:p text:style-name="P55">Sprawienie aby gra nie otworzyła się drugi raz ... 22</text:p>
            </text:list-item>
            <text:list-item>
              <text:p text:style-name="P55">Dołączenie biblioteki ... 22</text:p>
            </text:list-item>
            <text:list-item>
              <text:p text:style-name="P55">Zadbanie o sterowniki ... 22</text:p>
            </text:list-item>
            <text:list-item>
              <text:p text:style-name="P55">Dołożenie NotifuIcon ... 22</text:p>
            </text:list-item>
            <text:list-item>
              <text:p text:style-name="P55">Dołożenie ContextMenuStrip ... 22</text:p>
            </text:list-item>
            <text:list-item>
              <text:p text:style-name="P55"><text:soft-page-break/>Zmiana przycisków okna w prawym górnym rogu ... 23</text:p>
            </text:list-item>
            <text:list-item>
              <text:p text:style-name="P55">Stworzenie zarządcy zdjęć ... 23</text:p>
            </text:list-item>
            <text:list-item>
              <text:p text:style-name="P55">Dobranie ToolTip dla okna głównego gry ...23</text:p>
            </text:list-item>
          </text:list>
        </text:list-item>
      </text:list>
      <text:p text:style-name="P3">4. Zaopatrzenie grę w rozrywkę ... 24</text:p>
      <text:p text:style-name="P41"><text:tab/>4.1 Wbudowanie komponentu WMPlib.WindowsMedia Player ... 24</text:p>
      <text:p text:style-name="P41"><text:tab/>4.2 Wbudowanie komponentu Windows Media Player ... 24</text:p>
      <text:list xml:id="list5971777357452972640" text:style-name="L6">
        <text:list-item>
          <text:list>
            <text:list-item>
              <text:p text:style-name="P57">Umożliwienie wysyłania emaili ... 24</text:p>
            </text:list-item>
            <text:list-item>
              <text:p text:style-name="P61"><text:span text:style-name="Source_20_Text"><text:span text:style-name="T14">Pobranie danych od gracza wraz z zaszyfrowaniem ... 24</text:span></text:span></text:p>
            </text:list-item>
          </text:list>
        </text:list-item>
      </text:list>
      <text:p text:style-name="P3">5. Przyszłe prace nad grą ... 24</text:p>
      <text:list xml:id="list36752108" text:continue-list="list2567984637697015989" text:style-name="L3">
        <text:list-item>
          <text:list>
            <text:list-header>
              <text:p text:style-name="P55">4.1<text:tab/>Zaczęcie tworzenia pomocy dla gracza ... 24</text:p>
            </text:list-header>
          </text:list>
        </text:list-item>
      </text:list>
      <text:p text:style-name="P3">6. Podsumowanie</text:p>
      <text:p text:style-name="P3">7. Odnośniki</text:p>
      <text:p text:style-name="P3"/>
      <text:p text:style-name="P3"/>
      <text:p text:style-name="P13">I rozdział, Wstęp</text:p>
      <text:list xml:id="list4518434889560856846" text:style-name="L4">
        <text:list-item>
          <text:list>
            <text:list-item>
              <text:p text:style-name="P58">Zapotrzebowania</text:p>
            </text:list-item>
          </text:list>
        </text:list-item>
      </text:list>
      <text:p text:style-name="P36"><text:span text:style-name="T1"><text:tab/></text:span><text:span text:style-name="T22">Celem pracy dyplomowej jest projekt oraz implementacja komputerowej gry zręcznościowej. Visual Studio 2017 wymaga conajmniej systemu Microsoft Windows 8.1 Pro. Każdy może pobrać oba oprogramowania bezpośrednio ze strony Microsoftu. Wtedy należy założyć sobie konto i wprowadzić hasło, wybrać wersję systemu operacyjnego do pobrania oraz wersję Visual Studio. Pobierania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text:span text:style-name="T22">www.microsoft.com</text:span></text:a><text:span text:style-name="T22"> gdzie w prawym górnym rogu znajduje się napis "Zaloguj się". Naciskamy na niego bo jest on przyciskiem. Przekierowuje nas ona na stronę: "login.live.com/login.srf". Wyśrodkowane okienko czyta "Zaloguj", po czym widnieje pole na wpisanie naszego loginu. Póki go nie mamy, czytamy dalej: "Nie masz konta? Utwórz je!". Napis "Utwórz je!" jest przyciskiem oznaczonym barwą niebieską. Po naciśnięciu wyświetla nam się napis: "Tworzenie konta".Wpisujemu swój adres email. Na ten </text:span><text:soft-page-break/><text:span text:style-name="T22">adres przyjdą nam oba hasła. Kolejnie czytamy: "Wprowadź hasło, którego chcesz używać z </text:span><text:span text:style-name="T22">kontem". Należy pamiętać to hasło bo będzie ono wymagane podczas każdego logowania na tej stronie internetowej. Naciskamy przycisk dalej, po czym wprowadzamy swoje imie i nazwisko. W </text:span><text:span text:style-name="T22">następnym okienku podajemy 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polu wyszukiwania można łatwo znaleźć porządaną </text:span><text:span text:style-name="T22">wersję systemu lub skorzystać z menu, gdzie będzie wyodrębnione środowisko Visual Studio. Będzie przycisk pobierania lub rozpocznie się automatycznie z prośbą o zatwierdzenie pobierania. </text:span><text:span text:style-name="T22">Podczas samej instalacji należy naciskać przycisk dalej aż ukończą się wszystkie zapytania.</text:span></text:p>
      <text:p text:style-name="P11">1.2 Wprowadzenie</text:p>
      <text:p text:style-name="P42"><text:tab/><text:span text:style-name="T22">Celem wprowadzenia nie trzeba omawiać samego operacyjnego systemu lecz skupić się na samym środowisku Visual Studio 2017. Uruchomienie Visual Studio polega na wyborze ikony tego oprogramowania z menu start pod zdjęciem flagi Windowsa z dolnego paska menu. Aplikacja </text:span><text:span text:style-name="T22">będzie działała tylko ograniczoną ilość dni, będąc wersją testową. W menu pomoc-&gt; zarejestruj trzeba podać klucz aby przełączyć na pełną wersję. Po otwarciu widzimy, że u góry jest menu z osobnymi rozdziałami: "Plik", "Edycja", "Widok", "Projekt", "Debugowanie", "Zespół", "Narzędzia", "Test", "Analiza", "Okno", "Pomoc". By rozpocząć programowanie wciskamy "Plik-&gt; Nowy-&gt; Projekt" i z lewej strony wybieramy "Visual C++", z podlisty wybieramy "Aplikacja klasyczna systemu Windows", i dalej "Aplikacja Window forms (.NET Framework)". W polu tekstowym zatytułowanym "Nazwa:" wpisujemy "gra". Wybieramy położenie plików przyciskiem "Przeglądaj..." tuż obok tytułu "Lokalizacja...". Możemy umieścić projekt na pulpicie.</text:span></text:p>
      <text:p text:style-name="P11">1.3 Pomysły</text:p>
      <text:p text:style-name="P36"><text:span text:style-name="T2"><text:tab/></text:span><text:span text:style-name="T22">Skoro już potrafimy rozpocząć pracę w Visual Studio, dalej zebraliśmy pomysły na grę. Warto się zastanowić nad innymi grami na rynku, jakie są zręcznościowe oraz dwuwymiarowe. Tetrix to gra jednocześnie zręcznościowa i logiczna. Polega ona na układaniu cegiełek o różnych kształtach i spadających w dół. Należy z nich ułożyć nieprzerwany ciąg w jednym wierszu by wiersz zniknął. Jezeli się go nie ułoży, wtedy cegiełki budują się o kolejne wiersze w górę, zapychając całą planszę. Kiedy cała plansza się zapełni, wtedy wynika koniec gry. Ilość punktów zależy od ilości wierszy jakie znikły podczas </text:span><text:span text:style-name="T4">ustawiania cegiełk. </text:span><text:span text:style-name="T22">Te cegiełki to inaczej klocki o róznych kształtach ale podstawowa część klocka jest zawsze tego samego rozmiaru. Połączenie cegiełek daje klocki. Klocek może być kwadratowy albo podłużny o złożeniu z dwóch innych kwadratowych. Części klocka mogą być złożone poziomo lub pionowo i składać się z dwóch, </text:span><text:soft-page-break/><text:span text:style-name="T22">trzech, czterech lub pięciu części. Takie klocki mają czasami wypusty na górę o pojedynczym </text:span><text:span text:style-name="T22">klocku na środku lub końcu bloku. Jest to gra zręcznościowa bo trzeba zdążyć ułożyć klocek zanim spadnie na inne. W najkrótszym czasie trzeba obracać kolecek o 90 stopni naciskając przycisk na </text:span><text:span text:style-name="T22">urządzeniu. Naszą grę mógłoby wzbogacić podobne ułożenie platform by składały się z mniejszych elementów. Coś mogłoby spadać w dół podobnie jak w grze Tetrix lub sam bohater naszej gry mógłby spadać w dół pod wpływem grawitacji. Następną rzeczą przychodzącą na myśl byłaby gra, w jakiej kulka spada w dół i trafia na jeden z dwóch widelczyków po obu stronach. Gracz porusza widłami naciskając klawisz tak aby odbić kulkę w górę. Bohater naszej gry mógłby podskakiwać w </text:span><text:span text:style-name="T22">górę po naciśnięciu przycisku strzałki. Mógłby równie dobrze zbierać jakieś rzeczy tak jak w grze Vivi zbiera się owoce i inne rzeczy. Punkty byłyby naliczane za zebranie dobrej rzeczy a koniec gry </text:span><text:span text:style-name="T22">byłby po zebraniu rzeczy nieporządanej. Plansza mogłaby rozciągać się podłużnie poza ekran </text:span><text:span text:style-name="T22">podobnie jak w grach Wikingowie lub w Lemingach. Jednak mimo wszystko nasz projekt będzie najbardziej podobny grom Frog oraz Mario. W pierwszej żaba skacze po planszy zbierając rzeczy a w drugiej hydraulik Mario również zbiera rzeczy. Atutem naszej gry niewątpliwie byłaby szeroka gama ustawień i nastrojeń. Na każdej planszy zamierzamy wprowadzić możliwość opisu gry przez </text:span><text:span text:style-name="T22">użytkownika dla innych graczy. Gracz mógłby po pewnym czasie przeczytać co zapisał poprzednio. Będzie również bogate menu w górnym pasku narzędziowym.</text:span></text:p>
      <text:p text:style-name="P13">II rozdział, Początki</text:p>
      <text:p text:style-name="P11">2.1 Opis środowiska</text:p>
      <text:p text:style-name="P1"><text:span text:style-name="T1"><text:tab/></text:span><text:span text:style-name="T22">W podrozdziale "wprowadzenie" zostało omówione jak rozpocząć pracę z Visual Studio. Zaczęto tworzenie gry. Istnieje wielkie okno zatytułowane Form1. W nim umieszczono pojedyncze elementy jakie gracz widzi i na nich operuje. Po lewej stronie widnieje przybornik w rozwijanym menu obróconym o kąt dziewiędziesięciu stopni. Z niego wybrano komponenty jakie umieszczono na naszym okienku. Po naciśnięciu na przybornik rozwijają się kolejne podwybory: "wszystkie kontrolki Windows Forms", "typowe kontrolki", "kontenery", "menu i paski narzędzi", "dane", "składniki", "drukowanie", "okna dialogowe", "współdziałanie platformy WPF", "ogólne". Wśród wymienionych zajęto się nielicznymi ale są one złożeniem wszystkich innych podwyborów zgodnie z nazwą podwyboru: "wszystkie kontrolki". Kolejną rzeczą wartą uwagi było krótkie omówienie każdej kontrolki jaką stosowano w grze. Button służy jako przycisk. Wychwytuje się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CheckBoxów. Logika RadioButtonu z kolei odpowiada logice CheckBoxów z tą różnicą, że RadioButton stosujemy gdy chcemy dokonać jednego wyboru z pośród kilku różnych wariantów. </text:span><text:soft-page-break/><text:span text:style-name="T22">Umieszczamy je wtedy w innej kontrolce o nazwie GroupBox. Naciśnięcie jednego RadioButtonu </text:span><text:span text:style-name="T22">powoduje wtedy dezaktywacje pozostałych. ColorDialog umożliwia wybór barwy. Jest to zwyczajny przybornik systemu Windows zupełnie taki sam w Paintcie. DateTimePicker jest </text:span><text:span text:style-name="T22">również znany z systemu Windows przy wyborze daty. FlowLayoutPanel zbiera elementy w </text:span><text:span text:style-name="T22">jednym zbiorze i układa na ekranie jeden za drugim. Label to inaczej etykieta. Umożliwia <text:s/>przedstawienie jakiegoś napisu na ekranie. ListBox jest zwykłą kolejką napisów jaką można zwinąć i rozwinąć. MenuStrip pozwala na dodanie menu w aplikacji. NumericUpDown jest przydatne podczas wprowadzania liczby oraz wygodnie ją zwiększać lub zmniejszać o podaną wartość. </text:span><text:span text:style-name="T22">OpenFileDialog jest zwyczajnym oknem na zapytanie o wybór pliku, co jest tym samym co każde inne zapytanie w systemie. PictureBox wyświetla zdjęcia i obrazki. RichTextBox to wczytywanie </text:span><text:span text:style-name="T22">klawiatury w wielu wierszach, przy czym zwykły TextBox oddaje pod dyspozycję jedynie jeden </text:span><text:span text:style-name="T22">wiersz. SaveFileDialog to też zwyczajny wybór pliku na zapis danych. SplitContainer umożliwia podział okna na rozsuwane części. Wybiera się wielkość każdej z podczęści. Splitter służy właśnie przesuwaniu rozmiaru podczęści. StatusStrip występuje zwykle u dołu okna, by powiadamiać użytkowników o obecnych wydarzeniach. TableLayoutPanel działa na podobnej zasadzie jak inne </text:span><text:span text:style-name="T22">podziały okna na części, z tym że nie mamy wbudowanej funkcji by przesuwać rozmiarów podczęści. Są one z góry ustalone. Jednak każdą z kolejnych podczęści podzielono na mniejsze. Wstawienie Timeru w okno powoduje wystąpienie jakiegoś zdarzenia co określoną miarę czasu. TreeView to drzewiasty wypis wiadomości, z czego drzewiaste struktury jak pliku na dysku w teczkach czy strony w internecie stosują.</text:span></text:p>
      <text:p text:style-name="P35"><text:tab/>Powyżej przybornika mamy "Eksplorator serwera", co oddaje wiedzę o zasobach oraz stanie naszych baz danych.</text:p>
      <text:p text:style-name="P11">2.2 Rozpoczęcie</text:p>
      <text:p text:style-name="P35"><text:tab/>Zaczęto malowanie po oknie ale tak by zajmowało jedynie część przestrzeni. Powinien się zmieścić na dole pasek statusu a na górze menu wyboru. W tym celu wybrano MenuStrip i przeciągnięto na okno w górny lewy róg. To samo czyniliśmy ze StatusStrip ale przeciągnęliśmy go w lewy dolny róg. Były oba: menu i pasek statusu, po czym potrzebowano rozdzielić pozostałą część okna na dwie części. Lewą na malowanie a prawą na przyciski i napisy z wiadomościami. Do tego celu przydało się z pewnością TableLayoutPanel. W tym celu upuszczono go na środek okna. Po najechaniu na przerywaną pionową linie, dopasowano rozmiar obu podokien. Z prawej strony znajduje się okno środowiska zatytułowane "Właściwości". W podtytule znaleziono "Układ" a dalej "Dock". To oznacza w jaki obszar okna będzie panel przypięty. Wybrano środek. Wtedy wypełniono całą przestrzeń. Ale to jeszcze nie wszystko bowiem widnieje okno podzielone na cztery części a chcemy tylko dwie. Wtedy znaleziono "Row Count" i zmieniono z dwóch na jeden. <text:soft-page-break/>Wybrano autosize na true by zmieniał rozmiar przy zmianie rozmiaru okna. Wybrano kursor na "no". Wiadomo, że w tym polu nic więce nie zrobiono. Wejrzono w StatusStrip. Po naciśnięciu na niego wyświetla się podokienko z właściwościami. W podrozdziale "właściwości-&gt;wygląd-&gt;backColor" wybrano "ControlDark". Wyróżnia się od pozostałej części okna. W lewej stronie StatusStrip widnieje przycisk aby dołączyć na niego inne elementy. Wybrano StatusLabel, dalej SplitButton a na koniec ProgressBar. We właściwościach ProgressBar wybrano RightToLeft na True, RightToLeftLayout na True, maximum ustawiono na 1000,step na 1, style na continuous. Wcisnęliśmy w oknie toolStripStatusLabel1. W jego właściwościach w polu text wpisano "Zaczynamy zabawę...". Na końcu napisu dobrano tyle przerwy by reszta zakładek przesunęła się na prawą stronę. Podczas zmiany napisu z istnieje pewność, że się wyświetli poprawnie, mieszczając się w wydzielonej przestrzeni. Wciśnięto na toolStripButton1 i we właściwościach znaleziono "wygląd-&gt;image", po wciśnięciu czego otwiera się okno z zapytaniem o wybór zasobu. Przycisk "importuj" służy temu. Przeglądano pliki by znaleźć zdjęcie żaby z rozszerzeniem *.jpg, *.png, *.gif, lub *.bmp (patrz odnośnik 1). Zdjęcie jest na tyle dobre, że po zbliżeniu głowy w stronę ekranu rozróżniono czerwone nogi od zielonego ciała. C# przekształca zdjęcie na rozmiar 16 na 16 pixeli. Zmieniono również BackColor obiektu menuStrip1 na ControlDark. Widnieje ta sama barwa u góry jak i u dołu - estetycznie dużo lepszy wygląd.</text:p>
      <text:p text:style-name="P35"><text:tab/>Zmieniono również nazwę naszego okna z Form1 na "Gra zręcznościowa żabka" we "Właściwości-&gt;Text".</text:p>
      <text:p text:style-name="P14">III rozdział, Rozbudowa</text:p>
      <text:p text:style-name="P12">3.1 Wpisanie menu</text:p>
      <text:p text:style-name="P35"><text:tab/>Naciśnięto pasek menu na górze okna. Wprowadzono wartości: "Gra","Ustawienia","Pomoc". Potem wprowadzono kolejne podwartości dla wartości "Gra": "Nowa","Zapisz","Wczytaj","Zakoncz". Dla wartości "Ustawienia" wprowadzono podwartości: "Przemyślenia", "Barwy paska wyboru", "Czcionka paska powiadomień" oraz dla "Pomoc" dodano podwartości "Wyświetl" i "O grze". Wciśnięto u dołu toolStripSplitButton1, po czym pojawia się pole aby wpisać zawartość. Nadano dwóm polom wartości "Wstrzymaj" oraz "Odtwarzaj". Dodano okno zawierające wiadomości o grze. W tym celu wciśnięto menu "Projekt-&gt;Dodaj formularz Windows Forms...". Z lewej strony wybrano "Elementy Visual C#" a z prawej strony wybrano "Okno informacji o programie" po czym wciśnięto przycisk "Dodaj". Pojawiło się nowe okienko o nazwie "AboutBox1.cs" i plik "AboutBox1.cs [Projekt]". Były one niewyświetlone aż przydzielono temu pamięć i nazwę w naszej aplikacji. Aby to zrobić, wciśnięto dwa razy przycisk "pomoc-&gt;o grze", po czym środowisko Visual Studio przeniosło w miejsce, gdzie wprowadzono kod jaki <text:soft-page-break/>wykonuje się za każdym naciśnięciem tego przycisku. Owe miejsce powinno nazywać się <text:span text:style-name="T3">"</text:span><text:span text:style-name="T16">oGrzeToolStripMenuItem_Click</text:span><text:span text:style-name="T3">"</text:span> i tam wpisano:"<text:span text:style-name="T16">AboutBox1 aboutGame = new AboutBox1();</text:span>", co jedynie tworzy obiekt AboutBox1 o nazwie wyswietlWiesci. Objekt był jeszcze nie widoczny póki nie dodano polecenie Show. W następnym wierszu więc wpisano:<text:span text:style-name="T15"> "aboutGame</text:span><text:span text:style-name="T16">.Show();</text:span><text:span text:style-name="T15">".</text:span> Od tamtej chwili za każdym naciśnięciem przycisku "pomoc-&gt;o grze" zobaczono wiadomości na temat gry w nowym oknie. Wystarczyło skonfigurować wyświetlane w tym oknie informacje. Naciśnięto na "Nazwa produktu", po czym we "właściwości-&gt;wygląd-&gt;text" dopisano " : gra zręcznościowa żabka". Naciśnięto na "Wersja", po czym we "właściwości-&gt;wygląd-&gt;text" dopisano " : beta 1.0". Naciśnięto na "Prawa autorskie", po czym we "właściwości-&gt;wygląd-&gt;text" dopisano " : freeware". Naciśnięto na "Nazwa firmy", po czym we "właściwości-&gt;wygląd-&gt;text" dopisano " : qCorporation". Naciśnięto na "Opis", po czym we "właściwości-&gt;wygląd-&gt;text" dopisano " : Gra zręcznościowa żabka powstała dla rozrywki dla dzieci oraz jest rozpowszechniana ogólnie w społeczeństwie.". </text:p>
      <text:p text:style-name="P36"><text:span text:style-name="T22"><text:tab/>Zagłębiono się trochę bardziej w zdolności wybranych objektów. W internecie znaleziono sporo wiadomości na temat ich działania jak również opisy pól i metod. ToolStripProgressBar jest </text:span><text:span text:style-name="T22">klasą opisaną na stronie firmy Microsoft (patrz odnośnik 2). Najciekawsze dla było przypisanie jemu wartości między jeden a sto procent aby urzeczywistnić czas trwania grania danej planszy oraz ukazanie ile czasu, w stosunku do poprzedniego czasu jaki upłynął, pozostało aby zakończyć rozgrywkę danej planszy. Znaleziono na stronie </text:span><text:span text:style-name="T18">"</text:span><text:span text:style-name="Source_20_Text"><text:span text:style-name="T19">toolStripProgressBar.Value = e.ProgressPercentage;</text:span></text:span><text:span text:style-name="T18">", </text:span><text:span text:style-name="T5">co znaczy tyle 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niono tekst objektu toolStripStatusLabel1 na "Wyświetlono więści o grze..." po wyborze menu pomoc-&gt;o grze. Aby to zrobić naciśnięto na okno Form1, następnie na menu pomoc, potem wciśnięto dwa razy podczęść "o grze". Środowisko przenosi </text:span>w miejsce zatytułowane "<text:span text:style-name="T6">oGrzeToolStripMenuItem_Click</text:span><text:span text:style-name="T5">". Tam w pierwszym wierszu wpisano: "</text:span><text:span text:style-name="T6">toolStripStatusLabel1.Text = </text:span><text:span text:style-name="T23">"Wyświetlono więści o grze..."</text:span><text:span text:style-name="T6">;</text:span><text:span text:style-name="T5">". Jak widać po uruchomieniu aplikacji rażą dwie rzeczy: pierwszą jest to, że reszta paska StatusBar przesuwa się zaraz na koniec naszego napisu, co razem z dodawaniem przerwy na końcu napisu aby wyrównać resztę, może być zbyt uciążliwe; i drugą rzeczą było to, że wiadomości o grze w oknie się wcale nie wyświetlały. Na pierwszą nie znaleziono innego rozwiązania jak przenieść etykietę z napisem jako rzecz ostateczną. Wciśnięto na toolStripStatusLabel1 i przeciągnięto za toolStripProgressBar1. Wtedy zmiany napisy nie będą </text:span><text:soft-page-break/><text:span text:style-name="T5">powodować zmian ułożenia przycisku ani objektu ProgressBar. Wydawać się to może konieczne, bo </text:span><text:span text:style-name="T5">wyrównanie na prawą stronę tych elementów widocznie nie działa poprawnie. Aby zrozumieć co dzieję się z napisami na oknie AboutBox1, należy wcisnąć dwa razy na to okno. Środowisko </text:span><text:span text:style-name="T5">przenosi w miejsce </text:span><text:span text:style-name="T18">"</text:span><text:span text:style-name="T17">AboutBox1_Load</text:span><text:span text:style-name="T18">". </text:span><text:span text:style-name="T5">Zerknięto powyżej na konstruktor tego okienka. Widać tam, że wszystkie pola tekstowe zostają nadane inną wartością tekstu niż zamierzono. Postawiono komentarz tuż przed nimi aby się wogóle nie wykonały. Teraz wszystko działa poprawnie poza przyciskiem OK. Guzik nie działa, bo nie zaimplementowano żadnej metody jeszcze aby obsłużyć naciśnięcie przycisku. W oknie AboutBox1 naciśnięto go dwa razy. Przeniesiono w miejsce </text:span><text:span text:style-name="T18">"</text:span><text:span text:style-name="T17">okButton_Click</text:span><text:span text:style-name="T18">". </text:span><text:span text:style-name="T5">Dodano tam następujący wiersz jako pierwszy: </text:span><text:span text:style-name="T18">"Close();". </text:span><text:span text:style-name="T5">Teraz już wszystko działa poprawnie.</text:span></text:p>
      <text:p text:style-name="P11">3.2 Malowanie po oknie</text:p>
      <text:p text:style-name="P18"><text:tab/>Rozpoczęcie malowania po oknie polega na znalezieniu w przyborniku objektu PictureBox i przeciągnięcie go w lewe skrzydło naszego TableLayoutPanel1. Z właściwości-&gt;układ-&gt;Dock wybrano Fill aby wypełnił całą przestrzeń skrzydła. Strona 57 z książki Microsoftu (patrz odnośnik 3) czyta jak wczytać i wyświetlić obrazek.</text:p>
      <text:p text:style-name="P43"><text:span text:style-name="T27">Bitmap bmp = new Bitmap("c:\\fakePhoto.jpg");</text:span> </text:p>
      <text:p text:style-name="P18">Powyższe tworzy obrazek w pamięci komputera po podaniu ścieżki dostępu na plik na dysku.</text:p>
      <text:p text:style-name="P43"><text:span text:style-name="T27">e.Graphics.DrawImage(newBitmap, 10, 10);</text:span> //<text:span text:style-name="T27">PaintEventArgs e</text:span> </text:p>
      <text:p text:style-name="P18">Powyższe maluje obrazek na ekranie. Należy pamiętać że "e" to jest objekt typu PaintEventArgs. Dwa ostatnie parametry to współrzędne położenia rywanego obrazka (patrz odnośnik 4). Trzeba podjąć rozważanie czy obrazki będą jednego rozmiaru czy wielorozmiarowe. Jeżeli będą jednego rozmiaru wtedy będzie dużo łatwiej wykonywać obliczenia czy odbyło się zderzenie z nim wraz z innym przedmiotem czy nie. Tak samo rysowanie może być wyliczone by wiedzieć czy koniec 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Strona 69 z tej książki czyta dalej (odnośnik 3):</text:p>
      <text:p text:style-name="P43"><text:span text:style-name="T27">Rectangle rect = new Rectangle(0, 0, bmp.Width, bmp.Height);</text:span> </text:p>
      <text:p text:style-name="P18">Tak więc wielkość ryunku mamy załatwioną. Stosuje się atrybut Width oraz Height.</text:p>
      <text:p text:style-name="P18"><text:tab/>Dobrze zwrócić uwagę, że w C# inaczej się deklaruje tablice objektów bo tak:</text:p>
      <text:p text:style-name="P43"><text:soft-page-break/><text:span text:style-name="T27">byte[] rgbValues = new byte[bytes];</text:span> </text:p>
      <text:p text:style-name="P18">e.Graphics może być zastąpione przez g i dodatkowe jego metody wykonane (strona 464 z odnośnika 3):</text:p>
      <text:p text:style-name="P43"><text:span text:style-name="T27">Graphics g = e.Graphics;</text:span> </text:p>
      <text:p text:style-name="P43"><text:span text:style-name="T27">g.FillRectangle(myBrush1, x, y, 50, 30);</text:span> </text:p>
      <text:p text:style-name="P43"><text:span text:style-name="T27">g.DrawString(Color.ToString(), myFont, Brushes.Black, x + 55, y);</text:span> </text:p>
      <text:p text:style-name="P18">Jak widać metody DrawRectangle, FillRectangle czy Draw String mogą być pominięte na rzecz rysowania całych obrazków. Gra będzie ciekawsza i z zamysłu z wysoce zaawansowanymi rozwiązaniami technicznymi. Plamy czy obwody jednej barwy wyglądają bardzo prostacko. </text:p>
      <text:p text:style-name="P18"><text:tab/>Poza objektem Bitmap można również korzystać z objektu Image (patrz strony 701,702 z <text:s/>3 odnośnika):</text:p>
      <text:p text:style-name="P43"><text:span text:style-name="T27">Image newImage = Image.FromFile("SampImag.jpg");</text:span> </text:p>
      <text:p text:style-name="P43"><text:span text:style-name="T27">g.DrawImage(</text:span> <text:span text:style-name="T27">newImage,</text:span> <text:span text:style-name="T27">Rect,</text:span> <text:span text:style-name="T27">x, y,</text:span> <text:span text:style-name="T27">width, height,</text:span> <text:span text:style-name="T27">un,</text:span> <text:span text:style-name="T27">Attr,Callback);</text:span> </text:p>
      <text:p text:style-name="P18">Bitmap wydaje się mimo wszystko dużo lepszym rozwiązaniem bo nawet z Painta znamy bitmapy. Objekt Graphics otrzymuje się z Image lub z Bitmap tak jak poniżej (patrz strona 870 z 3 odnośnika):</text:p>
      <text:p text:style-name="P43"><text:span text:style-name="T27">Image imageFile = Image.FromFile("SampImag.jpg");</text:span> </text:p>
      <text:p text:style-name="P43"><text:span text:style-name="T27">Graphics newGraphics = Graphics.FromImage(imageFile);</text:span> </text:p>
      <text:p text:style-name="P43"><text:span text:style-name="T28">newGraphics.Dispose();</text:span> </text:p>
      <text:p text:style-name="P21"><text:span text:style-name="T32">Ostatni wiersz nadaje się świetnie, by usunąć na koniec objekt Graphics. Aby utworzyć Bitmapę dla PictureBox1, poznano wymiary PictureBox1 i przekazano je na konstruktor Bitmapy. Więc postępiono zgodnie ze wskazówkami. We "</text:span><text:span text:style-name="T16">Form1()</text:span><text:span text:style-name="T32">", zaraz za "</text:span><text:span text:style-name="T16">InitializeComponent();</text:span><text:span text:style-name="T32">", wpisujemy:</text:span></text:p>
      <text:p text:style-name="P31"><text:span text:style-name="T42"><text:tab/></text:span><text:span text:style-name="T43"><text:tab/>"</text:span><text:span text:style-name="T20">pictureBox1.Image = new Bitmap(pictureBox1.Width,pictureBox1.Height);</text:span></text:p>
      <text:p text:style-name="P44"><text:s text:c="12"/><text:tab/>Graphics g = Graphics.FromImage(pictureBox1.Image);</text:p>
      <text:p text:style-name="P44"><text:s text:c="12"/>Bitmap zabaStoj = new Bitmap(sciezka+"żaba1.png");</text:p>
      <text:p text:style-name="P44"><text:s text:c="12"/>g.DrawImage(zabaStoj, 10, 10);"</text:p>
      <text:p text:style-name="P39"><text:span text:style-name="T10">Pamiętano, że g.DrawImage rysuje z uwzględnieniem dpi czyli rozdzielczości obrazka a nie z uwzględnieniem liczby pixeli, dlatego zamieniono tą procedurę w póżniejszym czasie na własną. </text:span><text:span text:style-name="T11">Na</text:span><text:span text:style-name="T5">leżało jeszcze zdefiniwać String ścieżka aby zobaczyć żabę na ekranie w oknie gry. Dlatego </text:span><text:span text:style-name="T5">zaraz pod "</text:span><text:span text:style-name="T17">Form1 : Form</text:span><text:span text:style-name="T5">" wpisano:</text:span></text:p>
      <text:p text:style-name="P38"><text:span text:style-name="T8">"</text:span><text:span text:style-name="T17">String gamePath = "C:\\Users\\artiglio\\Desktop\\gra\\";</text:span><text:span text:style-name="T8">"</text:span></text:p>
      <text:p text:style-name="P19">Żabę przesunięto na środek i postawiono ją na platformie, tak aby z niej nie spadła pod wpływem <text:soft-page-break/>grawitacji. Tym ośrodkiem był liść. Wpisano w kolejnym wierszu za "g.DrawImage", to co jest poniżej:</text:p>
      <text:p text:style-name="P20"><text:span text:style-name="T29">"</text:span><text:span text:style-name="T16">Bitmap brick1 = new Bitmap( gamePath + "liść.jpg");</text:span></text:p>
      <text:p text:style-name="P30"><text:span text:style-name="T17"><text:s text:c="12"/>g.DrawImage(leaf, 250, 250);</text:span><text:span text:style-name="T31">"</text:span></text:p>
      <text:p text:style-name="P25">Dalej poprawiono położenie żaby, tak aby była ona na środku liścia, a sam liść umieszczono na środku PictureBox1. Całość kodu przeredagowano i umieszczono w osobnej procedurze o nazwie DrawBegin(). Wyglądała ona tak:</text:p>
      <text:p text:style-name="P45"><text:span text:style-name="T7"><text:s text:c="8"/></text:span><text:span text:style-name="T34">public</text:span><text:span text:style-name="T7"> </text:span><text:span text:style-name="T34">void</text:span><text:span text:style-name="T7"> DrawBegin() {</text:span></text:p>
      <text:p text:style-name="P22"><text:s text:c="12"/>Graphics g = Graphics.FromImage(pictureBox1.Image);</text:p>
      <text:p text:style-name="P45"><text:span text:style-name="T7"><text:s text:c="12"/>Bitmap frog1 = </text:span><text:span text:style-name="T34">new</text:span><text:span text:style-name="T7"> Bitmap(gamePath + </text:span><text:span text:style-name="T24">"liść.png"</text:span><text:span text:style-name="T7">);</text:span></text:p>
      <text:p text:style-name="P45"><text:span text:style-name="T7"><text:s text:c="12"/>Bitmap leaf = </text:span><text:span text:style-name="T34">new</text:span><text:span text:style-name="T7"> Bitmap(gamePath + </text:span><text:span text:style-name="T24">"cegła1.jpg"</text:span><text:span text:style-name="T7">);</text:span></text:p>
      <text:p text:style-name="P45"><text:span text:style-name="T7"><text:s text:c="12"/>Point center = </text:span><text:span text:style-name="T34">new</text:span><text:span text:style-name="T7"> Point(pictureBox1.Width / 2, pictureBox1.Height / 2);</text:span></text:p>
      <text:p text:style-name="P22"><text:s text:c="12"/>g.DrawImage(frog1, (center.X), (center.Y - frog1.Height));</text:p>
      <text:p text:style-name="P22"><text:s text:c="12"/>g.DrawImage(leaf, center.X, center.Y);</text:p>
      <text:p text:style-name="P22"><text:s text:c="8"/>}</text:p>
      <text:p text:style-name="P52">W miejscu poprzedniego kodu wywołano procedurę DrawBegin(). Dodano kolejnie tło dla planszy. Gra zaczęła wyglądać przytulniej i milej. Stworzono procedurę i wywołano ją przed wywołaniem procedury DrawBegin(); Procedura rysowania tła wyglądała tak:</text:p>
      <text:p text:style-name="P52"><text:span text:style-name="T34">public</text:span><text:span text:style-name="T29"> </text:span><text:span text:style-name="T34">void</text:span><text:span text:style-name="T29"> DrawSky(</text:span><text:span text:style-name="T34">string</text:span><text:span text:style-name="T29"> fName) {</text:span></text:p>
      <text:p text:style-name="P22"><text:s text:c="12"/>Graphics g = Graphics.FromImage(pictureBox1.Image);</text:p>
      <text:p text:style-name="P45"><text:span text:style-name="T7"><text:s text:c="12"/>Bitmap sky = </text:span><text:span text:style-name="T34">new</text:span><text:span text:style-name="T7"> Bitmap(gamePath + fName);</text:span></text:p>
      <text:p text:style-name="P45"><text:span text:style-name="T7"><text:s text:c="12"/>Point tmp = </text:span><text:span text:style-name="T34">new</text:span><text:span text:style-name="T7"> Point(0,0);</text:span></text:p>
      <text:p text:style-name="P45"><text:span text:style-name="T7"><text:s text:c="12"/></text:span><text:span text:style-name="T34">while</text:span><text:span text:style-name="T7"> (tmp.Y &lt; pictureBox1.Image.Height)</text:span></text:p>
      <text:p text:style-name="P22"><text:s text:c="12"/>{</text:p>
      <text:p text:style-name="P45"><text:span text:style-name="T7"><text:s text:c="16"/></text:span><text:span text:style-name="T34">while</text:span><text:span text:style-name="T7"> (tmp.X &lt; pictureBox1.Image.Width) {</text:span></text:p>
      <text:p text:style-name="P22"><text:s text:c="20"/>g.DrawImage(sky, tmp.X, tmp.Y);</text:p>
      <text:p text:style-name="P22"><text:s text:c="20"/>tmp.X += sky.Width;</text:p>
      <text:p text:style-name="P22"><text:s text:c="16"/>}</text:p>
      <text:p text:style-name="P22"><text:s text:c="16"/>tmp.X = 0;</text:p>
      <text:p text:style-name="P22"><text:s text:c="16"/>tmp.Y += sky.Height;</text:p>
      <text:p text:style-name="P22"><text:s text:c="12"/>}</text:p>
      <text:p text:style-name="P22">}</text:p>
      <text:p text:style-name="P22"/>
      <text:p text:style-name="P32"><text:tab/>Widzimy, że żaba jest malowana wraz z otoczeniem. Aby to zmienić, otwarto program Windows Paint i wybrano barwę o wartościach 255 da każdej z podbarw: czerwonej, niebieskiej, zielonej. Zarysowano sobie otoczenie przedmiotu w tej barwie. Stworzono gotową procedurę dla pomijania wybranej przez nas barwy z wartościami 255 dla każdej składowej.</text:p>
      <text:p text:style-name="P23"><text:s text:c="8"/><text:span text:style-name="T33">public</text:span> <text:span text:style-name="T33">void</text:span> DrawBMP(Bitmap BMP,Point where) {</text:p>
      <text:p text:style-name="P45"><text:span text:style-name="T7"><text:s text:c="12"/>Point tmp = </text:span><text:span text:style-name="T34">new</text:span><text:span text:style-name="T7"> Point(0, 0);</text:span></text:p>
      <text:p text:style-name="P45"><text:span text:style-name="T7"><text:s text:c="12"/></text:span><text:span text:style-name="T34">while</text:span><text:span text:style-name="T7"> ((tmp.Y &lt; BMP.Height)&amp;&amp;(where.Y + tmp.Y &lt; gameView.Height))</text:span></text:p>
      <text:p text:style-name="P22"><text:s text:c="12"/>{</text:p>
      <text:p text:style-name="P45"><text:span text:style-name="T7"><text:s text:c="16"/></text:span><text:span text:style-name="T34">while</text:span><text:span text:style-name="T7"> ((tmp.X &lt; BMP.Width)&amp;&amp;(where.X+tmp.X&lt;gameView.Width))</text:span></text:p>
      <text:p text:style-name="P22"><text:s text:c="16"/>{</text:p>
      <text:p text:style-name="P22"><text:s text:c="20"/>Color pixel = BMP.GetPixel(tmp.X, tmp.Y);</text:p>
      <text:p text:style-name="P45"><text:span text:style-name="T7"><text:s text:c="20"/></text:span><text:span text:style-name="T34">if</text:span><text:span text:style-name="T7"> (pixel.R == 255 &amp;&amp; pixel.G == 255 &amp;&amp; pixel.B == 255) {</text:span></text:p>
      <text:p text:style-name="P45"><text:span text:style-name="T7"><text:s text:c="20"/>}</text:span><text:span text:style-name="T34">else</text:span></text:p>
      <text:p text:style-name="P22"><text:s text:c="20"/>{</text:p>
      <text:p text:style-name="P22"><text:s text:c="24"/>gameView.SetPixel(where.X + tmp.X, where.Y + tmp.Y, pixel);</text:p>
      <text:p text:style-name="P22"><text:s text:c="20"/>}</text:p>
      <text:p text:style-name="P22"><text:soft-page-break/><text:s text:c="20"/>tmp.X++;</text:p>
      <text:p text:style-name="P22"><text:s text:c="16"/>}</text:p>
      <text:p text:style-name="P22"><text:s text:c="16"/>tmp.X = 0;</text:p>
      <text:p text:style-name="P22"><text:s text:c="16"/>tmp.Y++;</text:p>
      <text:p text:style-name="P22"><text:s text:c="12"/>}</text:p>
      <text:p text:style-name="P22"><text:s text:c="8"/>}</text:p>
      <text:p text:style-name="P32"><text:tab/>DrawBegin() zmieniono na poniższe. Otrzymano żabę na liściu na środku okna gry, przy czym ich otoczenie prześwituje, przez co widziano tło.</text:p>
      <text:p text:style-name="P25"><text:span text:style-name="T41"><text:s text:c="8"/></text:span><text:span text:style-name="T38">public</text:span><text:span text:style-name="T41"> </text:span><text:span text:style-name="T38">void</text:span><text:span text:style-name="T41"> DrawBegin() {</text:span></text:p>
      <text:p text:style-name="P45"><text:span text:style-name="T7"><text:s text:c="12"/>Bitmap frog1 = </text:span><text:span text:style-name="T34">new</text:span><text:span text:style-name="T7"> Bitmap(gamePath + </text:span><text:span text:style-name="T24">"żaba1.jpg"</text:span><text:span text:style-name="T7">);</text:span></text:p>
      <text:p text:style-name="P45"><text:span text:style-name="T7"><text:s text:c="12"/>Bitmap leaf = </text:span><text:span text:style-name="T34">new</text:span><text:span text:style-name="T7"> Bitmap(gamePath + </text:span><text:span text:style-name="T24">"liść.jpg"</text:span><text:span text:style-name="T7">);</text:span></text:p>
      <text:p text:style-name="P45"><text:span text:style-name="T7"><text:s text:c="12"/>Point center = </text:span><text:span text:style-name="T34">new</text:span><text:span text:style-name="T7"> Point(pictureBox1.Width / 2, pictureBox1.Height / 2);</text:span></text:p>
      <text:p text:style-name="P45"><text:span text:style-name="T7"><text:s text:c="12"/>DrawBMP(frog1, </text:span><text:span text:style-name="T34">new</text:span><text:span text:style-name="T7"> Point((center.X - frog1.Width / 2), (center.Y - frog1.Height)));</text:span></text:p>
      <text:p text:style-name="P45"><text:span text:style-name="T7"><text:s text:c="12"/>DrawBMP(leaf, </text:span><text:span text:style-name="T34">new</text:span><text:span text:style-name="T7"> Point((center.X - leaf.Width / 2), center.Y));</text:span></text:p>
      <text:p text:style-name="P22"><text:s text:c="8"/>}</text:p>
      <text:p text:style-name="P32"><text:tab/>Cały początek wraz z Form1() wyglądał tak jak poniżej. Są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25"><text:span text:style-name="T41"><text:s text:c="8"/></text:span><text:span text:style-name="T38">public</text:span><text:span text:style-name="T41"> Form1()</text:span></text:p>
      <text:p text:style-name="P22"><text:s text:c="8"/>{</text:p>
      <text:p text:style-name="P22"><text:s text:c="12"/>InitializeComponent();</text:p>
      <text:p text:style-name="P45"><text:span text:style-name="T7"><text:s text:c="12"/>pictureBox1.Image = gameView = </text:span><text:span text:style-name="T34">new</text:span><text:span text:style-name="T7"> Bitmap(pictureBox1.Width, pictureBox1.Height);</text:span></text:p>
      <text:p text:style-name="P45"><text:span text:style-name="T7"><text:s text:c="12"/>DrawSky(</text:span><text:span text:style-name="T24">"niebo.jpg"</text:span><text:span text:style-name="T7">);</text:span></text:p>
      <text:p text:style-name="P22"><text:s text:c="12"/>DrawBegin();</text:p>
      <text:p text:style-name="P22"><text:s text:c="8"/>}</text:p>
      <text:p text:style-name="P46"><text:span text:style-name="T12">W procedurze DrawSky też zmieniono g.DrawImage(sky, tmp.X, tmp.Y) na </text:span><text:span text:style-name="T13">DrawBMP(sky, </text:span><text:span text:style-name="T39">new</text:span><text:span text:style-name="T13"> Point(tmp.X, tmp.Y)). Zyskano to, że przy zmiennej rozdzielczości zdjęcia, zawsze poprawnie wyświetlono zawartość pliku na ekranie.</text:span></text:p>
      <text:p text:style-name="P15">3.3 Tworzenie narzędzia pomocy odnajdywania zapisów</text:p>
      <text:p text:style-name="P18"><text:tab/>Zgromadzono przydatne wywołania metod przetwarzania list i plików. Listę przetwarza się poprzez wywołanie kolejnych jej wpisów (patrz odnośnik 7):</text:p>
      <text:p text:style-name="P43">"List&lt;string&gt; linie;</text:p>
      <text:p text:style-name="P43">foreach(string linia in linie){}"</text:p>
      <text:p text:style-name="P18">Listę sortuje się jak poniżej (patrz odnośnik 6):</text:p>
      <text:p text:style-name="P43">"lista= lista.OrderBy(x=&gt;poTymUkładaj).ToList(); //List&lt;Coś&gt; lista"</text:p>
      <text:p text:style-name="P18">W celu zapisu na plik wykonuje się (patrz odnośnik 5):</text:p>
      <text:p text:style-name="P43">"String fileName;</text:p>
      <text:p text:style-name="P43">List&lt;string&gt; lines=new List&lt;string&gt;();</text:p>
      <text:p text:style-name="P43">File.WriteAllLines(fileName.FullFilePath(),lines);"</text:p>
      <text:p text:style-name="P18">a w celu odczytu i zapisu (patrz odnośnik 8):</text:p>
      <text:p text:style-name="P43"><text:soft-page-break/>"string[] linie= File.ReadAllLines(filePath); //string filePath</text:p>
      <text:p text:style-name="P43">File.WriteAllLines(filePath,lines);"</text:p>
      <text:p text:style-name="P18">,co przekształca się w listę poprzez wywołanie ".ToList()" na zwróconej macierzy.</text:p>
      <text:p text:style-name="P18">Z listy wybiera się odpowiadające wyszukiwania (patrz odnośnik 20):</text:p>
      <text:p text:style-name="P43">"return lista.Where(x=&gt;wybierzWartość==innaWartość).ToList()"</text:p>
      <text:p text:style-name="P18">Dodatkowo baza danych SQL została omówiona w odnośniku dziewiątym, natomiast zarządzanie zasobami plików na dysku twardym wygląda następująco (patrz odnośnik 10 i 21):</text:p>
      <text:p text:style-name="P43">"string[] dirs= Directory.GetDirectories(rootPath); //string rootPath</text:p>
      <text:p text:style-name="P43">var files= Directory.GetFiles(rootPath,"*.*",SearchOption.TopDirectoryOnly);</text:p>
      <text:p text:style-name="P43">foreach(string file in files){</text:p>
      <text:p text:style-name="P43">Console.WriteLine(Path.GetFullPath(file));}"</text:p>
      <text:p text:style-name="P21"><text:span text:style-name="T32">Kolejno koniecznie tworzono okno w sposób taki, że wciśnięto w menu Projekt-&gt;Dodaj formularz Windows Forms... Wyświetlono okno Dodaj nowy element – gra. Z lewej strony wybrano Elementy Visual C#, natomiast w środkowej liście wybrano Formularz Systemu Windows. Wprowadzono nazwę GameNote i naciśnięto przycisk OK. W Form1 naciskamy dwukrotnie na menu-</text:span><text:span text:style-name="T32">&gt;Ustawienia-&gt;Przemyślenia. Środowisko przenosi nas w miejsce zwane </text:span><text:span text:style-name="T16">przemyśleniaToolStripMenuItem_Click. </text:span><text:span text:style-name="T48">Tam stworzono nowe okno GameNote i je wyświetlono. Wprowadzamy poniższy kod źródłowy.</text:span></text:p>
      <text:p text:style-name="P45"><text:span text:style-name="T17"><text:tab/> <text:s text:c="3"/></text:span><text:span text:style-name="T24">toolStripStatusLabel1.Text = "</text:span><text:span text:style-name="T7">Wyświetlono zapisy o grze...</text:span><text:span text:style-name="T24">";</text:span></text:p>
      <text:p text:style-name="P45"><text:span text:style-name="T7"><text:s text:c="12"/>GameNote gameNote = </text:span><text:span text:style-name="T34">new</text:span><text:span text:style-name="T7"> GameNote();</text:span></text:p>
      <text:p text:style-name="P22"><text:s text:c="12"/>gameNote.Show();</text:p>
      <text:p text:style-name="P49"/>
      <text:p text:style-name="P33"><text:span text:style-name="T32">Po sprawdzeniu w uruchomionej aplikacji zobaczono otwarte nowe okno, jakie kolejno rozbudowano. Na początku powstał zamysł aby mieć możliwość wprowadzenia nazwy pliku z zapisami gracza w polu znakowym. Dlatego dodano kolejne pole znakowe w prawym górnym rogu okna. Po przeciągnięciu, rozpoznano nazwę jako textBox1. Odnaleziono wszystkie pliki z bieżącej teczki gry, jakie mają rozszerzenie *.zap od słowa zapisy, oraz wyświetlono je jako wykaz. W tym celu przeciągnięto listBox1 pod nasz textBox1. Dostosowano jego wielkość na całą szerokość okna, any móc lepiej wyświetlić szczegóły wraz z rozszerzeniem pliku. Wprowadzono w nasz wykaz plików wpisy z zapiskami graczy. Wciśnięto mysz dwa razy w okno GameNotes, po czym przeniesiono w miejsce zwane "</text:span>GameNote_Load". <text:span text:style-name="T32">Tam wprowadzono polecenie przejścia w inną procedure FillListBox(), jaką stosowano również przy zmianie pola znakowego textBox1. Całość wygłąda jak niżej:</text:span></text:p>
      <text:p text:style-name="P29"><text:span text:style-name="T30"><text:s text:c="8"/></text:span><text:span text:style-name="T35">private</text:span><text:span text:style-name="T30"> </text:span><text:span text:style-name="T35">void</text:span><text:span text:style-name="T30"> FillListBox() {</text:span></text:p>
      <text:p text:style-name="P22"><text:s text:c="8"/>}</text:p>
      <text:p text:style-name="P45"><text:span text:style-name="T7"><text:s text:c="8"/></text:span><text:span text:style-name="T34">private</text:span><text:span text:style-name="T7"> </text:span><text:span text:style-name="T34">void</text:span><text:span text:style-name="T7"> GameNote_Load(</text:span><text:span text:style-name="T34">object</text:span><text:span text:style-name="T7"> sender, EventArgs e)</text:span></text:p>
      <text:p text:style-name="P22"><text:s text:c="8"/>{</text:p>
      <text:p text:style-name="P22"><text:soft-page-break/><text:s text:c="12"/>FillListBox();</text:p>
      <text:p text:style-name="P22"><text:s text:c="8"/>}</text:p>
      <text:p text:style-name="P46"><text:span text:style-name="T12">Wrócono na wybrane zagadnienia z początku tego rozdziału, by zauważyć, że przydałaby się jakaś </text:span><text:span text:style-name="T12">funkcja zwracająca List&lt;string&gt; wraz ze wszystkimi ścieżkami na żądane rozszerzenia plików znajdujących się w zadanej w zapytaniu teczce. Oba </text:span><text:span text:style-name="T46">GameNote</text:span><text:span text:style-name="T12"> : Form wraz z </text:span><text:span text:style-name="T46">Form1</text:span><text:span text:style-name="T12"> : Form znajdują się w </text:span><text:span text:style-name="T40">namespace</text:span><text:span text:style-name="T12"> gra, ale funkcję umieszczono w osobnej klasie o nazwie "common", tak by wszystkie formy miały w nią dostęp. Przeniesiono także zmienną gamePath w klasę common, aby mieć w nią dostęp z GameNote. Zrobiono to jak poniżej:</text:span></text:p>
      <text:p text:style-name="P45"><text:span text:style-name="T7"><text:s text:c="4"/></text:span><text:span text:style-name="T34">public</text:span><text:span text:style-name="T7"> </text:span><text:span text:style-name="T34">class</text:span><text:span text:style-name="T7"> </text:span><text:span text:style-name="T44">common</text:span><text:span text:style-name="T7"> {</text:span></text:p>
      <text:p text:style-name="P45"><text:span text:style-name="T7"><text:s text:c="8"/></text:span><text:span text:style-name="T34">public</text:span><text:span text:style-name="T7"> </text:span><text:span text:style-name="T34">static</text:span><text:span text:style-name="T7"> </text:span><text:span text:style-name="T34">string</text:span><text:span text:style-name="T7"> gamePath = </text:span><text:span text:style-name="T24">"C:</text:span><text:a xlink:type="simple" xlink:href="smb://Users//artiglio//Desktop//gra//" text:style-name="Internet_20_link" text:visited-style-name="Visited_20_Internet_20_Link">\\Users\\artiglio\\Desktop\\gra\\</text:a><text:span text:style-name="T24">"</text:span><text:span text:style-name="T7">;}</text:span></text:p>
      <text:p text:style-name="P47"><text:span text:style-name="T10">W przestrzeni nazw nie włożono żadnej zmiennej a tylko klasy, wyliczenia lub stałe. Stworzono klase ogólnie dostępną dla wszystkich wystąpień z przestrzeni nazw gra. Ich podwystąpienia są </text:span><text:span text:style-name="T10">dostępne dzięki określeniu static, co pozwala na dostęp na składowe bez tworzenia żadnych zmiennych klasy w pamięci urządzenia. Zamieniono wszystkie odwołania gamePath na </text:span><text:span text:style-name="T10">common.gamePath. Od tej pory została dostępna zmienna gamePath również w GameNote. Klasa common nie może być pierwsza przed klasą Form1, bo projektant się nie otworzy ani aplikacja nie uruchomi. Umieszczono ją za klasą Form1. W common również wsadzono funkcję "</text:span><text:span text:style-name="T34">static</text:span><text:span text:style-name="T7"> </text:span><text:span text:style-name="T34">string[]</text:span><text:span text:style-name="T7"> PathsToFiles":</text:span></text:p>
      <text:p text:style-name="P47"><text:span text:style-name="T7"><text:s text:c="8"/></text:span><text:span text:style-name="T34">public</text:span><text:span text:style-name="T7"> </text:span><text:span text:style-name="T34">static</text:span><text:span text:style-name="T7"> </text:span><text:span text:style-name="T34">string</text:span><text:span text:style-name="T7">[] pathsToFiles(</text:span><text:span text:style-name="T34">string</text:span><text:span text:style-name="T7"> rootPath, </text:span><text:span text:style-name="T34">string</text:span><text:span text:style-name="T7"> fileName)</text:span></text:p>
      <text:p text:style-name="P22"><text:s text:c="8"/>{</text:p>
      <text:p text:style-name="P45"><text:span text:style-name="T7"><text:s text:c="12"/></text:span><text:span text:style-name="T34">string</text:span><text:span text:style-name="T7">[] filePaths = Directory.GetFiles(rootPath, fileName, SearchOption.AllDirectories);</text:span></text:p>
      <text:p text:style-name="P45"><text:span text:style-name="T7"><text:s text:c="12"/></text:span><text:span text:style-name="T34">return</text:span><text:span text:style-name="T7"> filePaths;</text:span></text:p>
      <text:p text:style-name="P22"><text:s text:c="8"/>}</text:p>
      <text:p text:style-name="P47"><text:span text:style-name="T10">Z początku tego rozdziału znaleziono funkcję Directory.GetFiles z opcją "</text:span><text:span text:style-name="T21">SearchOption.TopDirectoryOnly". </text:span><text:span text:style-name="T10">W google wpisano <text:s/>"SearchOption Directory.GetFiles" by pozyskać stronę, na jakiej znaleziono inne możliwości wywołania tej funkcji (patrz odnośnik 22). Jedną z nich została "</text:span><text:span text:style-name="Source_20_Text">SearchOption.AllDirectories" </text:span><text:span text:style-name="Source_20_Text"><text:span text:style-name="T47">pozwalająca na przeszukanie również podteczek bieżącej ścieźki dostępu na pliki. Procedurę FillListBox zmieniono na poniższą, aby od tej chwili zobaczyć wszystkie nasze zapiski z teczki gry:</text:span></text:span></text:p>
      <text:p text:style-name="P47"><text:span text:style-name="Source_20_Text"><text:span text:style-name="T7"><text:s text:c="8"/></text:span></text:span><text:span text:style-name="Source_20_Text"><text:span text:style-name="T34">private</text:span></text:span><text:span text:style-name="Source_20_Text"><text:span text:style-name="T7"> </text:span></text:span><text:span text:style-name="Source_20_Text"><text:span text:style-name="T34">void</text:span></text:span><text:span text:style-name="Source_20_Text"><text:span text:style-name="T7"> FillListBox() {</text:span></text:span></text:p>
      <text:p text:style-name="P45"><text:span text:style-name="T7"><text:s text:c="12"/></text:span><text:span text:style-name="T34">string</text:span><text:span text:style-name="T7"> fName = textBox1.Text;</text:span></text:p>
      <text:p text:style-name="P45"><text:span text:style-name="T7"><text:s text:c="12"/></text:span><text:span text:style-name="T34">if</text:span><text:span text:style-name="T7"> (fName == </text:span><text:span text:style-name="T24">""</text:span><text:span text:style-name="T7">) fName = </text:span><text:span text:style-name="T24">"*.zap"</text:span><text:span text:style-name="T7">;</text:span></text:p>
      <text:p text:style-name="P45"><text:span text:style-name="T7"><text:s text:c="12"/></text:span><text:span text:style-name="T34">string</text:span><text:span text:style-name="T7">[] zapPaths= common.pathsToFiles(common.gamePath,fName);</text:span></text:p>
      <text:p text:style-name="P22"><text:s text:c="12"/>listBox1.Items.AddRange(zapPaths);}</text:p>
      <text:p text:style-name="P27"><text:span text:style-name="Source_20_Text"><text:span text:style-name="T47">Poszczególne wpisy wykazu zostały ułożone po znakach z nazwy jako pierwszej rzeczy a kolejno po znakach ścieżki. Niechby nazwa pliku wyświetlała się pierwsza a za nią ścieżka dostępu. Przerobiono ListBox na taki, co przechowuje nowo stworzoną przez klasę objektów. Same sortowanie można znaleźć na stronie w sieci (patrz odnośnik 13). Dołożono kolejną klasę:</text:span></text:span></text:p>
      <text:p text:style-name="P27"><text:span text:style-name="Source_20_Text"><text:span text:style-name="T29"><text:s text:c="7"/></text:span></text:span><text:span text:style-name="Source_20_Text"><text:span text:style-name="T34">private</text:span></text:span><text:span text:style-name="Source_20_Text"><text:span text:style-name="T29"> </text:span></text:span><text:span text:style-name="Source_20_Text"><text:span text:style-name="T34">class</text:span></text:span><text:span text:style-name="Source_20_Text"><text:span text:style-name="T29"> </text:span></text:span><text:span text:style-name="Source_20_Text"><text:span text:style-name="T44">noteEntry</text:span></text:span></text:p>
      <text:p text:style-name="P22"><text:s text:c="8"/>{</text:p>
      <text:p text:style-name="P45"><text:span text:style-name="T7"><text:s text:c="12"/></text:span><text:span text:style-name="T34">public</text:span><text:span text:style-name="T7"> </text:span><text:span text:style-name="T34">string</text:span><text:span text:style-name="T7"> fName; </text:span><text:span text:style-name="T50">//file name</text:span></text:p>
      <text:p text:style-name="P45"><text:span text:style-name="T7"><text:s text:c="12"/></text:span><text:span text:style-name="T34">public</text:span><text:span text:style-name="T7"> </text:span><text:span text:style-name="T34">string</text:span><text:span text:style-name="T7"> pName; </text:span><text:span text:style-name="T50">//path name</text:span></text:p>
      <text:p text:style-name="P45"><text:span text:style-name="T7"><text:s text:c="12"/></text:span><text:span text:style-name="T34">public</text:span><text:span text:style-name="T7"> noteEntry() {</text:span></text:p>
      <text:p text:style-name="P22"><text:s text:c="12"/>}</text:p>
      <text:p text:style-name="P45"><text:span text:style-name="T7"><text:s text:c="12"/></text:span><text:span text:style-name="T34">public</text:span><text:span text:style-name="T7"> </text:span><text:span text:style-name="T34">static</text:span><text:span text:style-name="T7"> List&lt;noteEntry&gt; createList(</text:span><text:span text:style-name="T34">string</text:span><text:span text:style-name="T7">[] allNotes)</text:span></text:p>
      <text:p text:style-name="P22"><text:s text:c="12"/>{</text:p>
      <text:p text:style-name="P45"><text:span text:style-name="T7"><text:s text:c="16"/>List&lt;noteEntry&gt; filePaths = </text:span><text:span text:style-name="T34">new</text:span><text:span text:style-name="T7"> List&lt;noteEntry&gt;();</text:span></text:p>
      <text:p text:style-name="P45"><text:span text:style-name="T7"><text:s text:c="16"/></text:span><text:span text:style-name="T34">foreach</text:span><text:span text:style-name="T7"> (</text:span><text:span text:style-name="T34">string</text:span><text:span text:style-name="T7"> note </text:span><text:span text:style-name="T34">in</text:span><text:span text:style-name="T7"> allNotes) {</text:span></text:p>
      <text:p text:style-name="P45"><text:span text:style-name="T7"><text:s text:c="20"/>filePaths.Add(</text:span><text:span text:style-name="T34">new</text:span><text:span text:style-name="T7"> noteEntry() { pName = note.Substring(0, note.LastIndexOf(</text:span><text:span text:style-name="T24">'\\'</text:span><text:span text:style-name="T7">)), fName = note.Substring(note.LastIndexOf(</text:span><text:span text:style-name="T24">'\\'</text:span><text:span text:style-name="T7">)+1)});</text:span></text:p>
      <text:p text:style-name="P22"><text:s text:c="16"/>}</text:p>
      <text:p text:style-name="P45"><text:span text:style-name="T7"><text:s text:c="16"/></text:span><text:span text:style-name="T34">return</text:span><text:span text:style-name="T7"> filePaths;</text:span></text:p>
      <text:p text:style-name="P22"><text:soft-page-break/><text:s text:c="12"/>}</text:p>
      <text:p text:style-name="P45"><text:span text:style-name="T7"><text:s text:c="12"/></text:span><text:span text:style-name="T34">public</text:span><text:span text:style-name="T7"> </text:span><text:span text:style-name="T34">override</text:span><text:span text:style-name="T7"> </text:span><text:span text:style-name="T34">string</text:span><text:span text:style-name="T7"> ToString() {</text:span></text:p>
      <text:p text:style-name="P45"><text:span text:style-name="T7"><text:s text:c="16"/></text:span><text:span text:style-name="T34">return</text:span><text:span text:style-name="T7"> fName+</text:span><text:span text:style-name="T24">" "</text:span><text:span text:style-name="T7">+pName;</text:span></text:p>
      <text:p text:style-name="P22"><text:s text:c="12"/>}</text:p>
      <text:p text:style-name="P22"><text:s text:c="8"/>}</text:p>
      <text:p text:style-name="P27"><text:span text:style-name="Source_20_Text"><text:span text:style-name="T47">oraz zamieńmy sobie FillListBox():</text:span></text:span></text:p>
      <text:p text:style-name="P27"><text:span text:style-name="Source_20_Text"><text:span text:style-name="T29"><text:s text:c="8"/></text:span></text:span><text:span text:style-name="Source_20_Text"><text:span text:style-name="T34">private</text:span></text:span><text:span text:style-name="Source_20_Text"><text:span text:style-name="T29"> </text:span></text:span><text:span text:style-name="Source_20_Text"><text:span text:style-name="T34">void</text:span></text:span><text:span text:style-name="Source_20_Text"><text:span text:style-name="T29"> FillListBox() {</text:span></text:span></text:p>
      <text:p text:style-name="P45"><text:span text:style-name="T7"><text:s text:c="12"/></text:span><text:span text:style-name="T34">string</text:span><text:span text:style-name="T7"> fName = textBox1.Text;</text:span></text:p>
      <text:p text:style-name="P45"><text:span text:style-name="T7"><text:s text:c="12"/></text:span><text:span text:style-name="T34">if</text:span><text:span text:style-name="T7"> (fName == </text:span><text:span text:style-name="T24">""</text:span><text:span text:style-name="T7">) fName = </text:span><text:span text:style-name="T24">"*.zap"</text:span><text:span text:style-name="T7">;</text:span></text:p>
      <text:p text:style-name="P45"><text:span text:style-name="T7"><text:s text:c="12"/></text:span><text:span text:style-name="T34">string</text:span><text:span text:style-name="T7">[] zapPathsStrings= common.pathsToFiles(common.gamePath,fName);</text:span></text:p>
      <text:p text:style-name="P22"><text:s text:c="12"/>List&lt;noteEntry&gt; zapPaths= noteEntry.createList(zapPathsStrings);</text:p>
      <text:p text:style-name="P45"><text:span text:style-name="T7"><text:s text:c="12"/>zapPaths.Sort(</text:span><text:span text:style-name="T34">delegate</text:span><text:span text:style-name="T7"> (noteEntry e1, noteEntry e2){</text:span><text:span text:style-name="T34">return</text:span><text:span text:style-name="T7"> e1.ToString().CompareTo(e2.ToString());});</text:span></text:p>
      <text:p text:style-name="P22"><text:s text:c="12"/>listBox1.Items.AddRange(zapPaths.ToArray());</text:p>
      <text:p text:style-name="P22"><text:s text:c="8"/>}</text:p>
      <text:p text:style-name="P28"><text:span text:style-name="Source_20_Text"><text:span text:style-name="T47">Wpisy wykazu zostały ułożone w kolejności znakowej, oraz że wpisy zaczynają się na nazwie pliku a kończą na ścieżce. Póki gracz nie prowadził żadnej wartości w pole znakowe, wtedy znaleziono </text:span></text:span><text:span text:style-name="Source_20_Text"><text:span text:style-name="T47">wszystkie pliki z rozszerzeniem *.zap. Robi to funkcja z klasy ogólnej common. Dostano macierz ciągów znakowych przedstawiających ścieżki na znalezione pliki. Metoda statyczna createList z </text:span></text:span><text:span text:style-name="Source_20_Text"><text:span text:style-name="T47">klasy noteEntry jest wywoływana aby przerobić ciągi znaków na objekty typu noteEntry, dzięki czemu przetrzymano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28"><text:span text:style-name="Source_20_Text"><text:span text:style-name="T47"><text:tab/>W dalszej części tworzenia gry nie wyświetlono pełnej ścieżki tylko to co jest w teczce gry, aby ścieżka gry wgrała się sama, aby wyrażenia regex były obsługiwane przy znajdowaniu zapisek gracza.</text:span></text:span></text:p>
      <text:p text:style-name="P28"><text:span text:style-name="Source_20_Text"><text:span text:style-name="T47"><text:tab/>Zacznięto od tego aby ścieżka wgrywała się samoczynnie. Dlatego wprowadzono poniższy wiersz jako kolejny zaraz za InitializeComponent() w Form1():</text:span></text:span></text:p>
      <text:p text:style-name="P28"><text:span text:style-name="Source_20_Text"><text:span text:style-name="T47"/></text:span></text:p>
      <text:p text:style-name="P28"><text:span text:style-name="Source_20_Text"><text:span text:style-name="T29">common.gamePath=Directory.GetCurrentDirectory().Substring(0,</text:span></text:span></text:p>
      <text:p text:style-name="P28"><text:span text:style-name="Source_20_Text"><text:span text:style-name="T29">Directory.GetCurrentDirectory().LastIndexOf(</text:span></text:span><text:span text:style-name="Source_20_Text"><text:span text:style-name="T24">'\\'</text:span></text:span><text:span text:style-name="Source_20_Text"><text:span text:style-name="T29">,</text:span></text:span></text:p>
      <text:p text:style-name="P28"><text:span text:style-name="Source_20_Text"><text:span text:style-name="T29">Directory.GetCurrentDirectory().LastIndexOf(</text:span></text:span><text:span text:style-name="Source_20_Text"><text:span text:style-name="T24">'\\'</text:span></text:span><text:span text:style-name="Source_20_Text"><text:span text:style-name="T29">,</text:span></text:span></text:p>
      <text:p text:style-name="P28"><text:span text:style-name="Source_20_Text"><text:span text:style-name="T29">Directory.GetCurrentDirectory().LastIndexOf(</text:span></text:span><text:span text:style-name="Source_20_Text"><text:span text:style-name="T24">'\\'</text:span></text:span><text:span text:style-name="Source_20_Text"><text:span text:style-name="T29">) - 1)-1)+1);</text:span></text:span></text:p>
      <text:p text:style-name="P28"><text:span text:style-name="Source_20_Text"><text:span text:style-name="T29"/></text:span></text:p>
      <text:p text:style-name="P48"><text:span text:style-name="Source_20_Text"><text:span text:style-name="T11">Tego opis jest taki, że aplikacja ma teczkę roboczą zanużoną o trzy teczki wewnątrz teczki gry i aby </text:span></text:span><text:span text:style-name="Source_20_Text"><text:span text:style-name="T11">ją wydobyć najlepiej z łańcucha znaków opisującego położenie tej teczki znaleźć trzeci znak '\' symbolizujący rozpoczęcie nowej teczki. Wtedy uzyskano miejsce gry. Aby uzyskać ścieżki bez opisu teczki roboczej gry przechodzono w </text:span></text:span><text:span text:style-name="Source_20_Text"><text:span text:style-name="T7">List&lt;noteEntry&gt; createList(</text:span></text:span><text:span text:style-name="Source_20_Text"><text:span text:style-name="T34">string</text:span></text:span><text:span text:style-name="Source_20_Text"><text:span text:style-name="T7">[] allNotes)</text:span></text:span><text:span text:style-name="Source_20_Text"><text:span text:style-name="T11"> i podmieniono </text:span></text:span><text:span text:style-name="Source_20_Text"><text:span text:style-name="T6">filePaths.Add </text:span></text:span><text:span text:style-name="Source_20_Text"><text:span text:style-name="T11">na poniższe:</text:span></text:span></text:p>
      <text:p text:style-name="P48"><text:span text:style-name="Source_20_Text"><text:span text:style-name="T6"/></text:span></text:p>
      <text:p text:style-name="P48"><text:span text:style-name="Source_20_Text"><text:span text:style-name="T9">filePaths.Add(</text:span></text:span><text:span text:style-name="Source_20_Text"><text:span text:style-name="T36">new</text:span></text:span><text:span text:style-name="Source_20_Text"><text:span text:style-name="T9"> noteEntry() { </text:span></text:span></text:p>
      <text:p text:style-name="P48"><text:span text:style-name="Source_20_Text"><text:span text:style-name="T9">pName=note.Substring(common.gamePath.Length,note.LastIndexOf(</text:span></text:span><text:span text:style-name="Source_20_Text"><text:span text:style-name="T25">'\\'</text:span></text:span><text:span text:style-name="Source_20_Text"><text:span text:style-name="T9">)-common.gamePath.Length+1), </text:span></text:span></text:p>
      <text:p text:style-name="P48"><text:span text:style-name="Source_20_Text"><text:span text:style-name="T9">fName = note.Substring(note.LastIndexOf(</text:span></text:span><text:span text:style-name="Source_20_Text"><text:span text:style-name="T25">'\\'</text:span></text:span><text:span text:style-name="Source_20_Text"><text:span text:style-name="T9">)+1)});</text:span></text:span></text:p>
      <text:p text:style-name="P26"/>
      <text:p text:style-name="P28"><text:span text:style-name="Source_20_Text"><text:span text:style-name="T47">Zmieniono jedynie w pName by zaczęło wycinanie podciągu odpowiadającego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48"><text:span text:style-name="Source_20_Text"><text:span text:style-name="T11"><text:tab/>Przystąpiono zająć się wyrażeniami REGEX tak aby możliwe było wprowadzenie częściowe nazwy pliku z zapiskami a znalezienie by odbyło się samoistnie. Zamieniono odpowiadający wiersz w </text:span></text:span><text:span text:style-name="Source_20_Text"><text:span text:style-name="T7">FillListBox()</text:span></text:span><text:span text:style-name="Source_20_Text"><text:span text:style-name="T11"> na</text:span></text:span></text:p>
      <text:p text:style-name="P48"><text:span text:style-name="Source_20_Text"><text:span text:style-name="T11"/></text:span></text:p>
      <text:p text:style-name="P48"><text:span text:style-name="Source_20_Text"><text:span text:style-name="T35">string</text:span></text:span><text:span text:style-name="Source_20_Text"><text:span text:style-name="T6">[] zapPathsStrings= common.pathsToFiles(common.gamePath, </text:span></text:span><text:span text:style-name="Source_20_Text"><text:span text:style-name="T23">"*.zap"</text:span></text:span><text:span text:style-name="Source_20_Text"><text:span text:style-name="T6">);</text:span></text:span></text:p>
      <text:p text:style-name="P26"/>
      <text:p text:style-name="P48"><text:soft-page-break/><text:span text:style-name="Source_20_Text"><text:span text:style-name="T11">oraz usunięto poprzedni. Znajdowano wszystkie pliki z właściwym rozszerzeniem. Z początku rozdziału znaleziono funkcję Where występującą w wykazach. Wykorzystano ją wraz z wyrażeniami REGEX. </text:span></text:span><text:span text:style-name="Source_20_Text"><text:span text:style-name="T7">FillListBox()</text:span></text:span><text:span text:style-name="Source_20_Text"><text:span text:style-name="T11"> zamieniono na to poniżej:</text:span></text:span></text:p>
      <text:p text:style-name="P48"><text:span text:style-name="Source_20_Text"><text:span text:style-name="T11"/></text:span></text:p>
      <text:p text:style-name="P50"><text:span text:style-name="Source_20_Text"><text:span text:style-name="T6">List&lt;noteEntry&gt; zapPaths= noteEntry.createList(common.pathsToFiles(common.gamePath, </text:span></text:span><text:span text:style-name="Source_20_Text"><text:span text:style-name="T23">"*.zap"</text:span></text:span><text:span text:style-name="Source_20_Text"><text:span text:style-name="T6">)).Where(entry =&gt; Regex.Match(entry.fName, textBox1.Text).Success).ToList();</text:span></text:span></text:p>
      <text:p text:style-name="P50"><text:span text:style-name="T7"><text:s text:c="12"/>zapPaths.Sort(</text:span><text:span text:style-name="T34">delegate</text:span><text:span text:style-name="T7"> (noteEntry e1, noteEntry e2){</text:span><text:span text:style-name="T34">return</text:span><text:span text:style-name="T7"> e1.ToString().CompareTo(e2.ToString());});</text:span></text:p>
      <text:p text:style-name="P24"><text:s text:c="12"/>listBox1.Items.Clear();</text:p>
      <text:p text:style-name="P24"><text:s text:c="12"/>listBox1.Items.AddRange(zapPaths.ToArray());</text:p>
      <text:p text:style-name="P26"/>
      <text:p text:style-name="P28"><text:span text:style-name="Source_20_Text"><text:span text:style-name="T47">W pierwszym wierszu tworzono zapPaths z noteEntry.createList, potem na tym wywołano Where a w nawiasie zawarto wyrażenie logiczne REGEX by sprawdziło dla każdego wpisu wykazu czy jest </text:span></text:span><text:span text:style-name="Source_20_Text"><text:span text:style-name="T47">zgodne z wartością pola znakowego. Wynik przekształcono na wykaz, co kolejnie sortowano najpierw według nazwy a potem ścieżki. Czyszczono wykaz wpisów oraz wypełniono tymi z </text:span></text:span><text:span text:style-name="Source_20_Text"><text:span text:style-name="T47">zapPaths. ZapPaths są wykazem dlatego zamieniono je na macierz tak aby było zgodne z tym co oczekuje od nas funkcja AddRange.</text:span></text:span></text:p>
      <text:p text:style-name="P48"><text:span text:style-name="Source_20_Text"><text:span text:style-name="T11"><text:tab/>Kolejnym zadaniem stało się ukrywanie rozszerzeń plików, bo wiadmo że zawsze będzie to *.zap. Dlatego w </text:span></text:span><text:span text:style-name="Source_20_Text"><text:span text:style-name="T44">noteEntry</text:span></text:span><text:span text:style-name="Source_20_Text"><text:span text:style-name="T11">::</text:span></text:span><text:span text:style-name="Source_20_Text"><text:span text:style-name="T6">createList</text:span></text:span><text:span text:style-name="Source_20_Text"><text:span text:style-name="T11">, w wierszu </text:span></text:span><text:span text:style-name="Source_20_Text"><text:span text:style-name="T6">filePaths.Add(</text:span></text:span><text:span text:style-name="Source_20_Text"><text:span text:style-name="T35">new</text:span></text:span><text:span text:style-name="Source_20_Text"><text:span text:style-name="T6"> noteEntry() { </text:span></text:span><text:span text:style-name="Source_20_Text"><text:span text:style-name="T11">zamieniono </text:span></text:span><text:span text:style-name="Source_20_Text"><text:span text:style-name="T6">fName = note.Substring... </text:span></text:span><text:span text:style-name="Source_20_Text"><text:span text:style-name="T11">na poniższe</text:span></text:span><text:span text:style-name="Source_20_Text"><text:span text:style-name="T6">:</text:span></text:span></text:p>
      <text:p text:style-name="P48"><text:span text:style-name="Source_20_Text"><text:span text:style-name="T6"/></text:span></text:p>
      <text:p text:style-name="P51"><text:span text:style-name="Source_20_Text"><text:span text:style-name="T9">filePaths.Add(</text:span></text:span><text:span text:style-name="Source_20_Text"><text:span text:style-name="T36">new</text:span></text:span><text:span text:style-name="Source_20_Text"><text:span text:style-name="T9"> noteEntry() { </text:span></text:span></text:p>
      <text:p text:style-name="P51"><text:span text:style-name="Source_20_Text"><text:span text:style-name="T9">pName = note.Substring(common.gamePath.Length, note.LastIndexOf(</text:span></text:span><text:span text:style-name="Source_20_Text"><text:span text:style-name="T25">'\\'</text:span></text:span><text:span text:style-name="Source_20_Text"><text:span text:style-name="T9">)- common.gamePath.Length+1), </text:span></text:span></text:p>
      <text:p text:style-name="P51"><text:span text:style-name="Source_20_Text"><text:span text:style-name="T9">fName = note.Substring(note.LastIndexOf(</text:span></text:span><text:span text:style-name="Source_20_Text"><text:span text:style-name="T25">'\\'</text:span></text:span><text:span text:style-name="Source_20_Text"><text:span text:style-name="T9">)+1,note.Length- note.LastIndexOf(</text:span></text:span><text:span text:style-name="Source_20_Text"><text:span text:style-name="T25">'\\'</text:span></text:span><text:span text:style-name="Source_20_Text"><text:span text:style-name="T9">)-5) });</text:span></text:span></text:p>
      <text:p text:style-name="P48"><text:span text:style-name="Source_20_Text"><text:span text:style-name="T6"/></text:span></text:p>
      <text:p text:style-name="P48"><text:span text:style-name="Source_20_Text"><text:span text:style-name="T11">Zamianie podległo wywołanie substring dla fName tak aby rozpocząć wycinanie nazwy pliku od jego początku, co zostało uwzględnione jako pierwszy parametr. Drugim parametrem wywołania jest długość wycianania w ilości znaków, co zostało policzone jako różnica długości całego ciągu znaków i miejsca początku nazwy pliku, co było pomniejszone o długość rozszerzenia.</text:span></text:span></text:p>
      <text:p text:style-name="P48"><text:span text:style-name="Source_20_Text"><text:span text:style-name="T11"><text:tab/>Każda zmiana pola znakowego textBox1 powinna oddawać zmianę naszego wykazu, dlatego znajdźmy metodę textChanged oraz utwórzmy jej wywołanie uwzględniając poniższy fragment:</text:span></text:span></text:p>
      <text:p text:style-name="P48"><text:span text:style-name="Source_20_Text"><text:span text:style-name="T11"/></text:span></text:p>
      <text:p text:style-name="P48"><text:span text:style-name="Source_20_Text"><text:span text:style-name="T6"><text:s text:c="8"/></text:span></text:span><text:span text:style-name="Source_20_Text"><text:span text:style-name="T35">private</text:span></text:span><text:span text:style-name="Source_20_Text"><text:span text:style-name="T6"> </text:span></text:span><text:span text:style-name="Source_20_Text"><text:span text:style-name="T35">void</text:span></text:span><text:span text:style-name="Source_20_Text"><text:span text:style-name="T6"> textBox1_TextChanged(</text:span></text:span><text:span text:style-name="Source_20_Text"><text:span text:style-name="T35">object</text:span></text:span><text:span text:style-name="Source_20_Text"><text:span text:style-name="T6"> sender, EventArgs e)</text:span></text:span></text:p>
      <text:p text:style-name="P22"><text:s text:c="8"/>{</text:p>
      <text:p text:style-name="P22"><text:s text:c="12"/>FillListBox();</text:p>
      <text:p text:style-name="P22"><text:s text:c="8"/>}</text:p>
      <text:p text:style-name="P48"><text:span text:style-name="Source_20_Text"><text:span text:style-name="T11"/></text:span></text:p>
      <text:p text:style-name="P48"><text:span text:style-name="Source_20_Text"><text:span text:style-name="T11"><text:tab/>Kolejną rzeczą było wyświetlenie zawartości pliku wraz ze zmianą wyboru w wykazie plików. Aby to zrobić, znaleziono metodę </text:span></text:span><text:span text:style-name="Source_20_Text"><text:span text:style-name="T6">SelectedIndexChanged</text:span></text:span><text:span text:style-name="Source_20_Text"><text:span text:style-name="T11"> we właściwościach listBox1 oraz naciśnięto w jej polu znakowym dwa razy, by utworzyć jej wywołanie. Wewnątrz wpisano poniższe:</text:span></text:span></text:p>
      <text:p text:style-name="P48"><text:span text:style-name="Source_20_Text"><text:span text:style-name="T11"/></text:span></text:p>
      <text:p text:style-name="P48"><text:span text:style-name="Source_20_Text"><text:span text:style-name="T6"><text:s text:c="8"/></text:span></text:span><text:span text:style-name="Source_20_Text"><text:span text:style-name="T35">private</text:span></text:span><text:span text:style-name="Source_20_Text"><text:span text:style-name="T6"> </text:span></text:span><text:span text:style-name="Source_20_Text"><text:span text:style-name="T35">void</text:span></text:span><text:span text:style-name="Source_20_Text"><text:span text:style-name="T6"> listBox1_SelectedIndexChanged(</text:span></text:span><text:span text:style-name="Source_20_Text"><text:span text:style-name="T35">object</text:span></text:span><text:span text:style-name="Source_20_Text"><text:span text:style-name="T6"> sender, EventArgs e)</text:span></text:span></text:p>
      <text:p text:style-name="P22"><text:s text:c="8"/>{</text:p>
      <text:p text:style-name="P45"><text:span text:style-name="T7"><text:s text:c="12"/></text:span><text:span text:style-name="T34">string</text:span><text:span text:style-name="T7">[] allLines = File.ReadAllLines(common.gamePath + ((noteEntry)listBox1.SelectedItem).pName + </text:span></text:p>
      <text:p text:style-name="P45"><text:span text:style-name="T7">((noteEntry)listBox1.SelectedItem).fName + </text:span><text:span text:style-name="T24">".zap"</text:span><text:span text:style-name="T7">);</text:span></text:p>
      <text:p text:style-name="P45"><text:span text:style-name="T7"><text:s text:c="12"/>richTextBox1.Text = </text:span><text:span text:style-name="T24">""</text:span><text:span text:style-name="T7">;</text:span></text:p>
      <text:p text:style-name="P22"><text:span text:style-name="T31"><text:s text:c="12"/></text:span><text:span text:style-name="T37">for</text:span><text:span text:style-name="T31"> (</text:span><text:span text:style-name="T37">int</text:span><text:span text:style-name="T31"> i=0;i&lt;allLines.Length;i++) {</text:span></text:p>
      <text:p text:style-name="P22"><text:s text:c="16"/>richTextBox1.Text += allLines[i];</text:p>
      <text:p text:style-name="P45"><text:span text:style-name="T7"><text:s text:c="16"/></text:span><text:span text:style-name="T34">if</text:span><text:span text:style-name="T7">(i!= allLines.Length-1) richTextBox1.Text += </text:span><text:span text:style-name="T24">"\n"</text:span><text:span text:style-name="T7">;</text:span></text:p>
      <text:p text:style-name="P22"><text:s text:c="12"/>}</text:p>
      <text:p text:style-name="P22"><text:s text:c="8"/>}</text:p>
      <text:p text:style-name="P48"><text:span text:style-name="Source_20_Text"><text:span text:style-name="T11"/></text:span></text:p>
      <text:p text:style-name="P48"><text:soft-page-break/><text:span text:style-name="Source_20_Text"><text:span text:style-name="T11">Czyli otrzymano odczyt z wybranego pliku wszystkich wierszy, potem wyczyszczenie pola wielowierszowego, potem dla każdego wiersza jego dopisanie w pole wielowierszowe. Dołączono możliwość zapisu na plik zmienionego przez gracza pola wielowierszowego. Dołączono przycisk </text:span></text:span><text:span text:style-name="Source_20_Text"><text:span text:style-name="T11">zapisz obok pola znakowego. Powinno być domyślnie nieczynne aż chwili zmiany w polu wielowierszowym. Pamiętać należy aby go zrobić nieczynnym wraz z każdą zmianą wpisu w wykazie plików. Zmieniono w jego właściwościach w zachowaniu w enabled na false. W </text:span></text:span><text:span text:style-name="Source_20_Text"><text:span text:style-name="T6">richTextBox1_KeyPress</text:span></text:span><text:span text:style-name="Source_20_Text"><text:span text:style-name="T11"> dopisano na końcu </text:span></text:span><text:span text:style-name="Source_20_Text"><text:span text:style-name="T6">button1.Enabled = </text:span></text:span><text:span text:style-name="Source_20_Text"><text:span text:style-name="T35">true</text:span></text:span><text:span text:style-name="Source_20_Text"><text:span text:style-name="T6">. </text:span></text:span><text:span text:style-name="Source_20_Text"><text:span text:style-name="T11">To pole generuowano poprzez wybór we właściwościach richTextBox1 zdarzenia </text:span></text:span><text:span text:style-name="Source_20_Text"><text:span text:style-name="T6">KeyPress </text:span></text:span><text:span text:style-name="Source_20_Text"><text:span text:style-name="T11">oraz wciśnięciu dwa razy myszą w tym polu. Przy każdej zmianie wpisu wykazu przycisk zapisz powinien stawać się nieczynny. Znaleziono </text:span></text:span><text:span text:style-name="Source_20_Text"><text:span text:style-name="T6">listBox1_SelectedIndexChanged. </text:span></text:span><text:span text:style-name="Source_20_Text"><text:span text:style-name="T11">Na jego końcu dopisano </text:span></text:span><text:span text:style-name="Source_20_Text"><text:span text:style-name="T6">button1.Enabled = </text:span></text:span><text:span text:style-name="Source_20_Text"><text:span text:style-name="T35">false</text:span></text:span><text:span text:style-name="Source_20_Text"><text:span text:style-name="T6">. </text:span></text:span><text:span text:style-name="Source_20_Text"><text:span text:style-name="T11">W celu zapisu pliku wciśnięto dwa razy na przycisk zapisz by nas przeniosło w </text:span></text:span><text:span text:style-name="Source_20_Text"><text:span text:style-name="T6">button1_Click</text:span></text:span><text:span text:style-name="Source_20_Text"><text:span text:style-name="T11"> i wpisano poniższe:</text:span></text:span></text:p>
      <text:p text:style-name="P48"><text:span text:style-name="Source_20_Text"><text:span text:style-name="T11"/></text:span></text:p>
      <text:p text:style-name="P48"><text:span text:style-name="Source_20_Text"><text:span text:style-name="T6"><text:tab/>File.WriteAllLines(</text:span></text:span></text:p>
      <text:p text:style-name="P48"><text:span text:style-name="Source_20_Text"><text:span text:style-name="T6"><text:tab/><text:tab/>common.gamePath+((noteEntry)listBox1.SelectedItem).pName+ <text:tab/><text:tab/><text:tab/></text:span></text:span><text:span text:style-name="Source_20_Text"><text:span text:style-name="T6"><text:tab/><text:tab/>((noteEntry)listBox1.SelectedItem).fName + </text:span></text:span><text:span text:style-name="Source_20_Text"><text:span text:style-name="T23">".zap"</text:span></text:span><text:span text:style-name="Source_20_Text"><text:span text:style-name="T6">, </text:span></text:span></text:p>
      <text:p text:style-name="P48"><text:span text:style-name="Source_20_Text"><text:span text:style-name="T6"><text:tab/><text:tab/></text:span></text:span><text:span text:style-name="Source_20_Text"><text:span text:style-name="T35">new</text:span></text:span><text:span text:style-name="Source_20_Text"><text:span text:style-name="T6"> </text:span></text:span><text:span text:style-name="Source_20_Text"><text:span text:style-name="T35">string</text:span></text:span><text:span text:style-name="Source_20_Text"><text:span text:style-name="T6">[] { richTextBox1.Text });</text:span></text:span></text:p>
      <text:p text:style-name="P45"><text:span text:style-name="T7"><text:tab/>button1.Enabled = </text:span><text:span text:style-name="T34">false</text:span><text:span text:style-name="T7">;</text:span></text:p>
      <text:p text:style-name="P48"><text:span text:style-name="Source_20_Text"><text:span text:style-name="T11"/></text:span></text:p>
      <text:p text:style-name="P48"><text:span text:style-name="Source_20_Text"><text:span text:style-name="T11"><text:tab/>Stworzono również przycisk "zapisz jako" wraz z odpowiednim kodem.</text:span></text:span></text:p>
      <text:p text:style-name="P48"><text:span text:style-name="Source_20_Text"><text:span text:style-name="T11"/></text:span></text:p>
      <text:p text:style-name="P48"><text:span text:style-name="Source_20_Text"><text:span text:style-name="T6"><text:s text:c="9"/>SaveFileDialog saveFileDialog = </text:span></text:span><text:span text:style-name="Source_20_Text"><text:span text:style-name="T35">new</text:span></text:span><text:span text:style-name="Source_20_Text"><text:span text:style-name="T6"> SaveFileDialog();</text:span></text:span></text:p>
      <text:p text:style-name="P45"><text:span text:style-name="T7"><text:s text:c="9"/>saveFileDialog.Filter = </text:span><text:span text:style-name="T24">"zapisy przemyśleń (*.zap)|*.zap|dowolne pliki (*.*)|*.*"</text:span><text:span text:style-name="T7">;</text:span></text:p>
      <text:p text:style-name="P22"><text:s text:c="9"/>saveFileDialog.FilterIndex = 1;</text:p>
      <text:p text:style-name="P22"><text:s text:c="9"/>saveFileDialog.InitialDirectory = common.gamePath;</text:p>
      <text:p text:style-name="P45"><text:span text:style-name="T7"><text:s text:c="9"/>saveFileDialog.RestoreDirectory = </text:span><text:span text:style-name="T34">true</text:span><text:span text:style-name="T7">;</text:span></text:p>
      <text:p text:style-name="P45"><text:span text:style-name="T7"><text:s text:c="9"/></text:span><text:span text:style-name="T34">if</text:span><text:span text:style-name="T7"> (saveFileDialog.ShowDialog() == DialogResult.OK)</text:span></text:p>
      <text:p text:style-name="P22"><text:s text:c="9"/>{</text:p>
      <text:p text:style-name="P45"><text:span text:style-name="T7"><text:s text:c="11"/>File.WriteAllLines(saveFileDialog.FileName, </text:span><text:span text:style-name="T34">new</text:span><text:span text:style-name="T7"> </text:span><text:span text:style-name="T34">string</text:span><text:span text:style-name="T7">[{ richTextBox1.Text });</text:span></text:p>
      <text:p text:style-name="P22"><text:tab/> <text:s text:c="3"/>FillListBox();</text:p>
      <text:p text:style-name="P22"><text:tab/> <text:s text:c="3"/>selectByPath(saveFileDialog.FileName);</text:p>
      <text:p text:style-name="P22"><text:s text:c="9"/>}</text:p>
      <text:p text:style-name="P37"><text:span text:style-name="Source_20_Text"><text:span text:style-name="T11"/></text:span></text:p>
      <text:p text:style-name="P37"><text:span text:style-name="Source_20_Text"><text:span text:style-name="T11">W pierwszym wierszu tworzono narzędzie okna zapisu pliku, kolejnie dodano rodzaje plików na </text:span></text:span><text:span text:style-name="Source_20_Text"><text:span text:style-name="T11">wyświetlenie, potem wybrano aby z początku gracz zobaczył pliki z rozszerzeniem zap, dalej </text:span></text:span><text:span text:style-name="Source_20_Text"><text:span text:style-name="T11">zauważono aby ścieżka gry się nie zmieniła i jeżeli gracz wybrał plik to zapisywano zapiski w ten plik. Po zapisaniu odświerzano wykaz plików oraz wybierano ostatnio zapisany. Zrobiono osobną procedurę w tym celu, jaka pobiera ścieżkę na plik:</text:span></text:span></text:p>
      <text:p text:style-name="P48"><text:span text:style-name="Source_20_Text"><text:span text:style-name="T6"><text:s text:c="8"/></text:span></text:span><text:span text:style-name="Source_20_Text"><text:span text:style-name="T35">private</text:span></text:span><text:span text:style-name="Source_20_Text"><text:span text:style-name="T6"> </text:span></text:span><text:span text:style-name="Source_20_Text"><text:span text:style-name="T35">void</text:span></text:span><text:span text:style-name="Source_20_Text"><text:span text:style-name="T6"> selectByPath(</text:span></text:span><text:span text:style-name="Source_20_Text"><text:span text:style-name="T35">string</text:span></text:span><text:span text:style-name="Source_20_Text"><text:span text:style-name="T6"> path)</text:span></text:span></text:p>
      <text:p text:style-name="P22"><text:s text:c="8"/>{</text:p>
      <text:p text:style-name="P22"><text:s text:c="12"/>listBox1.SelectedIndex = -1;</text:p>
      <text:p text:style-name="P45"><text:span text:style-name="T7"><text:s text:c="12"/></text:span><text:span text:style-name="T34">for</text:span><text:span text:style-name="T7">(</text:span><text:span text:style-name="T34">int</text:span><text:span text:style-name="T7"> index=0;index&lt;listBox1.Items.Count;index++)</text:span></text:p>
      <text:p text:style-name="P22"><text:s text:c="12"/>{</text:p>
      <text:p text:style-name="P45"><text:span text:style-name="T7"><text:s text:c="16"/></text:span><text:span text:style-name="T34">if</text:span><text:span text:style-name="T7"> (path == common.gamePath + </text:span></text:p>
      <text:p text:style-name="P45"><text:span text:style-name="T7"><text:tab/><text:tab/><text:tab/>((noteEntry)listBox1.Items[index]).pName + <text:tab/><text:tab/><text:tab/><text:tab/><text:tab/><text:tab/><text:tab/>((noteEntry)listBox1.Items[index]).fName+</text:span><text:span text:style-name="T24">".zap"</text:span><text:span text:style-name="T7">)</text:span></text:p>
      <text:p text:style-name="P22"><text:tab/><text:tab/><text:tab/>listBox1.SelectedIndex = index;</text:p>
      <text:p text:style-name="P22"><text:s text:c="12"/>}</text:p>
      <text:p text:style-name="P22"><text:s text:c="8"/>}</text:p>
      <text:p text:style-name="P22"><text:tab/>Znaleziono komponent o nazwie ErrorProvider co posłużyło przy rozbudowie textBox1 (patrz odnośnik 42) tak aby wyświetlał błąd przy pustym polu tekstowym. Wprowadzono poniższe aby zasygnalizować potrzebę wypełnienia pola:</text:p>
      <text:p text:style-name="P22"><text:span text:style-name="T31">errorProvider1.SetError(textBox1, </text:span><text:span text:style-name="T26">"Łatwiej będzie filtrować z zawartością tego pola"</text:span><text:span text:style-name="T31">);</text:span></text:p>
      <text:p text:style-name="P15"><text:soft-page-break/>3.4 Znajdywanie otwartych okien</text:p>
      <text:p text:style-name="P25"><text:span text:style-name="Source_20_Text"><text:span text:style-name="T47"><text:tab/>AboutBox1 jest oknem jakie otwiera się niezależnie czy inne okno tego samego rodzaju jest </text:span></text:span><text:span text:style-name="Source_20_Text"><text:span text:style-name="T47">otwarte. Aby to zmienić, w klasę common dołożono trochę kodu ze strony sieciowej (patrz odnośnik 14).</text:span></text:span></text:p>
      <text:p text:style-name="P25"><text:span text:style-name="T29"><text:s text:c="4"/></text:span><text:span text:style-name="T34">public</text:span><text:span text:style-name="T29"> </text:span><text:span text:style-name="T34">class</text:span><text:span text:style-name="T29"> </text:span><text:span text:style-name="T44">window</text:span></text:p>
      <text:p text:style-name="P22"><text:s text:c="4"/>{</text:p>
      <text:p text:style-name="P45"><text:span text:style-name="T7"><text:s text:c="8"/></text:span><text:span text:style-name="T34">public</text:span><text:span text:style-name="T7"> IntPtr handle;</text:span></text:p>
      <text:p text:style-name="P45"><text:span text:style-name="T7"><text:s text:c="8"/></text:span><text:span text:style-name="T34">public</text:span><text:span text:style-name="T7"> String name;</text:span></text:p>
      <text:p text:style-name="P45"><text:span text:style-name="T7"><text:s text:c="8"/></text:span><text:span text:style-name="T34">public</text:span><text:span text:style-name="T7"> String className;</text:span></text:p>
      <text:p text:style-name="P45"><text:span text:style-name="T7"><text:s text:c="8"/></text:span><text:span text:style-name="T34">public</text:span><text:span text:style-name="T7"> List&lt;window&gt; childWindows=</text:span><text:span text:style-name="T34">null</text:span><text:span text:style-name="T7">;</text:span></text:p>
      <text:p text:style-name="P22"><text:s text:c="4"/>}</text:p>
      <text:p text:style-name="P45"><text:span text:style-name="T7"><text:s text:c="4"/></text:span><text:span text:style-name="T34">public</text:span><text:span text:style-name="T7"> </text:span><text:span text:style-name="T34">class</text:span><text:span text:style-name="T7"> </text:span><text:span text:style-name="T44">common</text:span><text:span text:style-name="T7"> {</text:span></text:p>
      <text:p text:style-name="P45"><text:span text:style-name="T7"><text:s text:c="8"/></text:span><text:span text:style-name="T34">private</text:span><text:span text:style-name="T7"> </text:span><text:span text:style-name="T34">delegate</text:span><text:span text:style-name="T7"> </text:span><text:span text:style-name="T34">bool</text:span><text:span text:style-name="T7"> </text:span><text:span text:style-name="T44">EnumWindowsProc</text:span><text:span text:style-name="T7">(IntPtr hWnd, IntPtr lParam);</text:span></text:p>
      <text:p text:style-name="P45"><text:span text:style-name="T7"><text:s text:c="8"/>[DllImport(</text:span><text:span text:style-name="T24">"user32.dll"</text:span><text:span text:style-name="T7">, CharSet = CharSet.Unicode)]</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int</text:span><text:span text:style-name="T7"> GetWindowText(IntPtr hWnd, StringBuilder strText, </text:span><text:span text:style-name="T34">int</text:span><text:span text:style-name="T7"> maxCount);</text:span></text:p>
      <text:p text:style-name="P45"><text:span text:style-name="T7"><text:s text:c="8"/>[DllImport(</text:span><text:span text:style-name="T24">"user32.dll"</text:span><text:span text:style-name="T7">, CharSet = CharSet.Unicode)]</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int</text:span><text:span text:style-name="T7"> GetWindowTextLength(IntPtr hWnd);</text:span></text:p>
      <text:p text:style-name="P45"><text:span text:style-name="T7"><text:s text:c="8"/>[DllImport(</text:span><text:span text:style-name="T24">"user32.dll"</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bool</text:span><text:span text:style-name="T7"> EnumWindows(EnumWindowsProc enumProc, IntPtr lParam);</text:span></text:p>
      <text:p text:style-name="P45"><text:span text:style-name="T7"><text:s text:c="8"/>[DllImport(</text:span><text:span text:style-name="T24">"user32.dll"</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bool</text:span><text:span text:style-name="T7"> IsWindowVisible(IntPtr hWnd);</text:span></text:p>
      <text:p text:style-name="P45"><text:span text:style-name="T7"><text:s text:c="8"/>[DllImport(</text:span><text:span text:style-name="T24">"user32.dll"</text:span><text:span text:style-name="T7">)]</text:span></text:p>
      <text:p text:style-name="P45"><text:span text:style-name="T7"><text:s text:c="8"/></text:span><text:span text:style-name="T34">public</text:span><text:span text:style-name="T7"> </text:span><text:span text:style-name="T34">static</text:span><text:span text:style-name="T7"> </text:span><text:span text:style-name="T34">extern</text:span><text:span text:style-name="T7"> </text:span><text:span text:style-name="T34">bool</text:span><text:span text:style-name="T7"> ShowWindow(IntPtr hWnd, </text:span><text:span text:style-name="T34">int</text:span><text:span text:style-name="T7"> nCmdShow);</text:span></text:p>
      <text:p text:style-name="P45"><text:span text:style-name="T7"><text:s text:c="8"/>[DllImport(</text:span><text:span text:style-name="T24">"user32.dll"</text:span><text:span text:style-name="T7">)]</text:span></text:p>
      <text:p text:style-name="P45"><text:span text:style-name="T7"><text:s text:c="8"/>[</text:span><text:span text:style-name="T34">return</text:span><text:span text:style-name="T7">: MarshalAs(UnmanagedType.Bool)]</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bool</text:span><text:span text:style-name="T7"> EnumChildWindows(IntPtr hwndParent, EnumWindowsProc </text:span><text:span text:style-name="T7">lpEnumFunc, IntPtr lParam);</text:span></text:p>
      <text:p text:style-name="P45"><text:span text:style-name="T7"><text:s text:c="8"/>[DllImport(</text:span><text:span text:style-name="T24">"user32.dll"</text:span><text:span text:style-name="T7">, SetLastError = </text:span><text:span text:style-name="T34">true</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IntPtr GetWindow(IntPtr hWnd, </text:span><text:span text:style-name="T34">uint</text:span><text:span text:style-name="T7"> uCmd);</text:span></text:p>
      <text:p text:style-name="P45"><text:span text:style-name="T7"><text:s text:c="8"/>[DllImport(</text:span><text:span text:style-name="T24">"User32.Dll"</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void</text:span><text:span text:style-name="T7"> GetClassName(</text:span><text:span text:style-name="T34">int</text:span><text:span text:style-name="T7"> hWnd, StringBuilder s, </text:span><text:span text:style-name="T34">int</text:span><text:span text:style-name="T7"> nMaxCount);</text:span></text:p>
      <text:p text:style-name="P45"><text:span text:style-name="T7"><text:s text:c="8"/></text:span><text:span text:style-name="T34">private</text:span><text:span text:style-name="T7"> </text:span><text:span text:style-name="T34">static</text:span><text:span text:style-name="T7"> </text:span><text:span text:style-name="T34">string</text:span><text:span text:style-name="T7"> _GetClassName(IntPtr hWnd)</text:span></text:p>
      <text:p text:style-name="P22"><text:s text:c="8"/>{</text:p>
      <text:p text:style-name="P45"><text:span text:style-name="T7"><text:s text:c="12"/>StringBuilder sbClass = </text:span><text:span text:style-name="T34">new</text:span><text:span text:style-name="T7"> StringBuilder(256);</text:span></text:p>
      <text:p text:style-name="P45"><text:span text:style-name="T7"><text:s text:c="12"/>GetClassName((</text:span><text:span text:style-name="T34">int</text:span><text:span text:style-name="T7">)hWnd, sbClass, sbClass.Capacity);</text:span></text:p>
      <text:p text:style-name="P45"><text:span text:style-name="T7"><text:s text:c="12"/></text:span><text:span text:style-name="T34">return</text:span><text:span text:style-name="T7"> sbClass.ToString();</text:span></text:p>
      <text:p text:style-name="P22"><text:s text:c="8"/>}</text:p>
      <text:p text:style-name="P45"><text:span text:style-name="T7"><text:s text:c="8"/></text:span><text:span text:style-name="T34">private</text:span><text:span text:style-name="T7"> </text:span><text:span text:style-name="T34">static</text:span><text:span text:style-name="T7"> </text:span><text:span text:style-name="T34">bool</text:span><text:span text:style-name="T7"> EnumTheWindows(IntPtr hWnd, IntPtr listHandle)</text:span></text:p>
      <text:p text:style-name="P22"><text:s text:c="8"/>{</text:p>
      <text:p text:style-name="P45"><text:span text:style-name="T7"><text:s text:c="12"/>List&lt;window&gt; windows = GCHandle.FromIntPtr(listHandle).Target </text:span><text:span text:style-name="T34">as</text:span><text:span text:style-name="T7"> List&lt;window&gt;;</text:span></text:p>
      <text:p text:style-name="P45"><text:span text:style-name="T7"><text:s text:c="12"/></text:span><text:span text:style-name="T34">int</text:span><text:span text:style-name="T7"> size = GetWindowTextLength(hWnd);</text:span></text:p>
      <text:p text:style-name="P45"><text:span text:style-name="T7"><text:s text:c="12"/></text:span><text:span text:style-name="T34">if</text:span><text:span text:style-name="T7"> (size++ &gt; 0 &amp;&amp; IsWindowVisible(hWnd))</text:span></text:p>
      <text:p text:style-name="P22"><text:s text:c="12"/>{</text:p>
      <text:p text:style-name="P45"><text:span text:style-name="T7"><text:s text:c="16"/>StringBuilder sb = </text:span><text:span text:style-name="T34">new</text:span><text:span text:style-name="T7"> StringBuilder(size);</text:span></text:p>
      <text:p text:style-name="P22"><text:s text:c="16"/>GetWindowText(hWnd, sb, size);</text:p>
      <text:p text:style-name="P45"><text:span text:style-name="T7"><text:s text:c="16"/>window Window = </text:span><text:span text:style-name="T34">new</text:span><text:span text:style-name="T7"> window { handle=hWnd,name=sb.ToString(),className= _GetClassName(hWnd)};</text:span></text:p>
      <text:p text:style-name="P22"><text:s text:c="16"/>windows.Add(Window);</text:p>
      <text:p text:style-name="P45"><text:span text:style-name="T7"><text:s text:c="16"/>IntPtr childWindow = GetWindow(hWnd, 5);</text:span><text:span text:style-name="T50">//GW_CHILD = 5</text:span></text:p>
      <text:p text:style-name="P45"><text:span text:style-name="T7"><text:s text:c="16"/></text:span><text:span text:style-name="T34">if</text:span><text:span text:style-name="T7"> (childWindow!=</text:span><text:span text:style-name="T34">null</text:span><text:span text:style-name="T7">&amp;&amp; IsWindowVisible(childWindow))</text:span></text:p>
      <text:p text:style-name="P22"><text:s text:c="16"/>{</text:p>
      <text:p text:style-name="P45"><text:span text:style-name="T7"><text:s text:c="20"/>Window.childWindows = </text:span><text:span text:style-name="T34">new</text:span><text:span text:style-name="T7"> List&lt;window&gt;();</text:span></text:p>
      <text:p text:style-name="P22"><text:s text:c="20"/>EnumChildWindows(hWnd, EnumTheWindows, GCHandle.ToIntPtr(GCHandle.Alloc(Window.childWindows)));</text:p>
      <text:p text:style-name="P22"><text:s text:c="16"/>};</text:p>
      <text:p text:style-name="P22"><text:s text:c="12"/>}</text:p>
      <text:p text:style-name="P45"><text:span text:style-name="T7"><text:s text:c="12"/></text:span><text:span text:style-name="T34">return</text:span><text:span text:style-name="T7"> </text:span><text:span text:style-name="T34">true</text:span><text:span text:style-name="T7">;</text:span></text:p>
      <text:p text:style-name="P22"><text:soft-page-break/><text:s text:c="8"/>}</text:p>
      <text:p text:style-name="P45"><text:span text:style-name="T7"><text:s text:c="8"/></text:span><text:span text:style-name="T34">public</text:span><text:span text:style-name="T7"> </text:span><text:span text:style-name="T34">static</text:span><text:span text:style-name="T7"> List&lt;window&gt; allWindows()</text:span></text:p>
      <text:p text:style-name="P22"><text:s text:c="8"/>{</text:p>
      <text:p text:style-name="P45"><text:span text:style-name="T7"><text:s text:c="12"/>List&lt;window&gt; windows = </text:span><text:span text:style-name="T34">new</text:span><text:span text:style-name="T7"> List&lt;window&gt;();</text:span></text:p>
      <text:p text:style-name="P22"><text:s text:c="12"/>EnumWindows(EnumTheWindows, GCHandle.ToIntPtr(GCHandle.Alloc(windows)));</text:p>
      <text:p text:style-name="P45"><text:span text:style-name="T7"><text:s text:c="12"/></text:span><text:span text:style-name="T34">return</text:span><text:span text:style-name="T7"> windows;</text:span></text:p>
      <text:p text:style-name="P22"><text:s text:c="8"/>}</text:p>
      <text:p text:style-name="P45"><text:span text:style-name="T7"><text:s text:c="8"/></text:span><text:span text:style-name="T34">public</text:span><text:span text:style-name="T7"> </text:span><text:span text:style-name="T34">static</text:span><text:span text:style-name="T7"> </text:span><text:span text:style-name="T34">string</text:span><text:span text:style-name="T7"> windowsToString(List&lt;window&gt; windows, </text:span><text:span text:style-name="T34">int</text:span><text:span text:style-name="T7"> progress)</text:span></text:p>
      <text:p text:style-name="P22"><text:s text:c="8"/>{</text:p>
      <text:p text:style-name="P45"><text:span text:style-name="T7"><text:s text:c="12"/></text:span><text:span text:style-name="T34">string</text:span><text:span text:style-name="T7"> allWindows = </text:span><text:span text:style-name="T24">""</text:span><text:span text:style-name="T7">;</text:span></text:p>
      <text:p text:style-name="P45"><text:span text:style-name="T7"><text:s text:c="12"/></text:span><text:span text:style-name="T34">foreach</text:span><text:span text:style-name="T7">(window Window </text:span><text:span text:style-name="T34">in</text:span><text:span text:style-name="T7"> windows)</text:span></text:p>
      <text:p text:style-name="P22"><text:s text:c="12"/>{</text:p>
      <text:p text:style-name="P45"><text:span text:style-name="T7"><text:s text:c="16"/></text:span><text:span text:style-name="T34">for</text:span><text:span text:style-name="T7"> (</text:span><text:span text:style-name="T34">int</text:span><text:span text:style-name="T7"> i = 0; i &lt; progress; i++) allWindows += </text:span><text:span text:style-name="T24">" <text:s/>"</text:span><text:span text:style-name="T7">;</text:span></text:p>
      <text:p text:style-name="P45"><text:span text:style-name="T7"><text:s text:c="16"/>allWindows += Window.name + </text:span><text:span text:style-name="T24">" <text:s text:c="4"/>"</text:span><text:span text:style-name="T7">+Window.className+</text:span><text:span text:style-name="T24">"\n"</text:span><text:span text:style-name="T7">;</text:span></text:p>
      <text:p text:style-name="P45"><text:span text:style-name="T7"><text:s text:c="16"/></text:span><text:span text:style-name="T34">if</text:span><text:span text:style-name="T7"> (Window.childWindows != </text:span><text:span text:style-name="T34">null</text:span><text:span text:style-name="T7">) allWindows += </text:span><text:span text:style-name="T7">windowsToString(Window.childWindows,progress+1);</text:span></text:p>
      <text:p text:style-name="P22"><text:s text:c="12"/>}</text:p>
      <text:p text:style-name="P45"><text:span text:style-name="T7"><text:s text:c="12"/></text:span><text:span text:style-name="T34">return</text:span><text:span text:style-name="T7"> allWindows;</text:span></text:p>
      <text:p text:style-name="P22"><text:s text:c="8"/>}</text:p>
      <text:p text:style-name="P45"><text:span text:style-name="T7"><text:s text:c="8"/>[DllImport(</text:span><text:span text:style-name="T24">"User32.dll"</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IntPtr GetDC(IntPtr hwnd);</text:span></text:p>
      <text:p text:style-name="P45"><text:span text:style-name="T7"><text:s text:c="8"/>[DllImport(</text:span><text:span text:style-name="T24">"gdi32.dll"</text:span><text:span text:style-name="T7">, EntryPoint = </text:span><text:span text:style-name="T24">"BitBlt"</text:span><text:span text:style-name="T7">, SetLastError = </text:span><text:span text:style-name="T34">true</text:span><text:span text:style-name="T7">)]</text:span></text:p>
      <text:p text:style-name="P45"><text:span text:style-name="T7"><text:s text:c="8"/>[</text:span><text:span text:style-name="T34">return</text:span><text:span text:style-name="T7">: MarshalAs(UnmanagedType.Bool)]</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bool</text:span><text:span text:style-name="T7"> BitBlt([In] IntPtr hdc, </text:span><text:span text:style-name="T34">int</text:span><text:span text:style-name="T7"> nXDest, </text:span><text:span text:style-name="T34">int</text:span><text:span text:style-name="T7"> nYDest, </text:span><text:span text:style-name="T34">int</text:span><text:span text:style-name="T7"> </text:span><text:span text:style-name="T7">nWidth, </text:span><text:span text:style-name="T34">int</text:span><text:span text:style-name="T7"> nHeight, [In] IntPtr hdcSrc, </text:span><text:span text:style-name="T34">int</text:span><text:span text:style-name="T7"> nXSrc, </text:span><text:span text:style-name="T34">int</text:span><text:span text:style-name="T7"> nYSrc, </text:span><text:span text:style-name="T34">uint</text:span><text:span text:style-name="T7"> dwRop);</text:span></text:p>
      <text:p text:style-name="P45"><text:span text:style-name="T7"><text:s text:c="8"/>[DllImport(</text:span><text:span text:style-name="T24">"user32.dll"</text:span><text:span text:style-name="T7">, SetLastError = </text:span><text:span text:style-name="T34">true</text:span><text:span text:style-name="T7">)]</text:span></text:p>
      <text:p text:style-name="P45"><text:span text:style-name="T7"><text:s text:c="8"/></text:span><text:span text:style-name="T34">private</text:span><text:span text:style-name="T7"> </text:span><text:span text:style-name="T34">static</text:span><text:span text:style-name="T7"> </text:span><text:span text:style-name="T34">extern</text:span><text:span text:style-name="T7"> </text:span><text:span text:style-name="T34">bool</text:span><text:span text:style-name="T7"> GetWindowRect(IntPtr hwnd, </text:span><text:span text:style-name="T34">out</text:span><text:span text:style-name="T7"> Rectangle lpRect);</text:span></text:p>
      <text:p text:style-name="P45"><text:span text:style-name="T7"><text:s text:c="8"/></text:span><text:span text:style-name="T34">public</text:span><text:span text:style-name="T7"> </text:span><text:span text:style-name="T34">static</text:span><text:span text:style-name="T7"> </text:span><text:span text:style-name="T34">void</text:span><text:span text:style-name="T7"> WNDtoBMP(IntPtr hwnd,</text:span><text:span text:style-name="T34">string</text:span><text:span text:style-name="T7"> fName) {</text:span></text:p>
      <text:p text:style-name="P22"><text:s text:c="12"/>IntPtr wndDC = GetDC(hwnd);</text:p>
      <text:p text:style-name="P22"><text:s text:c="12"/>Graphics g1 = Graphics.FromHdc(wndDC);</text:p>
      <text:p text:style-name="P22"><text:s text:c="12"/>Rectangle rect;</text:p>
      <text:p text:style-name="P45"><text:span text:style-name="T7"><text:s text:c="12"/>GetWindowRect(hwnd, </text:span><text:span text:style-name="T34">out</text:span><text:span text:style-name="T7"> rect);</text:span></text:p>
      <text:p text:style-name="P45"><text:span text:style-name="T7"><text:s text:c="12"/></text:span><text:span text:style-name="T34">int</text:span><text:span text:style-name="T7"> x = rect.Width- rect.X, y = rect.Height - rect.Y;</text:span></text:p>
      <text:p text:style-name="P45"><text:span text:style-name="T7"><text:s text:c="12"/>Image myImage = </text:span><text:span text:style-name="T34">new</text:span><text:span text:style-name="T7"> Bitmap(x, y, g1);</text:span></text:p>
      <text:p text:style-name="P22"><text:s text:c="12"/>Graphics g2 = Graphics.FromImage(myImage);</text:p>
      <text:p text:style-name="P22"><text:s text:c="12"/>IntPtr dc1 = g1.GetHdc();</text:p>
      <text:p text:style-name="P22"><text:s text:c="12"/>IntPtr dc2 = g2.GetHdc();</text:p>
      <text:p text:style-name="P22"><text:s text:c="12"/>BitBlt(dc2, 0, 0, x, y, dc1, 0, 0, 13369376);</text:p>
      <text:p text:style-name="P22"><text:s text:c="12"/>g1.ReleaseHdc(dc1);</text:p>
      <text:p text:style-name="P22"><text:s text:c="12"/>g2.ReleaseHdc(dc2);</text:p>
      <text:p text:style-name="P45"><text:span text:style-name="T7"><text:s text:c="12"/>myImage.Save(fName+</text:span><text:span text:style-name="T24">".bmp"</text:span><text:span text:style-name="T7">, ImageFormat.Bmp);</text:span></text:p>
      <text:p text:style-name="P22"><text:s text:c="8"/>}</text:p>
      <text:p text:style-name="P45"><text:span text:style-name="T7"><text:s text:c="8"/>[DllImport(</text:span><text:span text:style-name="T24">"user32.dll"</text:span><text:span text:style-name="T7">, SetLastError = </text:span><text:span text:style-name="T34">false</text:span><text:span text:style-name="T7">)]</text:span></text:p>
      <text:p text:style-name="P45"><text:span text:style-name="T7"><text:s text:c="8"/></text:span><text:span text:style-name="T34">static</text:span><text:span text:style-name="T7"> </text:span><text:span text:style-name="T34">extern</text:span><text:span text:style-name="T7"> IntPtr GetDesktopWindow();</text:span></text:p>
      <text:p text:style-name="P45"><text:span text:style-name="T7"><text:s text:c="8"/></text:span><text:span text:style-name="T34">public</text:span><text:span text:style-name="T7"> </text:span><text:span text:style-name="T34">static</text:span><text:span text:style-name="T7"> </text:span><text:span text:style-name="T34">void</text:span><text:span text:style-name="T7"> DesktopBMP(</text:span><text:span text:style-name="T34">string</text:span><text:span text:style-name="T7"> fName)</text:span></text:p>
      <text:p text:style-name="P22"><text:s text:c="8"/>{</text:p>
      <text:p text:style-name="P22"><text:s text:c="12"/>WNDtoBMP(GetDesktopWindow(),fName);</text:p>
      <text:p text:style-name="P22"><text:s text:c="8"/>}</text:p>
      <text:p text:style-name="P22"><text:s text:c="4"/>}</text:p>
      <text:p text:style-name="P37"><text:span text:style-name="Source_20_Text"><text:span text:style-name="T11">Klasa window odwzorowuje otwarte okno w systemie windows wraz z jego podoknami. Tworzono listę otwartych okien w funkcji common.allWindows(). Opracowano ją na podstawie windowsowych api (wywołań systemowych) aby umożliwić znajdowanie okien. Istnieje również procedura WNDtoBMP aby można było zapisać widok wybranego okna jako plik graficzny. Jest również możliwość zrobienia zrzutu całego ekranu w procedurze DesktopBMP. Wykorzystano je <text:s/>w kolejnym rozdziale. Dołożono również procedurę sprzątającą wszystkie okna o nazwie </text:span></text:span><text:span text:style-name="Source_20_Text"><text:span text:style-name="T7">destroyAllWindows </text:span></text:span><text:span text:style-name="Source_20_Text"><text:span text:style-name="T11">oraz funkcję </text:span></text:span><text:span text:style-name="Source_20_Text"><text:span text:style-name="T6">IsWindowAlreadyOpened </text:span></text:span><text:span text:style-name="Source_20_Text"><text:span text:style-name="T11">sprawdzającą czy dane okno o danym </text:span></text:span><text:soft-page-break/><text:span text:style-name="Source_20_Text"><text:span text:style-name="T11">tytule jest już otwarte. W </text:span></text:span><text:span text:style-name="Source_20_Text"><text:span text:style-name="T6">oGrzeToolStripMenuItem_Click </text:span></text:span><text:span text:style-name="Source_20_Text"><text:span text:style-name="T11">usunięto wywołanie Show(), aby usuwać okno przy starcie jeżeli jest już otwarte. W konstruktorze </text:span></text:span><text:span text:style-name="Source_20_Text"><text:span text:style-name="T6">AboutBox1() </text:span></text:span><text:span text:style-name="Source_20_Text"><text:span text:style-name="T11">podmieniono treść na </text:span></text:span><text:span text:style-name="Source_20_Text"><text:span text:style-name="T11">następującą:</text:span></text:span></text:p>
      <text:p text:style-name="P37"><text:span text:style-name="Source_20_Text"><text:span text:style-name="T10"><text:tab/></text:span></text:span><text:span text:style-name="Source_20_Text"><text:span text:style-name="T35">if</text:span></text:span><text:span text:style-name="Source_20_Text"><text:span text:style-name="T6"> (common.IsWindowAlreadyOpened(</text:span></text:span><text:span text:style-name="Source_20_Text"><text:span text:style-name="T35">this</text:span></text:span><text:span text:style-name="Source_20_Text"><text:span text:style-name="T6">.Text))</text:span></text:span><text:span text:style-name="T7">{</text:span></text:p>
      <text:p text:style-name="P22"><text:s text:c="16"/>Close();}</text:p>
      <text:p text:style-name="P45"><text:span text:style-name="T7"><text:s text:c="12"/></text:span><text:span text:style-name="T34">else</text:span><text:span text:style-name="T7">{</text:span></text:p>
      <text:p text:style-name="P22"><text:s text:c="16"/>Show();}</text:p>
      <text:p text:style-name="P37"><text:span text:style-name="Source_20_Text"><text:span text:style-name="T11">Czyli jak znaleziono okno o tytule naszego okna to kończono poprzez wywołanie procedury zamykającej okno AboutBox1. Jeżeli nie jest gdzieś otwarte to wtedy wywoływano procedurę Show(), jaka nam wyświetla na ekranie wieści o grze w oknie AboutBox1.</text:span></text:span></text:p>
      <text:p text:style-name="P37"><text:span text:style-name="Source_20_Text"><text:span text:style-name="T51">3.5 </text:span></text:span><text:span text:style-name="Source_20_Text"><text:span text:style-name="T51">Zapis widoku gry jako obraz</text:span></text:span></text:p>
      <text:p text:style-name="P37"><text:span text:style-name="Source_20_Text"><text:span text:style-name="T11"><text:tab/>W trakcie gry występują zdarzenia, którymi użytkownik chciałby się pochwalić.</text:span></text:span><text:span text:style-name="Source_20_Text"><text:span text:style-name="T11"> Ciekawą sytuacją rozgrywki może być na przykład znalezienie się żaby w roju owadów, co powoduje </text:span></text:span><text:span text:style-name="Source_20_Text"><text:span text:style-name="T11">zdobycie dużej ilości punktów. Jedną z funkcji gry jest </text:span></text:span><text:span text:style-name="Source_20_Text"><text:span text:style-name="T11">możliwość wykonania zrzutu ekranu oraz </text:span></text:span><text:span text:style-name="Source_20_Text"><text:span text:style-name="T11">zapisanie go na dysku. Dzięki temu, użytkownik jest w stanie podzielić się swoimi wrażeniam <text:s/>z innymi grzaczami.</text:span></text:span></text:p>
      <text:p text:style-name="P37"><text:span text:style-name="Source_20_Text"><text:span text:style-name="T11"><text:s/>Z prawej strony naszego table layout panel wepnijmy kolejny flowLayoutPanel z przybornika. </text:span></text:span><text:span text:style-name="Source_20_Text"><text:span text:style-name="T11">Dzięki temu można było umieścić więcej niż jeden objekt. Włożono tam przycisk i zmieniono jego </text:span></text:span><text:span text:style-name="Source_20_Text"><text:span text:style-name="T11">właściwość Image na rysunek aparatu fotograficznego tak aby był on zdjęciem a nie żadnym napisem. Wybrano kursor: NoMove2D. Postąpiono tak też dla <text:s/>rysunku monitora. Drugium kursorem byłby PanSE. Po naciśnięciu dwa razy na przycisk i wgraniu </text:span></text:span><text:span text:style-name="Source_20_Text"><text:span text:style-name="T6">common.WNDtoBMP(tableLayoutPanel1.Handle,</text:span></text:span><text:span text:style-name="Source_20_Text"><text:span text:style-name="T23">"windowShot.bmp"</text:span></text:span><text:span text:style-name="Source_20_Text"><text:span text:style-name="T6">) </text:span></text:span><text:span text:style-name="Source_20_Text"><text:span text:style-name="T11">w tamto miejsce, wszystko </text:span></text:span><text:span text:style-name="Source_20_Text"><text:span text:style-name="T11">powinno działać zgodnie z zamierzeniami. Pozostawało jeszcze powiadomienie gracza, gdzie znajduje się plik ze zdjęciem. Zrobiono to poprzez polecenie: </text:span></text:span><text:span text:style-name="Source_20_Text"><text:span text:style-name="T6">toolStripStatusLabel1.Text = </text:span></text:span><text:span text:style-name="Source_20_Text"><text:span text:style-name="T23">"Zapisano zdjęcie okna w bieżącej teczce w pliku windowShot.bmp..."</text:span></text:span><text:span text:style-name="Source_20_Text"><text:span text:style-name="T11">. Zrobiono również powiadomienia podczas najechaniu kursorem ponad przyciski. Na drugim przycisku pytano gracza a wybór pliku na zrzut ekranu. W miejsce wywołania drugiego przycisku wpisano: </text:span></text:span></text:p>
      <text:p text:style-name="P37"><text:span text:style-name="Source_20_Text"><text:span text:style-name="T6"><text:s text:c="12"/>common.DesktopBMP(common.gamePath + </text:span></text:span><text:span text:style-name="Source_20_Text"><text:span text:style-name="T23">"desktopShot.bmp"</text:span></text:span><text:span text:style-name="Source_20_Text"><text:span text:style-name="T6">);</text:span></text:span></text:p>
      <text:p text:style-name="P45"><text:span text:style-name="T7"><text:s text:c="12"/>toolStripStatusLabel1.Text = </text:span><text:span text:style-name="T24">"Zapisano zrzut ekranu w pliku desktopShot.bmp..."</text:span><text:span text:style-name="T7">;</text:span></text:p>
      <text:p text:style-name="P23"><text:span text:style-name="Source_20_Text"><text:span text:style-name="T49"><text:tab/>Pamiętano aby wystosować odpowidnie powiadomienia dla gracza podczas gdy najedzie kursorem na przycisk. Niech będą takie powiadomienia na wszystkich przyszłych przyciskach.</text:span></text:span></text:p>
      <text:p text:style-name="P45"><text:span text:style-name="Source_20_Text"><text:span text:style-name="T11"><text:tab/>Stworzono dodatkowo w menu pomocy podmenu zrzuty aby dobrać sobie inne zrzuty (patrz odnośnik 28,29). Zrobiono widok treeview wraz z wyborem folderu. Wprowadzono poniższy kod po wciśnięciu dwa razy w textBox3 aby łatwiej można było redagować nazwę pliku na zrzut(patrz odnośnik 33):</text:span></text:span></text:p>
      <text:p text:style-name="P45"><text:span text:style-name="Source_20_Text"><text:span text:style-name="T6"><text:s text:c="12"/>textBox3.SelectionStart = 0;</text:span></text:span></text:p>
      <text:p text:style-name="P45"><text:span text:style-name="T7"><text:s text:c="12"/>textBox3.SelectionLength = textBox3.Text.Length-4</text:span><text:span text:style-name="Source_20_Text"><text:span text:style-name="T11">;</text:span></text:span></text:p>
      <text:p text:style-name="P45"><text:soft-page-break/><text:span text:style-name="Source_20_Text"><text:span text:style-name="T51">3.6 Probranie czasu z serwera</text:span></text:span></text:p>
      <text:p text:style-name="P37"><text:span text:style-name="Source_20_Text"><text:span text:style-name="T11"><text:tab/>Zrobiono aby po naciśnięciu przycisku z wyglądem zegara pojawiał się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https://www.timeanddate.com/worldclock/poland</text:span></text:a><text:span text:style-name="Source_20_Text"><text:span text:style-name="T11">. W tym celu załączono w klasę common funkcję </text:span></text:span><text:span text:style-name="Source_20_Text"><text:span text:style-name="T6">getWebPage:</text:span></text:span></text:p>
      <text:p text:style-name="P37"><text:span text:style-name="Source_20_Text"><text:span text:style-name="T6"><text:s text:c="12"/></text:span></text:span><text:span text:style-name="Source_20_Text"><text:span text:style-name="T35">var</text:span></text:span><text:span text:style-name="Source_20_Text"><text:span text:style-name="T6"> request = (HttpWebRequest)WebRequest.Create(from);</text:span></text:span></text:p>
      <text:p text:style-name="P45"><text:span text:style-name="T7"><text:s text:c="12"/></text:span><text:span text:style-name="T34">var</text:span><text:span text:style-name="T7"> response = (HttpWebResponse)request.GetResponse();</text:span></text:p>
      <text:p text:style-name="P45"><text:span text:style-name="T7"><text:s text:c="12"/></text:span><text:span text:style-name="T34">var</text:span><text:span text:style-name="T7"> responseString = </text:span><text:span text:style-name="T34">new</text:span><text:span text:style-name="T7"> StreamReader(response.GetResponseStream()).ReadToEnd();</text:span></text:p>
      <text:p text:style-name="P45"><text:span text:style-name="T7"><text:s text:c="12"/></text:span><text:span text:style-name="T34">return</text:span><text:span text:style-name="T7"> responseString;</text:span></text:p>
      <text:p text:style-name="P45"><text:span text:style-name="Source_20_Text"><text:span text:style-name="T6"/></text:span></text:p>
      <text:p text:style-name="P37"><text:span text:style-name="Source_20_Text"><text:span text:style-name="T11">Podano jako parametr adres strony. Tworzono żądanie połączenia sieciowego. Kolejno odbierano <text:s/></text:span></text:span><text:span text:style-name="Source_20_Text"><text:span text:style-name="T11">odpowiedź, co zostało zczytywane i zwracane nam jako ciąg znaków. Wykorzystano REGEX aby wyodrębnić z tego czas:</text:span></text:span></text:p>
      <text:p text:style-name="P37"><text:span text:style-name="T34">string</text:span><text:span text:style-name="T7"> result = common.getWebPage(</text:span><text:span text:style-name="T24">"https://www.timeanddate.com/worldclock/poland"</text:span><text:span text:style-name="T7">);</text:span></text:p>
      <text:p text:style-name="P45"><text:span text:style-name="T7">Match matchTime = Regex.Match(result, </text:span><text:span text:style-name="T55">@"\s+id=ct(\s+)*(\w|=)*&gt;(?&lt;time&gt;[^&lt;]+)"</text:span><text:span text:style-name="T7">);</text:span></text:p>
      <text:p text:style-name="P45"><text:span text:style-name="T7">Match matchDate = Regex.Match(result, </text:span><text:span text:style-name="T55">@"\s+id=ctdat(\s+)*(\w|=)*&gt;(?&lt;date&gt;[^&lt;]+)"</text:span><text:span text:style-name="T7">);</text:span></text:p>
      <text:p text:style-name="P45"><text:span text:style-name="T34">if</text:span><text:span text:style-name="T7"> (matchTime.Success &amp;&amp; matchDate.Success) toolStripStatusLabel1.Text = </text:span></text:p>
      <text:p text:style-name="P45"><text:span text:style-name="T24">"Dzisiaj mamy godzinę "</text:span><text:span text:style-name="T7">+ matchTime.Groups[</text:span><text:span text:style-name="T24">"time"</text:span><text:span text:style-name="T7">].Value+</text:span></text:p>
      <text:p text:style-name="P45"><text:span text:style-name="T24">" w dniu "</text:span><text:span text:style-name="T7">+matchDate.Groups[</text:span><text:span text:style-name="T24">"date"</text:span><text:span text:style-name="T7">].Value;</text:span></text:p>
      <text:p text:style-name="P37"><text:span text:style-name="Source_20_Text"><text:span text:style-name="T51">3.7 Zmiana czcionki, barwy oraz tła</text:span></text:span></text:p>
      <text:p text:style-name="P37"><text:span text:style-name="Source_20_Text"><text:span text:style-name="T11"><text:tab/>Gracz otrzymał możliwość zmiany czcionki napisów na pasku powiadomień oraz ich barwy. Wciśnięto dwa razy w ustawienia-&gt;inne. Przeniesiono w miejsce zwane </text:span></text:span><text:span text:style-name="Source_20_Text"><text:span text:style-name="T6">inneToolStripMenuItem_Click</text:span></text:span><text:span text:style-name="Source_20_Text"><text:span text:style-name="T11">. Tam wpisano kod tak jak widnieje w źródle tej gry. Wciśnięto </text:span></text:span><text:span text:style-name="Source_20_Text"><text:span text:style-name="T11">również dwa razy w ustawienia-&gt;barwy. Tam również uzupełniono kod. Zajęto się następnie zmianą tła gry by gracz mógł wybrać dowolny plik na jej tło. Dołożono przycisk ze zdjęciem pędzli </text:span></text:span><text:span text:style-name="Source_20_Text"><text:span text:style-name="T11">oraz wprowadzono w odpowiednie miejsce kod źródłowy.</text:span></text:span></text:p>
      <text:p text:style-name="P37"><text:span text:style-name="Source_20_Text"><text:span text:style-name="T51">3.8 Zmiana ikony gry na formie</text:span></text:span></text:p>
      <text:p text:style-name="P37"><text:span text:style-name="Source_20_Text"><text:span text:style-name="T11"><text:tab/>Wciśnięto formę-&gt;właściwości-&gt;icon oraz wybrano plik ikonagry_buO_icon. Zrobiono to </text:span></text:span><text:span text:style-name="Source_20_Text"><text:span text:style-name="T11">samo dla wszystkich innych okienek.</text:span></text:span></text:p>
      <text:p text:style-name="P37"><text:span text:style-name="Source_20_Text"><text:span text:style-name="T51">3.9 Sprawienie aby gra nie otworzyła się drugi raz</text:span></text:span></text:p>
      <text:p text:style-name="P37"><text:span text:style-name="Source_20_Text"><text:span text:style-name="T11"><text:tab/>W Form1.cs dołożono</text:span></text:span><text:span text:style-name="Source_20_Text"><text:span text:style-name="T51"> </text:span></text:span><text:span text:style-name="Source_20_Text"><text:span text:style-name="T35">using</text:span></text:span><text:span text:style-name="Source_20_Text"><text:span text:style-name="T6"> System.Diagnostics; oraz dopisano w common:</text:span></text:span></text:p>
      <text:p text:style-name="P37"><text:span text:style-name="Source_20_Text"><text:span text:style-name="T6"><text:s text:c="8"/></text:span></text:span><text:span text:style-name="Source_20_Text"><text:span text:style-name="T35">public</text:span></text:span><text:span text:style-name="Source_20_Text"><text:span text:style-name="T6"> </text:span></text:span><text:span text:style-name="Source_20_Text"><text:span text:style-name="T35">static</text:span></text:span><text:span text:style-name="Source_20_Text"><text:span text:style-name="T6"> </text:span></text:span><text:span text:style-name="Source_20_Text"><text:span text:style-name="T35">bool</text:span></text:span><text:span text:style-name="Source_20_Text"><text:span text:style-name="T6"> isAlreadyOpened()</text:span></text:span></text:p>
      <text:p text:style-name="P22"><text:s text:c="8"/>{</text:p>
      <text:p text:style-name="P22"><text:s text:c="12"/>Process[] processTable = Process.GetProcesses();</text:p>
      <text:p text:style-name="P22"><text:s text:c="12"/>Process current = Process.GetCurrentProcess();</text:p>
      <text:p text:style-name="P45"><text:span text:style-name="T7"><text:s text:c="12"/></text:span><text:span text:style-name="T34">bool</text:span><text:span text:style-name="T7"> alreadyOpened = </text:span><text:span text:style-name="T34">false</text:span><text:span text:style-name="T7">;</text:span></text:p>
      <text:p text:style-name="P45"><text:span text:style-name="T7"><text:s text:c="12"/></text:span><text:span text:style-name="T34">foreach</text:span><text:span text:style-name="T7"> (Process pr </text:span><text:span text:style-name="T34">in</text:span><text:span text:style-name="T7"> processTable)</text:span></text:p>
      <text:p text:style-name="P22"><text:s text:c="12"/>{</text:p>
      <text:p text:style-name="P45"><text:span text:style-name="T7"><text:s text:c="16"/></text:span><text:span text:style-name="T34">try</text:span></text:p>
      <text:p text:style-name="P22"><text:s text:c="16"/>{</text:p>
      <text:p text:style-name="P45"><text:span text:style-name="T7"><text:s text:c="20"/></text:span><text:span text:style-name="T34">if</text:span><text:span text:style-name="T7"> (pr.MainModule.FileName == current.MainModule.FileName &amp;&amp; pr.Id != </text:span><text:soft-page-break/><text:span text:style-name="T7">current.Id) alreadyOpened = </text:span><text:span text:style-name="T34">true</text:span><text:span text:style-name="T7">;</text:span></text:p>
      <text:p text:style-name="P22"><text:s text:c="16"/>}</text:p>
      <text:p text:style-name="P45"><text:span text:style-name="T7"><text:s text:c="16"/></text:span><text:span text:style-name="T34">catch</text:span><text:span text:style-name="T7"> (Exception ex)</text:span></text:p>
      <text:p text:style-name="P22"><text:s text:c="16"/>{</text:p>
      <text:p text:style-name="P22"><text:s text:c="16"/>}</text:p>
      <text:p text:style-name="P22"/>
      <text:p text:style-name="P22"><text:s text:c="12"/>}</text:p>
      <text:p text:style-name="P45"><text:span text:style-name="T7"><text:s text:c="12"/></text:span><text:span text:style-name="T34">return</text:span><text:span text:style-name="T7"> alreadyOpened;</text:span></text:p>
      <text:p text:style-name="P22"><text:s text:c="8"/>}</text:p>
      <text:p text:style-name="P45"><text:span text:style-name="Source_20_Text"><text:span text:style-name="T6">W Form1() w pierwszym wierszu wstawiono:</text:span></text:span></text:p>
      <text:p text:style-name="P45"><text:span text:style-name="Source_20_Text"><text:span text:style-name="T6"/></text:span></text:p>
      <text:p text:style-name="P45"><text:span text:style-name="Source_20_Text"><text:span text:style-name="T35">if</text:span></text:span><text:span text:style-name="Source_20_Text"><text:span text:style-name="T6"> (common.isAlreadyOpened()) System.Environment.Exit(0);</text:span></text:span></text:p>
      <text:p text:style-name="P45"><text:span text:style-name="Source_20_Text"><text:span text:style-name="T6"/></text:span></text:p>
      <text:p text:style-name="P37"><text:span text:style-name="Source_20_Text"><text:span text:style-name="T51">3.10 Dołączenie biblioteki</text:span></text:span></text:p>
      <text:p text:style-name="P37"><text:span text:style-name="Source_20_Text"><text:span text:style-name="T11"><text:tab/>W menu pomoc dołączono podmenu Biblioteki po naciśnięciu czego pojawiło się okno </text:span></text:span><text:span text:style-name="Source_20_Text"><text:span text:style-name="T11">wyliczające biblioteki procesu z możliwością podmiany procesu. Znaleziono dodatkowe materiały w internecie (patrz odnośnik 25,26,27).</text:span></text:span></text:p>
      <text:p text:style-name="P37"><text:span text:style-name="Source_20_Text"><text:span text:style-name="T11"><text:tab/>Zaczęto tworzenie biblioteki (patrz odnośnik 9). Rozpoczęto od Plik-&gt;Nowy-&gt;Projekt-</text:span></text:span><text:span text:style-name="Source_20_Text"><text:span text:style-name="T11">&gt;Biblioteka oraz nadano nazwę dll. Zmieniono nazwę klasy na dll. Z common przeniesiono </text:span></text:span><text:span text:style-name="Source_20_Text"><text:span text:style-name="T35">class</text:span></text:span><text:span text:style-name="Source_20_Text"><text:span text:style-name="T6"> </text:span></text:span><text:span text:style-name="Source_20_Text"><text:span text:style-name="T45">window</text:span></text:span><text:span text:style-name="Source_20_Text"><text:span text:style-name="T11">, </text:span></text:span><text:span text:style-name="Source_20_Text"><text:span text:style-name="T6">_GetClassName</text:span></text:span><text:span text:style-name="Source_20_Text"><text:span text:style-name="T11">, </text:span></text:span><text:span text:style-name="Source_20_Text"><text:span text:style-name="T6">EnumTheWindows</text:span></text:span><text:span text:style-name="Source_20_Text"><text:span text:style-name="T11">, </text:span></text:span><text:span text:style-name="Source_20_Text"><text:span text:style-name="T6">allWindows()</text:span></text:span><text:span text:style-name="Source_20_Text"><text:span text:style-name="T11">, </text:span></text:span><text:span text:style-name="Source_20_Text"><text:span text:style-name="T6">windowsToString</text:span></text:span><text:span text:style-name="Source_20_Text"><text:span text:style-name="T11">, </text:span></text:span><text:span text:style-name="Source_20_Text"><text:span text:style-name="T6">destroyAllWindows</text:span></text:span><text:span text:style-name="Source_20_Text"><text:span text:style-name="T11">, </text:span></text:span><text:span text:style-name="Source_20_Text"><text:span text:style-name="T6">IsWindowAlreadyOpened</text:span></text:span><text:span text:style-name="Source_20_Text"><text:span text:style-name="T11">. W teczce projektu w bin/debug/netstandard1.4 znaleziono plik dll.dll jaki przeniesiono w teczkę gry. Wprowadzono </text:span></text:span><text:span text:style-name="Source_20_Text"><text:span text:style-name="T35">using</text:span></text:span><text:span text:style-name="Source_20_Text"><text:span text:style-name="T6"> dll;</text:span></text:span><text:span text:style-name="Source_20_Text"><text:span text:style-name="T11"> w AboutBox1.cs. Wybrano eksplorator rozwiązań-&gt;odwołania prawym przyciskiem szczura-&gt;dodaj odwołanie, wciśnięto przycisk przeglądaj oraz wybrano plik dll.dll z teczki gry. Zatwierdzono przyciskiem OK. W konstruktorze </text:span></text:span><text:span text:style-name="Source_20_Text"><text:span text:style-name="T6">AboutBox1()</text:span></text:span><text:span text:style-name="Source_20_Text"><text:span text:style-name="T11"> zmieniono common</text:span></text:span><text:span text:style-name="Source_20_Text"><text:span text:style-name="T6">.IsWindowAlreadyOpened(</text:span></text:span><text:span text:style-name="Source_20_Text"><text:span text:style-name="T35">this</text:span></text:span><text:span text:style-name="Source_20_Text"><text:span text:style-name="T6">.Text)</text:span></text:span><text:span text:style-name="Source_20_Text"><text:span text:style-name="T11"> na </text:span></text:span><text:span text:style-name="Source_20_Text"><text:span text:style-name="T6">dll.dll.IsWindowAlreadyOpened(</text:span></text:span><text:span text:style-name="Source_20_Text"><text:span text:style-name="T35">this</text:span></text:span><text:span text:style-name="Source_20_Text"><text:span text:style-name="T6">.Text)</text:span></text:span><text:span text:style-name="Source_20_Text"><text:span text:style-name="T11">. Od tamtej pory wyodrębniona część kodu nie kompiluje się każdorazowa bo została przechowana w osobnej bibliotece.</text:span></text:span></text:p>
      <text:p text:style-name="P37"><text:span text:style-name="Source_20_Text"><text:span text:style-name="T51">3.11 Zadbanie o sterowniki</text:span></text:span></text:p>
      <text:p text:style-name="P37"><text:span text:style-name="Source_20_Text"><text:span text:style-name="T11"><text:tab/>Ze strony internetowej pobrano kod na zapytanie o działające sterowniki (patrz odnośnik 23). Znaleziono również opis pobrania ścieżki dostępu na plik sterownika (patrz odnośnik 24). Włożono w forme tabelke DataGridView(patrz odnośnik 44) ale najpierw stworzono DataView(patrz odnośnik 43). Zrobiono podkład barwny naprzemienny aby wzrok nie mylił przy śledzeniu wierszy (patrz odnośnik 45).</text:span></text:span></text:p>
      <text:p text:style-name="P37"><text:span text:style-name="Source_20_Text"><text:span text:style-name="T51">3.12 Dołożenie NotifyIcon</text:span></text:span></text:p>
      <text:p text:style-name="P37"><text:span text:style-name="Source_20_Text"><text:span text:style-name="T11"><text:tab/>Znaleziono materiały w internecie (patrz odnośnik 30). Przeciągnięto z przybornika NotifyIcon na form1. Zmieniono BallonTipTitle na "gra zręcznościowa żabka" a BallonTipText na "wciśnij raz aby zakończyć". Zmieniono ikonę na ikonę gry. </text:span></text:span><text:span text:style-name="Source_20_Text"><text:span text:style-name="T56">Dołożono poniższe(patrz odnośnik 31):</text:span></text:span></text:p>
      <text:p text:style-name="P37"><text:span text:style-name="Source_20_Text"><text:span text:style-name="T57"><text:s text:c="8"/></text:span></text:span><text:span text:style-name="Source_20_Text"><text:span text:style-name="T58">private</text:span></text:span><text:span text:style-name="Source_20_Text"><text:span text:style-name="T57"> </text:span></text:span><text:span text:style-name="Source_20_Text"><text:span text:style-name="T58">void</text:span></text:span><text:span text:style-name="Source_20_Text"><text:span text:style-name="T57"> notifyIconMenuItem1_Click(</text:span></text:span><text:span text:style-name="Source_20_Text"><text:span text:style-name="T58">object</text:span></text:span><text:span text:style-name="Source_20_Text"><text:span text:style-name="T57"> sender, EventArgs e)</text:span></text:span></text:p>
      <text:p text:style-name="P22"><text:soft-page-break/><text:s text:c="8"/>{</text:p>
      <text:p text:style-name="P22"><text:s text:c="12"/>System.Environment.Exit(0);</text:p>
      <text:p text:style-name="P22"><text:s text:c="8"/>}</text:p>
      <text:p text:style-name="P45"><text:span text:style-name="T7"><text:s text:c="8"/></text:span><text:span text:style-name="T34">private</text:span><text:span text:style-name="T7"> </text:span><text:span text:style-name="T34">void</text:span><text:span text:style-name="T7"> Form1_Load(</text:span><text:span text:style-name="T34">object</text:span><text:span text:style-name="T7"> sender, EventArgs e)</text:span></text:p>
      <text:p text:style-name="P22"><text:s text:c="8"/>{</text:p>
      <text:p text:style-name="P45"><text:span text:style-name="T7"><text:s text:c="12"/>ContextMenu contextMenu1 = </text:span><text:span text:style-name="T34">new</text:span><text:span text:style-name="T7"> ContextMenu();</text:span></text:p>
      <text:p text:style-name="P22"><text:s text:c="12"/>notifyIcon1.ContextMenu = contextMenu1;</text:p>
      <text:p text:style-name="P45"><text:span text:style-name="T7"><text:s text:c="12"/>MenuItem menuItem1 = </text:span><text:span text:style-name="T34">new</text:span><text:span text:style-name="T7"> MenuItem();</text:span></text:p>
      <text:p text:style-name="P45"><text:span text:style-name="T7"><text:s text:c="12"/>menuItem1.Text = </text:span><text:span text:style-name="T24">"W&amp;yjdź"</text:span><text:span text:style-name="T7">;</text:span></text:p>
      <text:p text:style-name="P45"><text:span text:style-name="T7"><text:s text:c="12"/>menuItem1.Click += </text:span><text:span text:style-name="T34">new</text:span><text:span text:style-name="T7"> System.EventHandler(notifyIconMenuItem1_Click);</text:span></text:p>
      <text:p text:style-name="P45"><text:span text:style-name="T7"><text:s text:c="12"/>contextMenu1.MenuItems.AddRange(</text:span><text:span text:style-name="T34">new</text:span><text:span text:style-name="T7"> MenuItem[] { menuItem1 });</text:span></text:p>
      <text:p text:style-name="P22"><text:s text:c="12"/>notifyIcon1.ShowBalloonTip(1000);</text:p>
      <text:p text:style-name="P22"><text:s text:c="8"/>}</text:p>
      <text:p text:style-name="P37"><text:span text:style-name="Source_20_Text"><text:span text:style-name="T11">Zadbano aby wyjście również odbyło się poprzez naciśnięcie raz na NotifyIcon w pasku zadań Windowsa.</text:span></text:span></text:p>
      <text:p text:style-name="P37"><text:span text:style-name="Source_20_Text"><text:span text:style-name="T51">3.13 Dołożenie ContextMenuStrip</text:span></text:span></text:p>
      <text:p text:style-name="P37"><text:span text:style-name="Source_20_Text"><text:span text:style-name="T11"><text:tab/>Z przybornika przeciągnięto ContextMenuStrip (patrz odnośnik 32). Wybrano pictureBox1 i z właściwości ContextMenuStrip wybrano ContextMenuStrip1. Wciśnięto ContextMenuStrip1 oraz wprowadzono wygląd menu: "Zachowaj" oraz "Odtwórz". Wciśnięto dwa razy w "Zachowaj" oraz wprowadzono </text:span></text:span><text:span text:style-name="Source_20_Text"><text:span text:style-name="T6">Clipboard.SetImage(gameView);</text:span></text:span><text:span text:style-name="Source_20_Text"><text:span text:style-name="T11"> aby Windows przechował obraz gry po wciśnięciu. Postąpiono podobie dla "Odtwórz" oraz wprowadzono: </text:span></text:span><text:span text:style-name="Source_20_Text"><text:span text:style-name="T35">if</text:span></text:span><text:span text:style-name="Source_20_Text"><text:span text:style-name="T6"> (Clipboard.ContainsImage()) </text:span></text:span><text:span text:style-name="Source_20_Text"><text:span text:style-name="T6">{ pictureBox1.Image = Clipboard.GetImage(); }</text:span></text:span><text:span text:style-name="Source_20_Text"><text:span text:style-name="T11">. Gracz może oszukać widzów poprzez podmianę widoku gry, poprzednio zapisując widok i redagując w Paincie.</text:span></text:span></text:p>
      <text:p text:style-name="P37"><text:span text:style-name="Source_20_Text"><text:span text:style-name="T51">3.14 Zmiana przycisków okna w prawym górnym rogu</text:span></text:span></text:p>
      <text:p text:style-name="P37"><text:span text:style-name="Source_20_Text"><text:span text:style-name="T11"><text:tab/>We właściwościach formy1 wybrano HelpButton na true, zmieniono MaximizeBox oraz MinimizeBox na false (patrz odnośnik 34,35). Z przybornika wybrano HelpProvider. W każdej kontrolce z form1 nadano polu HelpString właściwą wartość. Dołożono przycisk minimalizuj w lewym dolnym rogu (patrz odnośnik 36).</text:span></text:span></text:p>
      <text:p text:style-name="P37"><text:span text:style-name="Source_20_Text"><text:span text:style-name="T51">3.15 Stworzenie zarządcy zdjęć</text:span></text:span></text:p>
      <text:p text:style-name="P37"><text:span text:style-name="Source_20_Text"><text:span text:style-name="T11"><text:tab/>Wprowadzono w menu ustawienia podmenu zarządca zdjęć oraz nową formę zarzadca wraz z tab control na nim (patrz odnośnik 37) wraz pictureBoxami aby odpowiadać na wciśnięcia lewego lub prawego przycisku myszy poprzez wklejenie lub pobranie zdjęcia z widoku na ClipBoard systemowy. W dole w prawym rogu wpięto DomainUpDown z wartościami tabów aby zmiana ich odbywała się dogodniej (patrz odnośnik 38). </text:span></text:span><text:span text:style-name="Source_20_Text"><text:span text:style-name="T6">zarzadca_Load</text:span></text:span><text:span text:style-name="Source_20_Text"><text:span text:style-name="T11"> zmieniono tak aby wprowadzone zostały odpowiednie oznaczenia na taby oraz na DomainUpDown:</text:span></text:span></text:p>
      <text:p text:style-name="P37"><text:span text:style-name="Source_20_Text"><text:span text:style-name="T6"><text:s text:c="12"/></text:span></text:span><text:span text:style-name="Source_20_Text"><text:span text:style-name="T35">for</text:span></text:span><text:span text:style-name="Source_20_Text"><text:span text:style-name="T6"> (</text:span></text:span><text:span text:style-name="Source_20_Text"><text:span text:style-name="T35">int</text:span></text:span><text:span text:style-name="Source_20_Text"><text:span text:style-name="T6"> i = 0; i &lt; 8; i++)</text:span></text:span></text:p>
      <text:p text:style-name="P22"><text:s text:c="12"/>{</text:p>
      <text:p text:style-name="P45"><text:span text:style-name="T7"><text:s text:c="16"/>tabControl1.TabPages[i].Text = </text:span><text:span text:style-name="T24">"zrzut"</text:span><text:span text:style-name="T7">+(i+1).ToString();</text:span></text:p>
      <text:p text:style-name="P45"><text:span text:style-name="T7"><text:s text:c="16"/>domainUpDown1.Items.Add(</text:span><text:span text:style-name="T34">new</text:span><text:span text:style-name="T7"> wybor { ile = i });</text:span></text:p>
      <text:p text:style-name="P22"><text:s text:c="12"/>}</text:p>
      <text:p text:style-name="P22"><text:s text:c="12"/>domainUpDown1.SelectedIndex = 0;</text:p>
      <text:p text:style-name="P45"><text:soft-page-break/><text:span text:style-name="Source_20_Text"><text:span text:style-name="T6"><text:tab/></text:span></text:span><text:span text:style-name="Source_20_Text"><text:span text:style-name="T11">Załączono TrackBar aby sprawniej przemieszczać się między zrzutami wraz z ToolTip aby wskazać na bieżącą wartość (patrz odnośnik 39,40,41). Tooltip pobrano z przybornika.</text:span></text:span></text:p>
      <text:p text:style-name="P37"><text:span text:style-name="Source_20_Text"><text:span text:style-name="T51">3.16 Dobranie ToolTip dla okna głównego gry</text:span></text:span></text:p>
      <text:p text:style-name="P40"><text:span text:style-name="Source_20_Text"><text:span text:style-name="T11"><text:tab/>Tak jak w poprzednim paragrafie stworzono ToolTip. W </text:span></text:span><text:span text:style-name="Source_20_Text"><text:span text:style-name="T6">button1_MouseEnter</text:span></text:span><text:span text:style-name="Source_20_Text"><text:span text:style-name="T11"> dołożono:</text:span></text:span></text:p>
      <text:p text:style-name="P40"><text:span text:style-name="Source_20_Text"><text:span text:style-name="T6">toolTip1.SetToolTip(button1, File.Exists(common.gamePath + </text:span></text:span><text:span text:style-name="Source_20_Text"><text:span text:style-name="T23">"windowShot.bmp"</text:span></text:span><text:span text:style-name="Source_20_Text"><text:span text:style-name="T6">)?</text:span></text:span><text:span text:style-name="Source_20_Text"><text:span text:style-name="T23">"Nadpiszesz plik "</text:span></text:span><text:span text:style-name="Source_20_Text"><text:span text:style-name="T6">+ common.gamePath+</text:span></text:span><text:span text:style-name="Source_20_Text"><text:span text:style-name="T23">"windowShot.bmp"</text:span></text:span><text:span text:style-name="Source_20_Text"><text:span text:style-name="T6">: </text:span></text:span><text:span text:style-name="Source_20_Text"><text:span text:style-name="T23">"Wciśnij aby wykonać nowy plik windowShot.bmp w "</text:span></text:span><text:span text:style-name="Source_20_Text"><text:span text:style-name="T6">+ common.gamePath);</text:span></text:span></text:p>
      <text:p text:style-name="P37"><text:span text:style-name="Source_20_Text"><text:span text:style-name="T51">4 Zaopatrzenie grę w rozrywkę</text:span></text:span></text:p>
      <text:p text:style-name="P16">4.1 Wbudowanie komponentu WMPlib.WindowsMedia Player</text:p>
      <text:p text:style-name="P37"><text:span text:style-name="Source_20_Text"><text:span text:style-name="T11"><text:tab/></text:span></text:span><text:span text:style-name="Source_20_Text"><text:span text:style-name="T11">Znaleziono </text:span></text:span><text:span text:style-name="Source_20_Text"><text:span text:style-name="T6">WMPLib.WindowsMediaPlayer</text:span></text:span><text:span text:style-name="Source_20_Text"><text:span text:style-name="T11"> aby odegrać dźwięk(patrz odnośnik 46). Odegrano plik hudba.mp3 po wciśnięciu w lewym dolnym rogu przycisku "Odtwarzaj" z rozwijalnego menu oraz zatrzymano odtwarzanie po wciśnięciu przycisku "Zatrzymaj". Polecenia to:</text:span></text:span></text:p>
      <text:p text:style-name="P37"><text:span text:style-name="Source_20_Text"><text:span text:style-name="T6">WMPLib.WindowsMediaPlayer player = </text:span></text:span><text:span text:style-name="Source_20_Text"><text:span text:style-name="T35">new</text:span></text:span><text:span text:style-name="Source_20_Text"><text:span text:style-name="T6"> WMPLib.WindowsMediaPlayer();</text:span></text:span></text:p>
      <text:p text:style-name="P37"><text:span text:style-name="Source_20_Text"><text:span text:style-name="T6"><text:s text:c="12"/>player.URL = common.gamePath + </text:span></text:span><text:span text:style-name="Source_20_Text"><text:span text:style-name="T23">"hudba.mp3"</text:span></text:span><text:span text:style-name="Source_20_Text"><text:span text:style-name="T6">;</text:span></text:span></text:p>
      <text:p text:style-name="P22"><text:s text:c="12"/>player.controls.play();</text:p>
      <text:p text:style-name="P45"><text:span text:style-name="Source_20_Text"><text:span text:style-name="T6"><text:s text:c="12"/>player.controls.stop();</text:span></text:span></text:p>
      <text:p text:style-name="P5"><text:span text:style-name="Source_20_Text"><text:span text:style-name="T51">4.2 Wbudowanie komponentu Windows Media Player</text:span></text:span></text:p>
      <text:p text:style-name="P37"><text:span text:style-name="Source_20_Text"><text:span text:style-name="T11"><text:tab/>W przyborniku wciśnięto prawym przyciskiem myszy w Wybierz elementy..., po czym wybrano zakładkę składniki COM-&gt;Windows Media Player, co zatwierdzono(patrz odnośnik 47). Stworzono nowe okno Intro będące uruchamiane po wciśnięciu w menu-&gt;inne-&gt;intro, co ładowało stworzony plik mp4. Wprowadzono URL przy ładowaniu okna poleceniem:</text:span></text:span></text:p>
      <text:p text:style-name="P37"><text:span text:style-name="Source_20_Text"><text:span text:style-name="T6"><text:s text:c="12"/>axWindowsMediaPlayer1.URL = common.gamePath + </text:span></text:span><text:span text:style-name="Source_20_Text"><text:span text:style-name="T23">"intro.mp4"</text:span></text:span><text:span text:style-name="Source_20_Text"><text:span text:style-name="T6">;</text:span></text:span></text:p>
      <text:p text:style-name="P5"><text:span text:style-name="Source_20_Text"><text:span text:style-name="T51">4.3 Umożliwienie wysyłania emaili </text:span></text:span></text:p>
      <text:p text:style-name="P56"><text:span text:style-name="Source_20_Text"><text:span text:style-name="T11"><text:tab/>Stworzono menu Inne-&gt;Wyślij mailem oraz wpowadzono kod w nową formę aby rozesłać grę innym graczom poprzez email (patrz odnośnik 48).</text:span></text:span></text:p>
      <text:p text:style-name="P5"><text:span text:style-name="Source_20_Text"><text:span text:style-name="T51">4.4 Pobranie danych od gracza wraz z zaszyfrowaniem</text:span></text:span></text:p>
      <text:p text:style-name="P56"><text:span text:style-name="Source_20_Text"><text:span text:style-name="T11"><text:tab/>Stworzono osobną formę dla gracza po wciśnięciu menu-&gt;Gra-&gt;Inny gracz aby pobrać dane od gracza zaszyfrować je, odszyfrować je oraz przechowywać w rejestrze systemowym (patrz odnośnik 49).</text:span></text:span></text:p>
      <text:p text:style-name="P37"><text:span text:style-name="Source_20_Text"><text:span text:style-name="T51">5 Przyszłe prace nad grą</text:span></text:span></text:p>
      <text:p text:style-name="P37"><text:span text:style-name="Source_20_Text"><text:span text:style-name="T11"><text:tab/>Przygotowana w ramach pracy licencjackiej gra, cechuje się szerokim zakresem możliwości rozwoju. W przyszłości planuje się:</text:span></text:span></text:p>
      <text:p text:style-name="P37"><text:span text:style-name="Source_20_Text"><text:span text:style-name="T11">1. wprowadzić możliwość rejestracji sekwencji zrzutów ekranu jako film,</text:span></text:span></text:p>
      <text:p text:style-name="P37"><text:span text:style-name="Source_20_Text"><text:span text:style-name="T11">2. </text:span></text:span><text:span text:style-name="Source_20_Text"><text:span text:style-name="T11">zastosowanie bardziej zaawansowanych mechanizmów fizyki,</text:span></text:span></text:p>
      <text:p text:style-name="P37"><text:soft-page-break/><text:span text:style-name="Source_20_Text"><text:span text:style-name="T11">3. podmiana warstwy prezentacji gry przygotowanej w technice dwuwymiarowej na 3D. </text:span></text:span></text:p>
      <text:p text:style-name="P37"><text:span text:style-name="Source_20_Text"><text:span text:style-name="T51">6 Podsumowanie</text:span></text:span></text:p>
      <text:p text:style-name="P13">VI rozdział, Odnośniki</text:p>
      <text:list xml:id="list1079427915007643368" text:style-name="L5">
        <text:list-item>
          <text:p text:style-name="P59"><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5%2F1%2Fs%2Fo%2Fb%2FV%2Ffrog-hi.png&amp;imgrefurl=http%3A%2F</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EQKw&amp;iact=mrc&amp;uact=8</text:a></text:p>
        </text:list-item>
        <text:list-item>
          <text:p text:style-name="P59"><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a xlink:type="simple" xlink:href="https://docs.microsoft.com/pl-pl/dotnet/api/system.windows.forms.toolstripprogressbar?view=netframework-4.7.2" text:style-name="Internet_20_link" text:visited-style-name="Visited_20_Internet_20_Link">view=netframework-4.7.2</text:a></text:p>
        </text:list-item>
        <text:list-item>
          <text:p text:style-name="P59"><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59"><text:a xlink:type="simple" xlink:href="https://docs.microsoft.com/pl-pl/dotnet/api/system.drawing.graphics.drawimage?view=netframework-4.7.2" text:style-name="Internet_20_link" text:visited-style-name="Visited_20_Internet_20_Link">https://docs.microsoft.com/pl-pl/dotnet/api/system.drawing.graphics.drawimage?</text:a><text:a xlink:type="simple" xlink:href="https://docs.microsoft.com/pl-pl/dotnet/api/system.drawing.graphics.drawimage?view=netframework-4.7.2" text:style-name="Internet_20_link" text:visited-style-name="Visited_20_Internet_20_Link">view=netframework-4.7.2</text:a></text:p>
        </text:list-item>
        <text:list-item>
          <text:p text:style-name="P59"><text:a xlink:type="simple" xlink:href="https://docs.microsoft.com/pl-pl/dotnet/api/system.io.file.writealllines?view=netframework-4.8" text:style-name="Internet_20_link" text:visited-style-name="Visited_20_Internet_20_Link">https://docs.microsoft.com/pl-pl/dotnet/api/system.io.file.writealllines?view=netframework-4.8</text:a> </text:p>
        </text:list-item>
        <text:list-item>
          <text:p text:style-name="P59"><text:a xlink:type="simple" xlink:href="https://stackoverflow.com/questions/188141/listt-orderby-alphabetical-order" text:style-name="Internet_20_link" text:visited-style-name="Visited_20_Internet_20_Link">https://stackoverflow.com/questions/188141/listt-orderby-alphabetical-order</text:a> </text:p>
        </text:list-item>
        <text:list-item>
          <text:p text:style-name="P59"><text:a xlink:type="simple" xlink:href="https://docs.microsoft.com/pl-pl/dotnet/api/system.collections.generic.list-1.foreach?view=netframework-4.8" text:style-name="Internet_20_link" text:visited-style-name="Visited_20_Internet_20_Link">https://docs.microsoft.com/pl-pl/dotnet/api/system.collections.generic.list-1.foreach?view=netframework-4.8</text:a> </text:p>
        </text:list-item>
        <text:list-item>
          <text:p text:style-name="P59"><text:a xlink:type="simple" xlink:href="https://docs.microsoft.com/pl-pl/dotnet/api/system.io.file.readalllines?view=netframework-4.8" text:style-name="Internet_20_link" text:visited-style-name="Visited_20_Internet_20_Link">https://docs.microsoft.com/pl-pl/dotnet/api/system.io.file.readalllines?view=netframework-</text:a><text:a xlink:type="simple" xlink:href="https://docs.microsoft.com/pl-pl/dotnet/api/system.io.file.readalllines?view=netframework-4.8" text:style-name="Internet_20_link" text:visited-style-name="Visited_20_Internet_20_Link">4.8</text:a> </text:p>
        </text:list-item>
        <text:list-item>
          <text:p text:style-name="P59"><text:a xlink:type="simple" xlink:href="https://www.c-sharpcorner.com/UploadFile/1e050f/creating-and-using-dll-class-library-in-C-Sharp/" text:style-name="Internet_20_link" text:visited-style-name="Visited_20_Internet_20_Link">https://www.c-sharpcorner.com/UploadFile/1e050f/creating-and-using-dll-class-library-in-</text:a><text:a xlink:type="simple" xlink:href="https://www.c-sharpcorner.com/UploadFile/1e050f/creating-and-using-dll-class-library-in-C-Sharp/" text:style-name="Internet_20_link" text:visited-style-name="Visited_20_Internet_20_Link">C-Sharp/</text:a> </text:p>
        </text:list-item>
        <text:list-item>
          <text:p text:style-name="P59"><text:a xlink:type="simple" xlink:href="https://docs.microsoft.com/pl-pl/dotnet/api/system.io.directory.getdirectories?view=netframework-4.8" text:style-name="Internet_20_link" text:visited-style-name="Visited_20_Internet_20_Link">https://docs.microsoft.com/pl-pl/dotnet/api/system.io.directory.getdirectories?view=netframework-4.8</text:a> </text:p>
        </text:list-item>
        <text:list-item>
          <text:p text:style-name="P59"><text:a xlink:type="simple" xlink:href="https://www.google.com/search?client=firefox-b-d&amp;q=SearchOption+Directory.GetFiles" text:style-name="Internet_20_link" text:visited-style-name="Visited_20_Internet_20_Link">https://www.google.com/search?client=firefox-b-d&amp;q=SearchOption+Directory.GetFiles</text:a></text:p>
        </text:list-item>
        <text:list-item>
          <text:p text:style-name="P59"><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text:a><text:a xlink:type="simple" xlink:href="https://stackoverflow.com/questions/16061237/directory-getfilespath-txt-searchoption-alldirectories-doesnt-deliver-a" text:style-name="Internet_20_link" text:visited-style-name="Visited_20_Internet_20_Link">alldirectories-doesnt-deliver-a</text:a></text:p>
        </text:list-item>
        <text:list-item>
          <text:p text:style-name="P59"><text:soft-page-break/><text:a xlink:type="simple" xlink:href="https://stackoverflow.com/questions/3309188/how-to-sort-a-listt-by-a-property-in-the-object" text:style-name="Internet_20_link" text:visited-style-name="Visited_20_Internet_20_Link">https://stackoverflow.com/questions/3309188/how-to-sort-a-listt-by-a-property-in-the-object</text:a></text:p>
        </text:list-item>
        <text:list-item>
          <text:p text:style-name="P59"><text:a xlink:type="simple" xlink:href="https://code.msdn.microsoft.com/windowsapps/Enumerate-top-level-9aa9d7c1" text:style-name="Internet_20_link" text:visited-style-name="Visited_20_Internet_20_Link">https://code.msdn.microsoft.com/windowsapps/Enumerate-top-level-9aa9d7c1</text:a></text:p>
        </text:list-item>
        <text:list-item>
          <text:p text:style-name="P59"><text:a xlink:type="simple" xlink:href="https://www.codeproject.com/Questions/357740/Converting-IntPtr-value-to-Int32" text:style-name="Internet_20_link" text:visited-style-name="Visited_20_Internet_20_Link">https://www.codeproject.com/Questions/357740/Converting-IntPtr-value-to-Int32</text:a></text:p>
        </text:list-item>
        <text:list-item>
          <text:p text:style-name="P59"><text:a xlink:type="simple" xlink:href="https://stackoverflow.com/questions/14385838/draw-on-screen-without-form" text:style-name="Internet_20_link" text:visited-style-name="Visited_20_Internet_20_Link">https://stackoverflow.com/questions/14385838/draw-on-screen-without-form</text:a></text:p>
        </text:list-item>
        <text:list-item>
          <text:p text:style-name="P59"><text:a xlink:type="simple" xlink:href="https://docs.microsoft.com/en-us/dotnet/framework/winforms/advanced/how-to-render-images-with-gdi" text:style-name="Internet_20_link" text:visited-style-name="Visited_20_Internet_20_Link">https://docs.microsoft.com/en-us/dotnet/framework/winforms/advanced/how-to-render-</text:a><text:a xlink:type="simple" xlink:href="https://docs.microsoft.com/en-us/dotnet/framework/winforms/advanced/how-to-render-images-with-gdi" text:style-name="Internet_20_link" text:visited-style-name="Visited_20_Internet_20_Link">images-with-gdi</text:a></text:p>
        </text:list-item>
        <text:list-item>
          <text:p text:style-name="P59"><text:a xlink:type="simple" xlink:href="https://social.msdn.microsoft.com/Forums/vstudio/en-US/f74000e4-6d0d-4726-b89b-4d4622b78f6f/pictureboximage-creation-from-hdc?forum=vcgeneral" text:style-name="Internet_20_link" text:visited-style-name="Visited_20_Internet_20_Link">https://social.msdn.microsoft.com/Forums/vstudio/en-US/f74000e4-6d0d-4726-b89b-4d4622b78f6f/pictureboximage-creation-from-hdc?forum=vcgeneral</text:a></text:p>
        </text:list-item>
        <text:list-item>
          <text:p text:style-name="P59"><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23+DC+save+as+bitmap&amp;source=bl&amp;ots=0KGHxtwply&amp;sig=ACfU3U0cOEfVd30Bc7h</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RmqeRBuJ-</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3RDhQ&amp;hl=pl&amp;sa=X&amp;ved=2ahUKEwjQptuA7MDhAhWJp4sKHRkgBc8Q6AEwDnoE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gQAQ#v=onepage&amp;q=c%23%20DC%20save%20as%20bitmap&amp;f=false</text:a> //strona 381</text:p>
        </text:list-item>
        <text:list-item>
          <text:p text:style-name="P59"><text:a xlink:type="simple" xlink:href="https://stackoverflow.com/questions/23090459/ienumerable-where-and-tolist-what-do-they-really-do" text:style-name="Internet_20_link" text:visited-style-name="Visited_20_Internet_20_Link">https://stackoverflow.com/questions/23090459/ienumerable-where-and-tolist-what-do-they-really-do</text:a> </text:p>
        </text:list-item>
        <text:list-item>
          <text:p text:style-name="P59"><text:a xlink:type="simple" xlink:href="https://docs.microsoft.com/pl-pl/dotnet/api/system.io.directory.getfiles?view=netframework-4.8" text:style-name="Internet_20_link" text:visited-style-name="Visited_20_Internet_20_Link">https://docs.microsoft.com/pl-pl/dotnet/api/system.io.directory.getfiles?view=netframework-4.8</text:a> </text:p>
        </text:list-item>
        <text:list-item>
          <text:p text:style-name="P59"><text:a xlink:type="simple" xlink:href="https://docs.microsoft.com/pl-pl/dotnet/api/system.io.directoryinfo.getfiles?view=netframework-4.8" text:style-name="Internet_20_link" text:visited-style-name="Visited_20_Internet_20_Link">https://docs.microsoft.com/pl-pl/dotnet/api/system.io.directoryinfo.getfiles?view=netframework-4.8</text:a> </text:p>
        </text:list-item>
        <text:list-item>
          <text:p text:style-name="P59"><text:a xlink:type="simple" xlink:href="https://www.pinvoke.net/default.aspx/psapi.enumdevicedrivers" text:style-name="Internet_20_link" text:visited-style-name="Visited_20_Internet_20_Link">https://www.pinvoke.net/default.aspx/psapi.enumdevicedrivers</text:a> </text:p>
        </text:list-item>
        <text:list-item>
          <text:p text:style-name="P59"><text:a xlink:type="simple" xlink:href="https://docs.microsoft.com/en-us/windows/desktop/api/Psapi/nf-psapi-getdevicedriverfilenamea" text:style-name="Internet_20_link" text:visited-style-name="Visited_20_Internet_20_Link">https://docs.microsoft.com/en-us/windows/desktop/api/Psapi/nf-psapi-getdevicedriverfilenamea</text:a> </text:p>
        </text:list-item>
        <text:list-item>
          <text:p text:style-name="P59"><text:a xlink:type="simple" xlink:href="https://docs.microsoft.com/en-us/dotnet/api/system.diagnostics.processmodule.modulememorysize?view=netframework-4.8" text:style-name="Internet_20_link" text:visited-style-name="Visited_20_Internet_20_Link">https://docs.microsoft.com/en-us/dotnet/api/system.diagnostics.processmodule.modulememorysize?view=netframework-4.8</text:a> </text:p>
        </text:list-item>
        <text:list-item>
          <text:p text:style-name="P59"><text:a xlink:type="simple" xlink:href="https://www.pinvoke.net/default.aspx/kernel32.closehandle" text:style-name="Internet_20_link" text:visited-style-name="Visited_20_Internet_20_Link">https://www.pinvoke.net/default.aspx/kernel32.closehandle</text:a> </text:p>
        </text:list-item>
        <text:list-item>
          <text:p text:style-name="P59"><text:a xlink:type="simple" xlink:href="https://docs.microsoft.com/pl-pl/windows/desktop/api/memoryapi/nf-memoryapi-readprocessmemory" text:style-name="Internet_20_link" text:visited-style-name="Visited_20_Internet_20_Link">https://docs.microsoft.com/pl-pl/windows/desktop/api/memoryapi/nf-memoryapi-readprocessmemory</text:a> </text:p>
        </text:list-item>
        <text:list-item>
          <text:p text:style-name="P59"><text:a xlink:type="simple" xlink:href="https://www.dotnetperls.com/folderbrowserdialog" text:style-name="Internet_20_link" text:visited-style-name="Visited_20_Internet_20_Link">https://www.dotnetperls.com/folderbrowserdialog</text:a> </text:p>
        </text:list-item>
        <text:list-item>
          <text:p text:style-name="P59"><text:a xlink:type="simple" xlink:href="https://docs.microsoft.com/pl-pl/dotnet/api/system.windows.forms.treeview?view=netframework-4.8" text:style-name="Internet_20_link" text:visited-style-name="Visited_20_Internet_20_Link">https://docs.microsoft.com/pl-pl/dotnet/api/system.windows.forms.treeview?view=netframework-4.8</text:a> </text:p>
        </text:list-item>
        <text:list-item>
          <text:p text:style-name="P59"><text:a xlink:type="simple" xlink:href="https://www.dotnetperls.com/notifyicon" text:style-name="Internet_20_link" text:visited-style-name="Visited_20_Internet_20_Link">https://www.dotnetperls.com/notifyicon</text:a> </text:p>
        </text:list-item>
        <text:list-item>
          <text:p text:style-name="P59"><text:a xlink:type="simple" xlink:href="https://docs.microsoft.com/pl-pl/dotnet/api/system.windows.forms.notifyicon.contextmenu?view=netframework-4.8" text:style-name="Internet_20_link" text:visited-style-name="Visited_20_Internet_20_Link">https://docs.microsoft.com/pl-pl/dotnet/api/system.windows.forms.notifyicon.contextmenu?</text:a><text:a xlink:type="simple" xlink:href="https://docs.microsoft.com/pl-pl/dotnet/api/system.windows.forms.notifyicon.contextmenu?view=netframework-4.8" text:style-name="Internet_20_link" text:visited-style-name="Visited_20_Internet_20_Link">view=netframework-4.8</text:a> </text:p>
        </text:list-item>
        <text:list-item>
          <text:p text:style-name="P59"><text:soft-page-break/><text:a xlink:type="simple" xlink:href="https://www.dotnetperls.com/contextmenustrip" text:style-name="Internet_20_link" text:visited-style-name="Visited_20_Internet_20_Link">https://www.dotnetperls.com/contextmenustrip</text:a> </text:p>
        </text:list-item>
        <text:list-item>
          <text:p text:style-name="P59"><text:a xlink:type="simple" xlink:href="https://stackoverflow.com/questions/2151410/auto-highlight-text-in-a-textbox-control" text:style-name="Internet_20_link" text:visited-style-name="Visited_20_Internet_20_Link">https://stackoverflow.com/questions/2151410/auto-highlight-text-in-a-textbox-control</text:a> </text:p>
        </text:list-item>
        <text:list-item>
          <text:p text:style-name="P59"><text:a xlink:type="simple" xlink:href="https://www.dotnetperls.com/helpprovider" text:style-name="Internet_20_link" text:visited-style-name="Visited_20_Internet_20_Link">https://www.dotnetperls.com/helpprovider</text:a> </text:p>
        </text:list-item>
        <text:list-item>
          <text:p text:style-name="P59"><text:a xlink:type="simple" xlink:href="https://docs.microsoft.com/pl-pl/dotnet/api/system.windows.forms.helpprovider?view=netframework-4.8" text:style-name="Internet_20_link" text:visited-style-name="Visited_20_Internet_20_Link">https://docs.microsoft.com/pl-pl/dotnet/api/system.windows.forms.helpprovider?view=netframework-4.8</text:a> </text:p>
        </text:list-item>
        <text:list-item>
          <text:p text:style-name="P59"><text:a xlink:type="simple" xlink:href="https://stackoverflow.com/questions/69352/is-there-a-way-to-programmatically-minimize-a-window" text:style-name="Internet_20_link" text:visited-style-name="Visited_20_Internet_20_Link">https://stackoverflow.com/questions/69352/is-there-a-way-to-programmatically-minimize-a-window</text:a> </text:p>
        </text:list-item>
        <text:list-item>
          <text:p text:style-name="P59"><text:a xlink:type="simple" xlink:href="https://www.dotnetperls.com/tabcontrol" text:style-name="Internet_20_link" text:visited-style-name="Visited_20_Internet_20_Link">https://www.dotnetperls.com/tabcontrol</text:a> </text:p>
        </text:list-item>
        <text:list-item>
          <text:p text:style-name="P59"><text:a xlink:type="simple" xlink:href="https://www.dotnetperls.com/domainupdown" text:style-name="Internet_20_link" text:visited-style-name="Visited_20_Internet_20_Link">https://www.dotnetperls.com/domainupdown</text:a> </text:p>
        </text:list-item>
        <text:list-item>
          <text:p text:style-name="P59"><text:a xlink:type="simple" xlink:href="https://stackoverflow.com/questions/892369/how-can-i-display-a-tooltip-showing-the-value-of-a-trackbar-in-winforms" text:style-name="Internet_20_link" text:visited-style-name="Visited_20_Internet_20_Link">https://stackoverflow.com/questions/892369/how-can-i-display-a-tooltip-showing-the-value-</text:a><text:a xlink:type="simple" xlink:href="https://stackoverflow.com/questions/892369/how-can-i-display-a-tooltip-showing-the-value-of-a-trackbar-in-winforms" text:style-name="Internet_20_link" text:visited-style-name="Visited_20_Internet_20_Link">of-a-trackbar-in-winforms</text:a> </text:p>
        </text:list-item>
        <text:list-item>
          <text:p text:style-name="P59"><text:a xlink:type="simple" xlink:href="https://www.dotnetperls.com/trackbar" text:style-name="Internet_20_link" text:visited-style-name="Visited_20_Internet_20_Link">https://www.dotnetperls.com/trackbar</text:a> </text:p>
        </text:list-item>
        <text:list-item>
          <text:p text:style-name="P59"><text:a xlink:type="simple" xlink:href="https://www.dotnetperls.com/tooltip" text:style-name="Internet_20_link" text:visited-style-name="Visited_20_Internet_20_Link">https://www.dotnetperls.com/tooltip</text:a> </text:p>
        </text:list-item>
        <text:list-item>
          <text:p text:style-name="P59"><text:a xlink:type="simple" xlink:href="https://www.dotnetperls.com/errorprovider" text:style-name="Internet_20_link" text:visited-style-name="Visited_20_Internet_20_Link">https://www.dotnetperls.com/errorprovider</text:a> </text:p>
        </text:list-item>
        <text:list-item>
          <text:p text:style-name="P59"><text:a xlink:type="simple" xlink:href="https://www.dotnetperls.com/dataview" text:style-name="Internet_20_link" text:visited-style-name="Visited_20_Internet_20_Link">https://www.dotnetperls.com/dataview</text:a> </text:p>
        </text:list-item>
        <text:list-item>
          <text:p text:style-name="P59"><text:a xlink:type="simple" xlink:href="https://www.dotnetperls.com/datagridview" text:style-name="Internet_20_link" text:visited-style-name="Visited_20_Internet_20_Link">https://www.dotnetperls.com/datagridview</text:a> </text:p>
        </text:list-item>
        <text:list-item>
          <text:p text:style-name="P59"><text:a xlink:type="simple" xlink:href="https://www.dotnetperls.com/datagridview-row-colors-alternating" text:style-name="Internet_20_link" text:visited-style-name="Visited_20_Internet_20_Link">https://www.dotnetperls.com/datagridview-row-colors-alternating</text:a> </text:p>
        </text:list-item>
        <text:list-item>
          <text:p text:style-name="P59"><text:a xlink:type="simple" xlink:href="https://stackoverflow.com/questions/15025626/playing-a-mp3-file-in-a-winform-application" text:style-name="Internet_20_link" text:visited-style-name="Visited_20_Internet_20_Link">https://stackoverflow.com/questions/15025626/playing-a-mp3-file-in-a-winform-application</text:a></text:p>
        </text:list-item>
        <text:list-item>
          <text:p text:style-name="P59"><text:a xlink:type="simple" xlink:href="https://social.msdn.microsoft.com/Forums/en-US/83825861-e7ab-4aa3-aa23-4cd14e0d1198/dynamically-creating-windowsmediaplayer-control?forum=vblanguage" text:style-name="Internet_20_link" text:visited-style-name="Visited_20_Internet_20_Link">https://social.msdn.microsoft.com/Forums/en-US/83825861-e7ab-4aa3-aa23-4cd14e0d1198/dynamically-creating-windowsmediaplayer-control?forum=vblanguage</text:a> <text:s/></text:p>
        </text:list-item>
        <text:list-item>
          <text:p text:style-name="P59"><text:a xlink:type="simple" xlink:href="https://www.c-sharpcorner.com/blogs/send-email-using-gmail-smtp" text:style-name="Internet_20_link" text:visited-style-name="Visited_20_Internet_20_Link">https://www.c-sharpcorner.com/blogs/send-email-using-gmail-smtp</text:a> </text:p>
        </text:list-item>
        <text:list-item>
          <text:p text:style-name="P59"><text:a xlink:type="simple" xlink:href="https://docs.microsoft.com/pl-pl/dotnet/api/system.security.cryptography.cryptostream?view=netframework-4.8" text:style-name="Internet_20_link" text:visited-style-name="Visited_20_Internet_20_Link">https://docs.microsoft.com/pl-pl/dotnet/api/system.security.cryptography.cryptostream?view=netframework-4.8</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trona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36M56S</meta:editing-duration>
    <meta:editing-cycles>470</meta:editing-cycles>
    <meta:generator>OpenOffice/4.1.6$Win32 OpenOffice.org_project/416m1$Build-9790</meta:generator>
    <dc:date>2019-05-04T16:53:02.53</dc:date>
    <meta:document-statistic meta:table-count="0" meta:image-count="0" meta:object-count="0" meta:page-count="27" meta:paragraph-count="562" meta:word-count="7195" meta:character-count="62766"/>
    <meta:user-defined meta:name="Info 1"/>
    <meta:user-defined meta:name="Info 2"/>
    <meta:user-defined meta:name="Info 3"/>
    <meta:user-defined meta:name="Info 4"/>
  </office:meta>
</office:document-meta>
</file>